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3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5011"/>
    <style:style style:name="ce2" style:family="table-cell" style:parent-style-name="Default" style:data-style-name="N5002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2 Gráfico" draw:style-name="gr1" svg:width="5.7843in" svg:height="2.6661in" svg:x="7.3862in" svg:y="2.3055in">
            <draw:object draw:notify-on-update-of-ranges="Hoja1.B1:Hoja1.AA1 Hoja1.A2:Hoja1.A2 Hoja1.B2:Hoja1.AA2 Hoja1.A9:Hoja1.A9 Hoja1.B9:Hoja1.AA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3 Gráfico" draw:style-name="gr1" svg:width="6.3331in" svg:height="2.6661in" svg:x="0.5744in" svg:y="2.6075in">
            <draw:object draw:notify-on-update-of-ranges="Hoja1.B1:Hoja1.AA1 Hoja1.A6:Hoja1.A6 Hoja1.B6:Hoja1.AA6 Hoja1.A7:Hoja1.A7 Hoja1.B7:Hoja1.AA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astar</text:p>
          </table:table-cell>
          <table:table-cell office:value-type="string">
            <text:p>cactusADM</text:p>
          </table:table-cell>
          <table:table-cell office:value-type="string">
            <text:p>dealII</text:p>
          </table:table-cell>
          <table:table-cell office:value-type="string">
            <text:p>gamess</text:p>
          </table:table-cell>
          <table:table-cell office:value-type="string">
            <text:p>gcc</text:p>
          </table:table-cell>
          <table:table-cell office:value-type="string">
            <text:p>GemsFDTD</text:p>
          </table:table-cell>
          <table:table-cell office:value-type="string">
            <text:p>gobmk</text:p>
          </table:table-cell>
          <table:table-cell office:value-type="string">
            <text:p>gromacs</text:p>
          </table:table-cell>
          <table:table-cell office:value-type="string">
            <text:p>h264ref</text:p>
          </table:table-cell>
          <table:table-cell office:value-type="string">
            <text:p>hmmer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libquantum</text:p>
          </table:table-cell>
          <table:table-cell office:value-type="string">
            <text:p>mcf</text:p>
          </table:table-cell>
          <table:table-cell office:value-type="string">
            <text:p>milc</text:p>
          </table:table-cell>
          <table:table-cell office:value-type="string">
            <text:p>namd</text:p>
          </table:table-cell>
          <table:table-cell office:value-type="string">
            <text:p>omnetpp</text:p>
          </table:table-cell>
          <table:table-cell office:value-type="string">
            <text:p>perlbench</text:p>
          </table:table-cell>
          <table:table-cell office:value-type="string">
            <text:p>povray</text:p>
          </table:table-cell>
          <table:table-cell office:value-type="string">
            <text:p>sjeng</text:p>
          </table:table-cell>
          <table:table-cell office:value-type="string">
            <text:p>soplex</text:p>
          </table:table-cell>
          <table:table-cell office:value-type="string">
            <text:p>sphinx3</text:p>
          </table:table-cell>
          <table:table-cell office:value-type="string">
            <text:p>tonto</text:p>
          </table:table-cell>
          <table:table-cell office:value-type="string">
            <text:p>wrf</text:p>
          </table:table-cell>
          <table:table-cell office:value-type="string">
            <text:p>xalancbmk</text:p>
          </table:table-cell>
          <table:table-cell office:value-type="string">
            <text:p>zeusmp</text:p>
          </table:table-cell>
          <table:table-cell table:number-columns-repeated="997"/>
        </table:table-row>
        <table:table-row table:style-name="ro1">
          <table:table-cell office:value-type="string">
            <text:p>IPC</text:p>
          </table:table-cell>
          <table:table-cell office:value-type="float" office:value="1.449">
            <text:p>1.449</text:p>
          </table:table-cell>
          <table:table-cell office:value-type="float" office:value="2.11">
            <text:p>2.11</text:p>
          </table:table-cell>
          <table:table-cell office:value-type="float" office:value="2.092">
            <text:p>2.092</text:p>
          </table:table-cell>
          <table:table-cell office:value-type="float" office:value="2.633">
            <text:p>2.633</text:p>
          </table:table-cell>
          <table:table-cell office:value-type="float" office:value="2.334">
            <text:p>2.334</text:p>
          </table:table-cell>
          <table:table-cell office:value-type="float" office:value="2.315">
            <text:p>2.315</text:p>
          </table:table-cell>
          <table:table-cell office:value-type="float" office:value="3.451">
            <text:p>3.451</text:p>
          </table:table-cell>
          <table:table-cell office:value-type="float" office:value="2.653">
            <text:p>2.653</text:p>
          </table:table-cell>
          <table:table-cell office:value-type="float" office:value="2.324">
            <text:p>2.324</text:p>
          </table:table-cell>
          <table:table-cell office:value-type="float" office:value="2.391">
            <text:p>2.391</text:p>
          </table:table-cell>
          <table:table-cell office:value-type="float" office:value="1.212">
            <text:p>1.212</text:p>
          </table:table-cell>
          <table:table-cell office:value-type="float" office:value="2.252">
            <text:p>2.252</text:p>
          </table:table-cell>
          <table:table-cell office:value-type="float" office:value="0.8371">
            <text:p>0.8371</text:p>
          </table:table-cell>
          <table:table-cell office:value-type="float" office:value="2.447">
            <text:p>2.447</text:p>
          </table:table-cell>
          <table:table-cell office:value-type="float" office:value="0.9232">
            <text:p>0.9232</text:p>
          </table:table-cell>
          <table:table-cell office:value-type="float" office:value="2.365">
            <text:p>2.365</text:p>
          </table:table-cell>
          <table:table-cell office:value-type="float" office:value="1.997">
            <text:p>1.997</text:p>
          </table:table-cell>
          <table:table-cell office:value-type="float" office:value="1.196">
            <text:p>1.196</text:p>
          </table:table-cell>
          <table:table-cell office:value-type="float" office:value="2.471">
            <text:p>2.471</text:p>
          </table:table-cell>
          <table:table-cell office:value-type="float" office:value="2.384">
            <text:p>2.384</text:p>
          </table:table-cell>
          <table:table-cell office:value-type="float" office:value="2.24">
            <text:p>2.24</text:p>
          </table:table-cell>
          <table:table-cell office:value-type="float" office:value="3.035">
            <text:p>3.035</text:p>
          </table:table-cell>
          <table:table-cell office:value-type="float" office:value="2.181">
            <text:p>2.181</text:p>
          </table:table-cell>
          <table:table-cell office:value-type="float" office:value="1.565">
            <text:p>1.565</text:p>
          </table:table-cell>
          <table:table-cell office:value-type="float" office:value="1.753">
            <text:p>1.753</text:p>
          </table:table-cell>
          <table:table-cell office:value-type="float" office:value="0.8684">
            <text:p>0.8684</text:p>
          </table:table-cell>
          <table:table-cell table:number-columns-repeated="997"/>
        </table:table-row>
        <table:table-row table:style-name="ro1">
          <table:table-cell office:value-type="string">
            <text:p>Misses_L1D</text:p>
          </table:table-cell>
          <table:table-cell office:value-type="float" office:value="57886">
            <text:p>57886</text:p>
          </table:table-cell>
          <table:table-cell office:value-type="float" office:value="1412">
            <text:p>1412</text:p>
          </table:table-cell>
          <table:table-cell office:value-type="float" office:value="968">
            <text:p>968</text:p>
          </table:table-cell>
          <table:table-cell office:value-type="float" office:value="2028">
            <text:p>2028</text:p>
          </table:table-cell>
          <table:table-cell office:value-type="float" office:value="3672">
            <text:p>3672</text:p>
          </table:table-cell>
          <table:table-cell office:value-type="float" office:value="1780">
            <text:p>1780</text:p>
          </table:table-cell>
          <table:table-cell office:value-type="float" office:value="31422">
            <text:p>31422</text:p>
          </table:table-cell>
          <table:table-cell office:value-type="float" office:value="10190">
            <text:p>10190</text:p>
          </table:table-cell>
          <table:table-cell office:value-type="float" office:value="14702">
            <text:p>14702</text:p>
          </table:table-cell>
          <table:table-cell office:value-type="float" office:value="851">
            <text:p>851</text:p>
          </table:table-cell>
          <table:table-cell office:value-type="float" office:value="98198">
            <text:p>98198</text:p>
          </table:table-cell>
          <table:table-cell office:value-type="float" office:value="31425">
            <text:p>31425</text:p>
          </table:table-cell>
          <table:table-cell office:value-type="float" office:value="13466">
            <text:p>13466</text:p>
          </table:table-cell>
          <table:table-cell office:value-type="float" office:value="2878">
            <text:p>2878</text:p>
          </table:table-cell>
          <table:table-cell office:value-type="float" office:value="17454">
            <text:p>17454</text:p>
          </table:table-cell>
          <table:table-cell office:value-type="float" office:value="591">
            <text:p>591</text:p>
          </table:table-cell>
          <table:table-cell office:value-type="float" office:value="2408">
            <text:p>2408</text:p>
          </table:table-cell>
          <table:table-cell office:value-type="float" office:value="8720">
            <text:p>8720</text:p>
          </table:table-cell>
          <table:table-cell office:value-type="float" office:value="918">
            <text:p>918</text:p>
          </table:table-cell>
          <table:table-cell office:value-type="float" office:value="24314">
            <text:p>24314</text:p>
          </table:table-cell>
          <table:table-cell office:value-type="float" office:value="16922">
            <text:p>16922</text:p>
          </table:table-cell>
          <table:table-cell office:value-type="float" office:value="558">
            <text:p>558</text:p>
          </table:table-cell>
          <table:table-cell office:value-type="float" office:value="2578">
            <text:p>2578</text:p>
          </table:table-cell>
          <table:table-cell office:value-type="float" office:value="5407">
            <text:p>5407</text:p>
          </table:table-cell>
          <table:table-cell office:value-type="float" office:value="3092">
            <text:p>3092</text:p>
          </table:table-cell>
          <table:table-cell office:value-type="float" office:value="50636">
            <text:p>50636</text:p>
          </table:table-cell>
          <table:table-cell table:number-columns-repeated="997"/>
        </table:table-row>
        <table:table-row table:style-name="ro1">
          <table:table-cell office:value-type="string">
            <text:p>Misses_L1I</text:p>
          </table:table-cell>
          <table:table-cell office:value-type="float" office:value="801">
            <text:p>801</text:p>
          </table:table-cell>
          <table:table-cell office:value-type="float" office:value="4214">
            <text:p>4214</text:p>
          </table:table-cell>
          <table:table-cell office:value-type="float" office:value="5524">
            <text:p>5524</text:p>
          </table:table-cell>
          <table:table-cell office:value-type="float" office:value="1320">
            <text:p>1320</text:p>
          </table:table-cell>
          <table:table-cell office:value-type="float" office:value="1317">
            <text:p>1317</text:p>
          </table:table-cell>
          <table:table-cell office:value-type="float" office:value="7799">
            <text:p>7799</text:p>
          </table:table-cell>
          <table:table-cell office:value-type="float" office:value="239">
            <text:p>239</text:p>
          </table:table-cell>
          <table:table-cell office:value-type="float" office:value="1977">
            <text:p>1977</text:p>
          </table:table-cell>
          <table:table-cell office:value-type="float" office:value="1282">
            <text:p>1282</text:p>
          </table:table-cell>
          <table:table-cell office:value-type="float" office:value="1636">
            <text:p>1636</text:p>
          </table:table-cell>
          <table:table-cell office:value-type="float" office:value="445">
            <text:p>445</text:p>
          </table:table-cell>
          <table:table-cell office:value-type="float" office:value="978">
            <text:p>978</text:p>
          </table:table-cell>
          <table:table-cell office:value-type="float" office:value="287">
            <text:p>287</text:p>
          </table:table-cell>
          <table:table-cell office:value-type="float" office:value="385">
            <text:p>385</text:p>
          </table:table-cell>
          <table:table-cell office:value-type="float" office:value="580">
            <text:p>580</text:p>
          </table:table-cell>
          <table:table-cell office:value-type="float" office:value="1127">
            <text:p>1127</text:p>
          </table:table-cell>
          <table:table-cell office:value-type="float" office:value="3859">
            <text:p>3859</text:p>
          </table:table-cell>
          <table:table-cell office:value-type="float" office:value="38081">
            <text:p>38081</text:p>
          </table:table-cell>
          <table:table-cell office:value-type="float" office:value="3281">
            <text:p>3281</text:p>
          </table:table-cell>
          <table:table-cell office:value-type="float" office:value="252">
            <text:p>252</text:p>
          </table:table-cell>
          <table:table-cell office:value-type="float" office:value="3562">
            <text:p>3562</text:p>
          </table:table-cell>
          <table:table-cell office:value-type="float" office:value="2559">
            <text:p>2559</text:p>
          </table:table-cell>
          <table:table-cell office:value-type="float" office:value="7694">
            <text:p>7694</text:p>
          </table:table-cell>
          <table:table-cell office:value-type="float" office:value="1690">
            <text:p>1690</text:p>
          </table:table-cell>
          <table:table-cell office:value-type="float" office:value="6307">
            <text:p>6307</text:p>
          </table:table-cell>
          <table:table-cell office:value-type="float" office:value="1937">
            <text:p>1937</text:p>
          </table:table-cell>
          <table:table-cell table:number-columns-repeated="997"/>
        </table:table-row>
        <table:table-row table:style-name="ro1">
          <table:table-cell office:value-type="string">
            <text:p>Misses_L2</text:p>
          </table:table-cell>
          <table:table-cell office:value-type="float" office:value="42340">
            <text:p>42340</text:p>
          </table:table-cell>
          <table:table-cell office:value-type="float" office:value="2043">
            <text:p>2043</text:p>
          </table:table-cell>
          <table:table-cell office:value-type="float" office:value="3640">
            <text:p>3640</text:p>
          </table:table-cell>
          <table:table-cell office:value-type="float" office:value="2039">
            <text:p>2039</text:p>
          </table:table-cell>
          <table:table-cell office:value-type="float" office:value="3072">
            <text:p>3072</text:p>
          </table:table-cell>
          <table:table-cell office:value-type="float" office:value="2820">
            <text:p>2820</text:p>
          </table:table-cell>
          <table:table-cell office:value-type="float" office:value="16697">
            <text:p>16697</text:p>
          </table:table-cell>
          <table:table-cell office:value-type="float" office:value="6472">
            <text:p>6472</text:p>
          </table:table-cell>
          <table:table-cell office:value-type="float" office:value="8192">
            <text:p>8192</text:p>
          </table:table-cell>
          <table:table-cell office:value-type="float" office:value="1811">
            <text:p>1811</text:p>
          </table:table-cell>
          <table:table-cell office:value-type="float" office:value="83452">
            <text:p>83452</text:p>
          </table:table-cell>
          <table:table-cell office:value-type="float" office:value="17615">
            <text:p>17615</text:p>
          </table:table-cell>
          <table:table-cell office:value-type="float" office:value="7435">
            <text:p>7435</text:p>
          </table:table-cell>
          <table:table-cell office:value-type="float" office:value="2229">
            <text:p>2229</text:p>
          </table:table-cell>
          <table:table-cell office:value-type="float" office:value="9629">
            <text:p>9629</text:p>
          </table:table-cell>
          <table:table-cell office:value-type="float" office:value="1393">
            <text:p>1393</text:p>
          </table:table-cell>
          <table:table-cell office:value-type="float" office:value="3724">
            <text:p>3724</text:p>
          </table:table-cell>
          <table:table-cell office:value-type="float" office:value="6400">
            <text:p>6400</text:p>
          </table:table-cell>
          <table:table-cell office:value-type="float" office:value="2279">
            <text:p>2279</text:p>
          </table:table-cell>
          <table:table-cell office:value-type="float" office:value="12800">
            <text:p>12800</text:p>
          </table:table-cell>
          <table:table-cell office:value-type="float" office:value="6761">
            <text:p>6761</text:p>
          </table:table-cell>
          <table:table-cell office:value-type="float" office:value="1812">
            <text:p>1812</text:p>
          </table:table-cell>
          <table:table-cell office:value-type="float" office:value="3074">
            <text:p>3074</text:p>
          </table:table-cell>
          <table:table-cell office:value-type="float" office:value="3002">
            <text:p>3002</text:p>
          </table:table-cell>
          <table:table-cell office:value-type="float" office:value="5414">
            <text:p>5414</text:p>
          </table:table-cell>
          <table:table-cell office:value-type="float" office:value="36934">
            <text:p>36934</text:p>
          </table:table-cell>
          <table:table-cell table:number-columns-repeated="997"/>
        </table:table-row>
        <table:table-row table:style-name="ro1">
          <table:table-cell office:value-type="string">
            <text:p>MPKI_L1</text:p>
          </table:table-cell>
          <table:table-cell table:formula="of:=([.B3]+[.B4])/1000" office:value-type="float" office:value="58.687">
            <text:p>58.687</text:p>
          </table:table-cell>
          <table:table-cell table:formula="of:=([.C3]+[.C4])/1000" office:value-type="float" office:value="5.626">
            <text:p>5.626</text:p>
          </table:table-cell>
          <table:table-cell table:formula="of:=([.D3]+[.D4])/1000" office:value-type="float" office:value="6.492">
            <text:p>6.492</text:p>
          </table:table-cell>
          <table:table-cell table:formula="of:=([.E3]+[.E4])/1000" office:value-type="float" office:value="3.348">
            <text:p>3.348</text:p>
          </table:table-cell>
          <table:table-cell table:formula="of:=([.F3]+[.F4])/1000" office:value-type="float" office:value="4.989">
            <text:p>4.989</text:p>
          </table:table-cell>
          <table:table-cell table:formula="of:=([.G3]+[.G4])/1000" office:value-type="float" office:value="9.579">
            <text:p>9.579</text:p>
          </table:table-cell>
          <table:table-cell table:formula="of:=([.H3]+[.H4])/1000" office:value-type="float" office:value="31.661">
            <text:p>31.661</text:p>
          </table:table-cell>
          <table:table-cell table:formula="of:=([.I3]+[.I4])/1000" office:value-type="float" office:value="12.167">
            <text:p>12.167</text:p>
          </table:table-cell>
          <table:table-cell table:formula="of:=([.J3]+[.J4])/1000" office:value-type="float" office:value="15.984">
            <text:p>15.984</text:p>
          </table:table-cell>
          <table:table-cell table:formula="of:=([.K3]+[.K4])/1000" office:value-type="float" office:value="2.487">
            <text:p>2.487</text:p>
          </table:table-cell>
          <table:table-cell table:formula="of:=([.L3]+[.L4])/1000" office:value-type="float" office:value="98.643">
            <text:p>98.643</text:p>
          </table:table-cell>
          <table:table-cell table:formula="of:=([.M3]+[.M4])/1000" office:value-type="float" office:value="32.403">
            <text:p>32.403</text:p>
          </table:table-cell>
          <table:table-cell table:formula="of:=([.N3]+[.N4])/1000" office:value-type="float" office:value="13.753">
            <text:p>13.753</text:p>
          </table:table-cell>
          <table:table-cell table:formula="of:=([.O3]+[.O4])/1000" office:value-type="float" office:value="3.263">
            <text:p>3.263</text:p>
          </table:table-cell>
          <table:table-cell table:formula="of:=([.P3]+[.P4])/1000" office:value-type="float" office:value="18.034">
            <text:p>18.034</text:p>
          </table:table-cell>
          <table:table-cell table:formula="of:=([.Q3]+[.Q4])/1000" office:value-type="float" office:value="1.718">
            <text:p>1.718</text:p>
          </table:table-cell>
          <table:table-cell table:formula="of:=([.R3]+[.R4])/1000" office:value-type="float" office:value="6.267">
            <text:p>6.267</text:p>
          </table:table-cell>
          <table:table-cell table:formula="of:=([.S3]+[.S4])/1000" office:value-type="float" office:value="46.801">
            <text:p>46.801</text:p>
          </table:table-cell>
          <table:table-cell table:formula="of:=([.T3]+[.T4])/1000" office:value-type="float" office:value="4.199">
            <text:p>4.199</text:p>
          </table:table-cell>
          <table:table-cell table:formula="of:=([.U3]+[.U4])/1000" office:value-type="float" office:value="24.566">
            <text:p>24.566</text:p>
          </table:table-cell>
          <table:table-cell table:formula="of:=([.V3]+[.V4])/1000" office:value-type="float" office:value="20.484">
            <text:p>20.484</text:p>
          </table:table-cell>
          <table:table-cell table:formula="of:=([.W3]+[.W4])/1000" office:value-type="float" office:value="3.117">
            <text:p>3.117</text:p>
          </table:table-cell>
          <table:table-cell table:formula="of:=([.X3]+[.X4])/1000" office:value-type="float" office:value="10.272">
            <text:p>10.272</text:p>
          </table:table-cell>
          <table:table-cell table:formula="of:=([.Y3]+[.Y4])/1000" office:value-type="float" office:value="7.097">
            <text:p>7.097</text:p>
          </table:table-cell>
          <table:table-cell table:formula="of:=([.Z3]+[.Z4])/1000" office:value-type="float" office:value="9.399">
            <text:p>9.399</text:p>
          </table:table-cell>
          <table:table-cell table:formula="of:=([.AA3]+[.AA4])/1000" office:value-type="float" office:value="52.573">
            <text:p>52.573</text:p>
          </table:table-cell>
          <table:table-cell table:number-columns-repeated="997"/>
        </table:table-row>
        <table:table-row table:style-name="ro1">
          <table:table-cell office:value-type="string">
            <text:p>MPKI_L2</text:p>
          </table:table-cell>
          <table:table-cell table:formula="of:=[.B5]/1000" office:value-type="float" office:value="42.34">
            <text:p>42.34</text:p>
          </table:table-cell>
          <table:table-cell table:formula="of:=[.C5]/1000" office:value-type="float" office:value="2.043">
            <text:p>2.043</text:p>
          </table:table-cell>
          <table:table-cell table:formula="of:=[.D5]/1000" office:value-type="float" office:value="3.64">
            <text:p>3.64</text:p>
          </table:table-cell>
          <table:table-cell table:formula="of:=[.E5]/1000" office:value-type="float" office:value="2.039">
            <text:p>2.039</text:p>
          </table:table-cell>
          <table:table-cell table:formula="of:=[.F5]/1000" office:value-type="float" office:value="3.072">
            <text:p>3.072</text:p>
          </table:table-cell>
          <table:table-cell table:formula="of:=[.G5]/1000" office:value-type="float" office:value="2.82">
            <text:p>2.82</text:p>
          </table:table-cell>
          <table:table-cell table:formula="of:=[.H5]/1000" office:value-type="float" office:value="16.697">
            <text:p>16.697</text:p>
          </table:table-cell>
          <table:table-cell table:formula="of:=[.I5]/1000" office:value-type="float" office:value="6.472">
            <text:p>6.472</text:p>
          </table:table-cell>
          <table:table-cell table:formula="of:=[.J5]/1000" office:value-type="float" office:value="8.192">
            <text:p>8.192</text:p>
          </table:table-cell>
          <table:table-cell table:formula="of:=[.K5]/1000" office:value-type="float" office:value="1.811">
            <text:p>1.811</text:p>
          </table:table-cell>
          <table:table-cell table:formula="of:=[.L5]/1000" office:value-type="float" office:value="83.452">
            <text:p>83.452</text:p>
          </table:table-cell>
          <table:table-cell table:formula="of:=[.M5]/1000" office:value-type="float" office:value="17.615">
            <text:p>17.615</text:p>
          </table:table-cell>
          <table:table-cell table:formula="of:=[.N5]/1000" office:value-type="float" office:value="7.435">
            <text:p>7.435</text:p>
          </table:table-cell>
          <table:table-cell table:formula="of:=[.O5]/1000" office:value-type="float" office:value="2.229">
            <text:p>2.229</text:p>
          </table:table-cell>
          <table:table-cell table:formula="of:=[.P5]/1000" office:value-type="float" office:value="9.629">
            <text:p>9.629</text:p>
          </table:table-cell>
          <table:table-cell table:formula="of:=[.Q5]/1000" office:value-type="float" office:value="1.393">
            <text:p>1.393</text:p>
          </table:table-cell>
          <table:table-cell table:formula="of:=[.R5]/1000" office:value-type="float" office:value="3.724">
            <text:p>3.724</text:p>
          </table:table-cell>
          <table:table-cell table:formula="of:=[.S5]/1000" office:value-type="float" office:value="6.4">
            <text:p>6.4</text:p>
          </table:table-cell>
          <table:table-cell table:formula="of:=[.T5]/1000" office:value-type="float" office:value="2.279">
            <text:p>2.279</text:p>
          </table:table-cell>
          <table:table-cell table:formula="of:=[.U5]/1000" office:value-type="float" office:value="12.8">
            <text:p>12.8</text:p>
          </table:table-cell>
          <table:table-cell table:formula="of:=[.V5]/1000" office:value-type="float" office:value="6.761">
            <text:p>6.761</text:p>
          </table:table-cell>
          <table:table-cell table:formula="of:=[.W5]/1000" office:value-type="float" office:value="1.812">
            <text:p>1.812</text:p>
          </table:table-cell>
          <table:table-cell table:formula="of:=[.X5]/1000" office:value-type="float" office:value="3.074">
            <text:p>3.074</text:p>
          </table:table-cell>
          <table:table-cell table:formula="of:=[.Y5]/1000" office:value-type="float" office:value="3.002">
            <text:p>3.002</text:p>
          </table:table-cell>
          <table:table-cell table:formula="of:=[.Z5]/1000" office:value-type="float" office:value="5.414">
            <text:p>5.414</text:p>
          </table:table-cell>
          <table:table-cell table:formula="of:=[.AA5]/1000" office:value-type="float" office:value="36.934">
            <text:p>36.9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bm</text:p>
          </table:table-cell>
          <table:table-cell office:value-type="float" office:value="1.361">
            <text:p>1.361</text:p>
          </table:table-cell>
          <table:table-cell office:value-type="float" office:value="1.911">
            <text:p>1.911</text:p>
          </table:table-cell>
          <table:table-cell office:value-type="float" office:value="1.863">
            <text:p>1.863</text:p>
          </table:table-cell>
          <table:table-cell office:value-type="float" office:value="2.426">
            <text:p>2.426</text:p>
          </table:table-cell>
          <table:table-cell office:value-type="float" office:value="2.272">
            <text:p>2.272</text:p>
          </table:table-cell>
          <table:table-cell office:value-type="float" office:value="2.104">
            <text:p>2.104</text:p>
          </table:table-cell>
          <table:table-cell office:value-type="float" office:value="3.007">
            <text:p>3.007</text:p>
          </table:table-cell>
          <table:table-cell office:value-type="float" office:value="2.414">
            <text:p>2.414</text:p>
          </table:table-cell>
          <table:table-cell office:value-type="float" office:value="1.935">
            <text:p>1.935</text:p>
          </table:table-cell>
          <table:table-cell office:value-type="float" office:value="2.23">
            <text:p>2.23</text:p>
          </table:table-cell>
          <table:table-cell office:value-type="float" office:value="1.106">
            <text:p>1.106</text:p>
          </table:table-cell>
          <table:table-cell office:value-type="float" office:value="1.757">
            <text:p>1.757</text:p>
          </table:table-cell>
          <table:table-cell office:value-type="float" office:value="0.5831">
            <text:p>0.5831</text:p>
          </table:table-cell>
          <table:table-cell office:value-type="float" office:value="2.073">
            <text:p>2.073</text:p>
          </table:table-cell>
          <table:table-cell office:value-type="float" office:value="0.63">
            <text:p>0.63</text:p>
          </table:table-cell>
          <table:table-cell office:value-type="float" office:value="2.152">
            <text:p>2.152</text:p>
          </table:table-cell>
          <table:table-cell office:value-type="float" office:value="1.726">
            <text:p>1.726</text:p>
          </table:table-cell>
          <table:table-cell office:value-type="float" office:value="0.9599">
            <text:p>0.9599</text:p>
          </table:table-cell>
          <table:table-cell office:value-type="float" office:value="2.147">
            <text:p>2.147</text:p>
          </table:table-cell>
          <table:table-cell office:value-type="float" office:value="1.936">
            <text:p>1.936</text:p>
          </table:table-cell>
          <table:table-cell office:value-type="float" office:value="2.005">
            <text:p>2.005</text:p>
          </table:table-cell>
          <table:table-cell office:value-type="float" office:value="3.007">
            <text:p>3.007</text:p>
          </table:table-cell>
          <table:table-cell office:value-type="float" office:value="1.924">
            <text:p>1.924</text:p>
          </table:table-cell>
          <table:table-cell office:value-type="float" office:value="1.353">
            <text:p>1.353</text:p>
          </table:table-cell>
          <table:table-cell office:value-type="float" office:value="1.461">
            <text:p>1.461</text:p>
          </table:table-cell>
          <table:table-cell office:value-type="float" office:value="0.6963">
            <text:p>0.6963</text:p>
          </table:table-cell>
          <table:table-cell table:number-columns-repeated="997"/>
        </table:table-row>
        <table:table-row table:style-name="ro1">
          <table:table-cell office:value-type="string">
            <text:p>zeusmp</text:p>
          </table:table-cell>
          <table:table-cell office:value-type="float" office:value="1.407">
            <text:p>1.407</text:p>
          </table:table-cell>
          <table:table-cell office:value-type="float" office:value="2.103">
            <text:p>2.103</text:p>
          </table:table-cell>
          <table:table-cell office:value-type="float" office:value="2.076">
            <text:p>2.076</text:p>
          </table:table-cell>
          <table:table-cell office:value-type="float" office:value="2.637">
            <text:p>2.637</text:p>
          </table:table-cell>
          <table:table-cell office:value-type="float" office:value="2.332">
            <text:p>2.332</text:p>
          </table:table-cell>
          <table:table-cell office:value-type="float" office:value="2.311">
            <text:p>2.311</text:p>
          </table:table-cell>
          <table:table-cell office:value-type="float" office:value="3.372">
            <text:p>3.372</text:p>
          </table:table-cell>
          <table:table-cell office:value-type="float" office:value="2.627">
            <text:p>2.627</text:p>
          </table:table-cell>
          <table:table-cell office:value-type="float" office:value="2.238">
            <text:p>2.238</text:p>
          </table:table-cell>
          <table:table-cell office:value-type="float" office:value="2.39">
            <text:p>2.39</text:p>
          </table:table-cell>
          <table:table-cell office:value-type="float" office:value="1.161">
            <text:p>1.161</text:p>
          </table:table-cell>
          <table:table-cell office:value-type="float" office:value="2.037">
            <text:p>2.037</text:p>
          </table:table-cell>
          <table:table-cell office:value-type="float" office:value="0.6769">
            <text:p>0.6769</text:p>
          </table:table-cell>
          <table:table-cell office:value-type="float" office:value="2.435">
            <text:p>2.435</text:p>
          </table:table-cell>
          <table:table-cell office:value-type="float" office:value="0.7164">
            <text:p>0.7164</text:p>
          </table:table-cell>
          <table:table-cell office:value-type="float" office:value="2.364">
            <text:p>2.364</text:p>
          </table:table-cell>
          <table:table-cell office:value-type="float" office:value="1.986">
            <text:p>1.986</text:p>
          </table:table-cell>
          <table:table-cell office:value-type="float" office:value="1.142">
            <text:p>1.142</text:p>
          </table:table-cell>
          <table:table-cell office:value-type="float" office:value="2.465">
            <text:p>2.465</text:p>
          </table:table-cell>
          <table:table-cell office:value-type="float" office:value="2.262">
            <text:p>2.262</text:p>
          </table:table-cell>
          <table:table-cell office:value-type="float" office:value="2.237">
            <text:p>2.237</text:p>
          </table:table-cell>
          <table:table-cell office:value-type="float" office:value="3.035">
            <text:p>3.035</text:p>
          </table:table-cell>
          <table:table-cell office:value-type="float" office:value="2.177">
            <text:p>2.177</text:p>
          </table:table-cell>
          <table:table-cell office:value-type="float" office:value="1.551">
            <text:p>1.551</text:p>
          </table:table-cell>
          <table:table-cell office:value-type="float" office:value="1.669">
            <text:p>1.669</text:p>
          </table:table-cell>
          <table:table-cell office:value-type="float" office:value="0.765">
            <text:p>0.765</text:p>
          </table:table-cell>
          <table:table-cell table:number-columns-repeated="997"/>
        </table:table-row>
        <table:table-row table:style-name="ro1">
          <table:table-cell office:value-type="string">
            <text:p>astar</text:p>
          </table:table-cell>
          <table:table-cell office:value-type="float" office:value="1.367">
            <text:p>1.367</text:p>
          </table:table-cell>
          <table:table-cell office:value-type="float" office:value="1.923">
            <text:p>1.923</text:p>
          </table:table-cell>
          <table:table-cell office:value-type="float" office:value="1.856">
            <text:p>1.856</text:p>
          </table:table-cell>
          <table:table-cell office:value-type="float" office:value="2.426">
            <text:p>2.426</text:p>
          </table:table-cell>
          <table:table-cell office:value-type="float" office:value="2.28">
            <text:p>2.28</text:p>
          </table:table-cell>
          <table:table-cell office:value-type="float" office:value="2.097">
            <text:p>2.097</text:p>
          </table:table-cell>
          <table:table-cell office:value-type="float" office:value="2.982">
            <text:p>2.982</text:p>
          </table:table-cell>
          <table:table-cell office:value-type="float" office:value="2.408">
            <text:p>2.408</text:p>
          </table:table-cell>
          <table:table-cell office:value-type="float" office:value="1.913">
            <text:p>1.913</text:p>
          </table:table-cell>
          <table:table-cell office:value-type="float" office:value="2.264">
            <text:p>2.264</text:p>
          </table:table-cell>
          <table:table-cell office:value-type="float" office:value="1.101">
            <text:p>1.101</text:p>
          </table:table-cell>
          <table:table-cell office:value-type="float" office:value="1.737">
            <text:p>1.737</text:p>
          </table:table-cell>
          <table:table-cell office:value-type="float" office:value="0.578">
            <text:p>0.578</text:p>
          </table:table-cell>
          <table:table-cell office:value-type="float" office:value="2.069">
            <text:p>2.069</text:p>
          </table:table-cell>
          <table:table-cell office:value-type="float" office:value="0.6251">
            <text:p>0.6251</text:p>
          </table:table-cell>
          <table:table-cell office:value-type="float" office:value="2.151">
            <text:p>2.151</text:p>
          </table:table-cell>
          <table:table-cell office:value-type="float" office:value="1.721">
            <text:p>1.721</text:p>
          </table:table-cell>
          <table:table-cell office:value-type="float" office:value="1.019">
            <text:p>1.019</text:p>
          </table:table-cell>
          <table:table-cell office:value-type="float" office:value="2.138">
            <text:p>2.138</text:p>
          </table:table-cell>
          <table:table-cell office:value-type="float" office:value="1.909">
            <text:p>1.909</text:p>
          </table:table-cell>
          <table:table-cell office:value-type="float" office:value="1.926">
            <text:p>1.926</text:p>
          </table:table-cell>
          <table:table-cell office:value-type="float" office:value="2.979">
            <text:p>2.979</text:p>
          </table:table-cell>
          <table:table-cell office:value-type="float" office:value="1.927">
            <text:p>1.927</text:p>
          </table:table-cell>
          <table:table-cell office:value-type="float" office:value="1.426">
            <text:p>1.426</text:p>
          </table:table-cell>
          <table:table-cell office:value-type="float" office:value="1.464">
            <text:p>1.464</text:p>
          </table:table-cell>
          <table:table-cell table:number-columns-repeated="998"/>
        </table:table-row>
        <table:table-row table:style-name="ro1">
          <table:table-cell/>
          <table:table-cell table:style-name="ce1" table:number-columns-repeated="26"/>
          <table:table-cell table:number-columns-repeated="99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1 32KB 8via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2 1MB 16vias</text:p>
          </table:table-cell>
          <table:table-cell table:number-columns-repeated="1021"/>
        </table:table-row>
      </table:table>
      <table:table table:name="Hoja1_2" table:style-name="ta1">
        <office:forms form:automatic-focus="false" form:apply-design-mode="false"/>
        <table:shapes>
          <draw:frame draw:z-index="0" draw:name="2 Gráfico" draw:style-name="gr1" svg:width="11.2496in" svg:height="6.798in" svg:x="4.7661in" svg:y="3.5693in">
            <draw:object draw:notify-on-update-of-ranges="Hoja1_2.B1:Hoja1_2.AA1 Hoja1_2.A2:Hoja1_2.A2 Hoja1_2.B2:Hoja1_2.AA2 Hoja1_2.A9:Hoja1_2.A9 Hoja1_2.B9:Hoja1_2.AA9 Hoja1_2.A10:Hoja1_2.A10 Hoja1_2.B10:Hoja1_2.AA10 Hoja1_2.A11:Hoja1_2.A11 Hoja1_2.B11:Hoja1_2.AA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3 Gráfico" draw:style-name="gr1" svg:width="6.3331in" svg:height="2.6661in" svg:x="0.5846in" svg:y="2.6075in">
            <draw:object draw:notify-on-update-of-ranges="Hoja1_2.B1:Hoja1_2.AA1 Hoja1_2.A6:Hoja1_2.A6 Hoja1_2.B6:Hoja1_2.AA6 Hoja1_2.A7:Hoja1_2.A7 Hoja1_2.B7:Hoja1_2.AA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astar</text:p>
          </table:table-cell>
          <table:table-cell office:value-type="string">
            <text:p>cactusADM</text:p>
          </table:table-cell>
          <table:table-cell office:value-type="string">
            <text:p>dealII</text:p>
          </table:table-cell>
          <table:table-cell office:value-type="string">
            <text:p>gamess</text:p>
          </table:table-cell>
          <table:table-cell office:value-type="string">
            <text:p>gcc</text:p>
          </table:table-cell>
          <table:table-cell office:value-type="string">
            <text:p>GemsFDTD</text:p>
          </table:table-cell>
          <table:table-cell office:value-type="string">
            <text:p>gobmk</text:p>
          </table:table-cell>
          <table:table-cell office:value-type="string">
            <text:p>gromacs</text:p>
          </table:table-cell>
          <table:table-cell office:value-type="string">
            <text:p>h264ref</text:p>
          </table:table-cell>
          <table:table-cell office:value-type="string">
            <text:p>hmmer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libquantum</text:p>
          </table:table-cell>
          <table:table-cell office:value-type="string">
            <text:p>mcf</text:p>
          </table:table-cell>
          <table:table-cell office:value-type="string">
            <text:p>milc</text:p>
          </table:table-cell>
          <table:table-cell office:value-type="string">
            <text:p>namd</text:p>
          </table:table-cell>
          <table:table-cell office:value-type="string">
            <text:p>omnetpp</text:p>
          </table:table-cell>
          <table:table-cell office:value-type="string">
            <text:p>perlbench</text:p>
          </table:table-cell>
          <table:table-cell office:value-type="string">
            <text:p>povray</text:p>
          </table:table-cell>
          <table:table-cell office:value-type="string">
            <text:p>sjeng</text:p>
          </table:table-cell>
          <table:table-cell office:value-type="string">
            <text:p>soplex</text:p>
          </table:table-cell>
          <table:table-cell office:value-type="string">
            <text:p>sphinx3</text:p>
          </table:table-cell>
          <table:table-cell office:value-type="string">
            <text:p>tonto</text:p>
          </table:table-cell>
          <table:table-cell office:value-type="string">
            <text:p>wrf</text:p>
          </table:table-cell>
          <table:table-cell office:value-type="string">
            <text:p>xalancbmk</text:p>
          </table:table-cell>
          <table:table-cell office:value-type="string">
            <text:p>zeusmp</text:p>
          </table:table-cell>
          <table:table-cell table:number-columns-repeated="997"/>
        </table:table-row>
        <table:table-row table:style-name="ro1">
          <table:table-cell office:value-type="string">
            <text:p>IPC</text:p>
          </table:table-cell>
          <table:table-cell office:value-type="float" office:value="1.273">
            <text:p>1.273</text:p>
          </table:table-cell>
          <table:table-cell office:value-type="float" office:value="1.596">
            <text:p>1.596</text:p>
          </table:table-cell>
          <table:table-cell office:value-type="float" office:value="1.742">
            <text:p>1.742</text:p>
          </table:table-cell>
          <table:table-cell office:value-type="float" office:value="1.846">
            <text:p>1.846</text:p>
          </table:table-cell>
          <table:table-cell office:value-type="float" office:value="2.266">
            <text:p>2.266</text:p>
          </table:table-cell>
          <table:table-cell office:value-type="float" office:value="1.582">
            <text:p>1.582</text:p>
          </table:table-cell>
          <table:table-cell office:value-type="float" office:value="2.835">
            <text:p>2.835</text:p>
          </table:table-cell>
          <table:table-cell office:value-type="float" office:value="2.211">
            <text:p>2.211</text:p>
          </table:table-cell>
          <table:table-cell office:value-type="float" office:value="1.713">
            <text:p>1.713</text:p>
          </table:table-cell>
          <table:table-cell office:value-type="float" office:value="2.289">
            <text:p>2.289</text:p>
          </table:table-cell>
          <table:table-cell office:value-type="float" office:value="1.078">
            <text:p>1.078</text:p>
          </table:table-cell>
          <table:table-cell office:value-type="float" office:value="1.585">
            <text:p>1.585</text:p>
          </table:table-cell>
          <table:table-cell office:value-type="float" office:value="0.6578">
            <text:p>0.6578</text:p>
          </table:table-cell>
          <table:table-cell office:value-type="float" office:value="1.562">
            <text:p>1.562</text:p>
          </table:table-cell>
          <table:table-cell office:value-type="float" office:value="0.6781">
            <text:p>0.6781</text:p>
          </table:table-cell>
          <table:table-cell office:value-type="float" office:value="0.9902">
            <text:p>0.9902</text:p>
          </table:table-cell>
          <table:table-cell office:value-type="float" office:value="1.827">
            <text:p>1.827</text:p>
          </table:table-cell>
          <table:table-cell office:value-type="float" office:value="0.7353">
            <text:p>0.7353</text:p>
          </table:table-cell>
          <table:table-cell office:value-type="float" office:value="1.749">
            <text:p>1.749</text:p>
          </table:table-cell>
          <table:table-cell office:value-type="float" office:value="2.061">
            <text:p>2.061</text:p>
          </table:table-cell>
          <table:table-cell office:value-type="float" office:value="1.619">
            <text:p>1.619</text:p>
          </table:table-cell>
          <table:table-cell office:value-type="float" office:value="2.176">
            <text:p>2.176</text:p>
          </table:table-cell>
          <table:table-cell office:value-type="float" office:value="1.566">
            <text:p>1.566</text:p>
          </table:table-cell>
          <table:table-cell office:value-type="float" office:value="0.3039">
            <text:p>0.3039</text:p>
          </table:table-cell>
          <table:table-cell office:value-type="float" office:value="1.214">
            <text:p>1.214</text:p>
          </table:table-cell>
          <table:table-cell office:value-type="float" office:value="0.6908">
            <text:p>0.6908</text:p>
          </table:table-cell>
          <table:table-cell table:number-columns-repeated="997"/>
        </table:table-row>
        <table:table-row table:style-name="ro1">
          <table:table-cell office:value-type="string">
            <text:p>Misses_L1D</text:p>
          </table:table-cell>
          <table:table-cell office:value-type="float" office:value="58330">
            <text:p>58330</text:p>
          </table:table-cell>
          <table:table-cell office:value-type="float" office:value="5092">
            <text:p>5092</text:p>
          </table:table-cell>
          <table:table-cell office:value-type="float" office:value="5513">
            <text:p>5513</text:p>
          </table:table-cell>
          <table:table-cell office:value-type="float" office:value="4184">
            <text:p>4184</text:p>
          </table:table-cell>
          <table:table-cell office:value-type="float" office:value="4360">
            <text:p>4360</text:p>
          </table:table-cell>
          <table:table-cell office:value-type="float" office:value="7956">
            <text:p>7956</text:p>
          </table:table-cell>
          <table:table-cell office:value-type="float" office:value="31980">
            <text:p>31980</text:p>
          </table:table-cell>
          <table:table-cell office:value-type="float" office:value="10912">
            <text:p>10912</text:p>
          </table:table-cell>
          <table:table-cell office:value-type="float" office:value="20766">
            <text:p>20766</text:p>
          </table:table-cell>
          <table:table-cell office:value-type="float" office:value="1502">
            <text:p>1502</text:p>
          </table:table-cell>
          <table:table-cell office:value-type="float" office:value="98646">
            <text:p>98646</text:p>
          </table:table-cell>
          <table:table-cell office:value-type="float" office:value="32158">
            <text:p>32158</text:p>
          </table:table-cell>
          <table:table-cell office:value-type="float" office:value="13918">
            <text:p>13918</text:p>
          </table:table-cell>
          <table:table-cell office:value-type="float" office:value="3400">
            <text:p>3400</text:p>
          </table:table-cell>
          <table:table-cell office:value-type="float" office:value="17889">
            <text:p>17889</text:p>
          </table:table-cell>
          <table:table-cell office:value-type="float" office:value="1626">
            <text:p>1626</text:p>
          </table:table-cell>
          <table:table-cell office:value-type="float" office:value="3330">
            <text:p>3330</text:p>
          </table:table-cell>
          <table:table-cell office:value-type="float" office:value="28010">
            <text:p>28010</text:p>
          </table:table-cell>
          <table:table-cell office:value-type="float" office:value="5494">
            <text:p>5494</text:p>
          </table:table-cell>
          <table:table-cell office:value-type="float" office:value="24758">
            <text:p>24758</text:p>
          </table:table-cell>
          <table:table-cell office:value-type="float" office:value="22406">
            <text:p>22406</text:p>
          </table:table-cell>
          <table:table-cell office:value-type="float" office:value="1690">
            <text:p>1690</text:p>
          </table:table-cell>
          <table:table-cell office:value-type="float" office:value="8174">
            <text:p>8174</text:p>
          </table:table-cell>
          <table:table-cell office:value-type="float" office:value="151773">
            <text:p>151773</text:p>
          </table:table-cell>
          <table:table-cell office:value-type="float" office:value="4348">
            <text:p>4348</text:p>
          </table:table-cell>
          <table:table-cell office:value-type="float" office:value="52834">
            <text:p>52834</text:p>
          </table:table-cell>
          <table:table-cell table:number-columns-repeated="997"/>
        </table:table-row>
        <table:table-row table:style-name="ro1">
          <table:table-cell office:value-type="string">
            <text:p>Misses_L1I</text:p>
          </table:table-cell>
          <table:table-cell office:value-type="float" office:value="2064">
            <text:p>2064</text:p>
          </table:table-cell>
          <table:table-cell office:value-type="float" office:value="28325">
            <text:p>28325</text:p>
          </table:table-cell>
          <table:table-cell office:value-type="float" office:value="16521">
            <text:p>16521</text:p>
          </table:table-cell>
          <table:table-cell office:value-type="float" office:value="33012">
            <text:p>33012</text:p>
          </table:table-cell>
          <table:table-cell office:value-type="float" office:value="2659">
            <text:p>2659</text:p>
          </table:table-cell>
          <table:table-cell office:value-type="float" office:value="45771">
            <text:p>45771</text:p>
          </table:table-cell>
          <table:table-cell office:value-type="float" office:value="642">
            <text:p>642</text:p>
          </table:table-cell>
          <table:table-cell office:value-type="float" office:value="10728">
            <text:p>10728</text:p>
          </table:table-cell>
          <table:table-cell office:value-type="float" office:value="8243">
            <text:p>8243</text:p>
          </table:table-cell>
          <table:table-cell office:value-type="float" office:value="4743">
            <text:p>4743</text:p>
          </table:table-cell>
          <table:table-cell office:value-type="float" office:value="1131">
            <text:p>1131</text:p>
          </table:table-cell>
          <table:table-cell office:value-type="float" office:value="11022">
            <text:p>11022</text:p>
          </table:table-cell>
          <table:table-cell office:value-type="float" office:value="714">
            <text:p>714</text:p>
          </table:table-cell>
          <table:table-cell office:value-type="float" office:value="31506">
            <text:p>31506</text:p>
          </table:table-cell>
          <table:table-cell office:value-type="float" office:value="2930">
            <text:p>2930</text:p>
          </table:table-cell>
          <table:table-cell office:value-type="float" office:value="94461">
            <text:p>94461</text:p>
          </table:table-cell>
          <table:table-cell office:value-type="float" office:value="7936">
            <text:p>7936</text:p>
          </table:table-cell>
          <table:table-cell office:value-type="float" office:value="110153">
            <text:p>110153</text:p>
          </table:table-cell>
          <table:table-cell office:value-type="float" office:value="25478">
            <text:p>25478</text:p>
          </table:table-cell>
          <table:table-cell office:value-type="float" office:value="626">
            <text:p>626</text:p>
          </table:table-cell>
          <table:table-cell office:value-type="float" office:value="17140">
            <text:p>17140</text:p>
          </table:table-cell>
          <table:table-cell office:value-type="float" office:value="30485">
            <text:p>30485</text:p>
          </table:table-cell>
          <table:table-cell office:value-type="float" office:value="43635">
            <text:p>43635</text:p>
          </table:table-cell>
          <table:table-cell office:value-type="float" office:value="3334">
            <text:p>3334</text:p>
          </table:table-cell>
          <table:table-cell office:value-type="float" office:value="37623">
            <text:p>37623</text:p>
          </table:table-cell>
          <table:table-cell office:value-type="float" office:value="13360">
            <text:p>13360</text:p>
          </table:table-cell>
          <table:table-cell table:number-columns-repeated="997"/>
        </table:table-row>
        <table:table-row table:style-name="ro1">
          <table:table-cell office:value-type="string">
            <text:p>Misses_L2</text:p>
          </table:table-cell>
          <table:table-cell office:value-type="float" office:value="55982">
            <text:p>55982</text:p>
          </table:table-cell>
          <table:table-cell office:value-type="float" office:value="2033">
            <text:p>2033</text:p>
          </table:table-cell>
          <table:table-cell office:value-type="float" office:value="3924">
            <text:p>3924</text:p>
          </table:table-cell>
          <table:table-cell office:value-type="float" office:value="2044">
            <text:p>2044</text:p>
          </table:table-cell>
          <table:table-cell office:value-type="float" office:value="3163">
            <text:p>3163</text:p>
          </table:table-cell>
          <table:table-cell office:value-type="float" office:value="2900">
            <text:p>2900</text:p>
          </table:table-cell>
          <table:table-cell office:value-type="float" office:value="28514">
            <text:p>28514</text:p>
          </table:table-cell>
          <table:table-cell office:value-type="float" office:value="8936">
            <text:p>8936</text:p>
          </table:table-cell>
          <table:table-cell office:value-type="float" office:value="12598">
            <text:p>12598</text:p>
          </table:table-cell>
          <table:table-cell office:value-type="float" office:value="1814">
            <text:p>1814</text:p>
          </table:table-cell>
          <table:table-cell office:value-type="float" office:value="95868">
            <text:p>95868</text:p>
          </table:table-cell>
          <table:table-cell office:value-type="float" office:value="29608">
            <text:p>29608</text:p>
          </table:table-cell>
          <table:table-cell office:value-type="float" office:value="10750">
            <text:p>10750</text:p>
          </table:table-cell>
          <table:table-cell office:value-type="float" office:value="2221">
            <text:p>2221</text:p>
          </table:table-cell>
          <table:table-cell office:value-type="float" office:value="15220">
            <text:p>15220</text:p>
          </table:table-cell>
          <table:table-cell office:value-type="float" office:value="1386">
            <text:p>1386</text:p>
          </table:table-cell>
          <table:table-cell office:value-type="float" office:value="4052">
            <text:p>4052</text:p>
          </table:table-cell>
          <table:table-cell office:value-type="float" office:value="10957">
            <text:p>10957</text:p>
          </table:table-cell>
          <table:table-cell office:value-type="float" office:value="2297">
            <text:p>2297</text:p>
          </table:table-cell>
          <table:table-cell office:value-type="float" office:value="21506">
            <text:p>21506</text:p>
          </table:table-cell>
          <table:table-cell office:value-type="float" office:value="14124">
            <text:p>14124</text:p>
          </table:table-cell>
          <table:table-cell office:value-type="float" office:value="1811">
            <text:p>1811</text:p>
          </table:table-cell>
          <table:table-cell office:value-type="float" office:value="3134">
            <text:p>3134</text:p>
          </table:table-cell>
          <table:table-cell office:value-type="float" office:value="3038">
            <text:p>3038</text:p>
          </table:table-cell>
          <table:table-cell office:value-type="float" office:value="7078">
            <text:p>7078</text:p>
          </table:table-cell>
          <table:table-cell office:value-type="float" office:value="49354">
            <text:p>49354</text:p>
          </table:table-cell>
          <table:table-cell table:number-columns-repeated="997"/>
        </table:table-row>
        <table:table-row table:style-name="ro1">
          <table:table-cell office:value-type="string">
            <text:p>MPKI_L1</text:p>
          </table:table-cell>
          <table:table-cell table:formula="of:=([.B3]+[.B4])/1000" office:value-type="float" office:value="60.394">
            <text:p>60.394</text:p>
          </table:table-cell>
          <table:table-cell table:formula="of:=([.C3]+[.C4])/1000" office:value-type="float" office:value="33.417">
            <text:p>33.417</text:p>
          </table:table-cell>
          <table:table-cell table:formula="of:=([.D3]+[.D4])/1000" office:value-type="float" office:value="22.034">
            <text:p>22.034</text:p>
          </table:table-cell>
          <table:table-cell table:formula="of:=([.E3]+[.E4])/1000" office:value-type="float" office:value="37.196">
            <text:p>37.196</text:p>
          </table:table-cell>
          <table:table-cell table:formula="of:=([.F3]+[.F4])/1000" office:value-type="float" office:value="7.019">
            <text:p>7.019</text:p>
          </table:table-cell>
          <table:table-cell table:formula="of:=([.G3]+[.G4])/1000" office:value-type="float" office:value="53.727">
            <text:p>53.727</text:p>
          </table:table-cell>
          <table:table-cell table:formula="of:=([.H3]+[.H4])/1000" office:value-type="float" office:value="32.622">
            <text:p>32.622</text:p>
          </table:table-cell>
          <table:table-cell table:formula="of:=([.I3]+[.I4])/1000" office:value-type="float" office:value="21.64">
            <text:p>21.64</text:p>
          </table:table-cell>
          <table:table-cell table:formula="of:=([.J3]+[.J4])/1000" office:value-type="float" office:value="29.009">
            <text:p>29.009</text:p>
          </table:table-cell>
          <table:table-cell table:formula="of:=([.K3]+[.K4])/1000" office:value-type="float" office:value="6.245">
            <text:p>6.245</text:p>
          </table:table-cell>
          <table:table-cell table:formula="of:=([.L3]+[.L4])/1000" office:value-type="float" office:value="99.777">
            <text:p>99.777</text:p>
          </table:table-cell>
          <table:table-cell table:formula="of:=([.M3]+[.M4])/1000" office:value-type="float" office:value="43.18">
            <text:p>43.18</text:p>
          </table:table-cell>
          <table:table-cell table:formula="of:=([.N3]+[.N4])/1000" office:value-type="float" office:value="14.632">
            <text:p>14.632</text:p>
          </table:table-cell>
          <table:table-cell table:formula="of:=([.O3]+[.O4])/1000" office:value-type="float" office:value="34.906">
            <text:p>34.906</text:p>
          </table:table-cell>
          <table:table-cell table:formula="of:=([.P3]+[.P4])/1000" office:value-type="float" office:value="20.819">
            <text:p>20.819</text:p>
          </table:table-cell>
          <table:table-cell table:formula="of:=([.Q3]+[.Q4])/1000" office:value-type="float" office:value="96.087">
            <text:p>96.087</text:p>
          </table:table-cell>
          <table:table-cell table:formula="of:=([.R3]+[.R4])/1000" office:value-type="float" office:value="11.266">
            <text:p>11.266</text:p>
          </table:table-cell>
          <table:table-cell table:formula="of:=([.S3]+[.S4])/1000" office:value-type="float" office:value="138.163">
            <text:p>138.163</text:p>
          </table:table-cell>
          <table:table-cell table:formula="of:=([.T3]+[.T4])/1000" office:value-type="float" office:value="30.972">
            <text:p>30.972</text:p>
          </table:table-cell>
          <table:table-cell table:formula="of:=([.U3]+[.U4])/1000" office:value-type="float" office:value="25.384">
            <text:p>25.384</text:p>
          </table:table-cell>
          <table:table-cell table:formula="of:=([.V3]+[.V4])/1000" office:value-type="float" office:value="39.546">
            <text:p>39.546</text:p>
          </table:table-cell>
          <table:table-cell table:formula="of:=([.W3]+[.W4])/1000" office:value-type="float" office:value="32.175">
            <text:p>32.175</text:p>
          </table:table-cell>
          <table:table-cell table:formula="of:=([.X3]+[.X4])/1000" office:value-type="float" office:value="51.809">
            <text:p>51.809</text:p>
          </table:table-cell>
          <table:table-cell table:formula="of:=([.Y3]+[.Y4])/1000" office:value-type="float" office:value="155.107">
            <text:p>155.107</text:p>
          </table:table-cell>
          <table:table-cell table:formula="of:=([.Z3]+[.Z4])/1000" office:value-type="float" office:value="41.971">
            <text:p>41.971</text:p>
          </table:table-cell>
          <table:table-cell table:formula="of:=([.AA3]+[.AA4])/1000" office:value-type="float" office:value="66.194">
            <text:p>66.194</text:p>
          </table:table-cell>
          <table:table-cell table:number-columns-repeated="997"/>
        </table:table-row>
        <table:table-row table:style-name="ro1">
          <table:table-cell office:value-type="string">
            <text:p>MPKI_L2</text:p>
          </table:table-cell>
          <table:table-cell table:formula="of:=[.B5]/1000" office:value-type="float" office:value="55.982">
            <text:p>55.982</text:p>
          </table:table-cell>
          <table:table-cell table:formula="of:=[.C5]/1000" office:value-type="float" office:value="2.033">
            <text:p>2.033</text:p>
          </table:table-cell>
          <table:table-cell table:formula="of:=[.D5]/1000" office:value-type="float" office:value="3.924">
            <text:p>3.924</text:p>
          </table:table-cell>
          <table:table-cell table:formula="of:=[.E5]/1000" office:value-type="float" office:value="2.044">
            <text:p>2.044</text:p>
          </table:table-cell>
          <table:table-cell table:formula="of:=[.F5]/1000" office:value-type="float" office:value="3.163">
            <text:p>3.163</text:p>
          </table:table-cell>
          <table:table-cell table:formula="of:=[.G5]/1000" office:value-type="float" office:value="2.9">
            <text:p>2.9</text:p>
          </table:table-cell>
          <table:table-cell table:formula="of:=[.H5]/1000" office:value-type="float" office:value="28.514">
            <text:p>28.514</text:p>
          </table:table-cell>
          <table:table-cell table:formula="of:=[.I5]/1000" office:value-type="float" office:value="8.936">
            <text:p>8.936</text:p>
          </table:table-cell>
          <table:table-cell table:formula="of:=[.J5]/1000" office:value-type="float" office:value="12.598">
            <text:p>12.598</text:p>
          </table:table-cell>
          <table:table-cell table:formula="of:=[.K5]/1000" office:value-type="float" office:value="1.814">
            <text:p>1.814</text:p>
          </table:table-cell>
          <table:table-cell table:formula="of:=[.L5]/1000" office:value-type="float" office:value="95.868">
            <text:p>95.868</text:p>
          </table:table-cell>
          <table:table-cell table:formula="of:=[.M5]/1000" office:value-type="float" office:value="29.608">
            <text:p>29.608</text:p>
          </table:table-cell>
          <table:table-cell table:formula="of:=[.N5]/1000" office:value-type="float" office:value="10.75">
            <text:p>10.75</text:p>
          </table:table-cell>
          <table:table-cell table:formula="of:=[.O5]/1000" office:value-type="float" office:value="2.221">
            <text:p>2.221</text:p>
          </table:table-cell>
          <table:table-cell table:formula="of:=[.P5]/1000" office:value-type="float" office:value="15.22">
            <text:p>15.22</text:p>
          </table:table-cell>
          <table:table-cell table:formula="of:=[.Q5]/1000" office:value-type="float" office:value="1.386">
            <text:p>1.386</text:p>
          </table:table-cell>
          <table:table-cell table:formula="of:=[.R5]/1000" office:value-type="float" office:value="4.052">
            <text:p>4.052</text:p>
          </table:table-cell>
          <table:table-cell table:formula="of:=[.S5]/1000" office:value-type="float" office:value="10.957">
            <text:p>10.957</text:p>
          </table:table-cell>
          <table:table-cell table:formula="of:=[.T5]/1000" office:value-type="float" office:value="2.297">
            <text:p>2.297</text:p>
          </table:table-cell>
          <table:table-cell table:formula="of:=[.U5]/1000" office:value-type="float" office:value="21.506">
            <text:p>21.506</text:p>
          </table:table-cell>
          <table:table-cell table:formula="of:=[.V5]/1000" office:value-type="float" office:value="14.124">
            <text:p>14.124</text:p>
          </table:table-cell>
          <table:table-cell table:formula="of:=[.W5]/1000" office:value-type="float" office:value="1.811">
            <text:p>1.811</text:p>
          </table:table-cell>
          <table:table-cell table:formula="of:=[.X5]/1000" office:value-type="float" office:value="3.134">
            <text:p>3.134</text:p>
          </table:table-cell>
          <table:table-cell table:formula="of:=[.Y5]/1000" office:value-type="float" office:value="3.038">
            <text:p>3.038</text:p>
          </table:table-cell>
          <table:table-cell table:formula="of:=[.Z5]/1000" office:value-type="float" office:value="7.078">
            <text:p>7.078</text:p>
          </table:table-cell>
          <table:table-cell table:formula="of:=[.AA5]/1000" office:value-type="float" office:value="49.354">
            <text:p>49.35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bm</text:p>
          </table:table-cell>
          <table:table-cell office:value-type="float" office:value="1.282">
            <text:p>1.282</text:p>
          </table:table-cell>
          <table:table-cell office:value-type="float" office:value="1.371">
            <text:p>1.371</text:p>
          </table:table-cell>
          <table:table-cell office:value-type="float" office:value="1.336">
            <text:p>1.336</text:p>
          </table:table-cell>
          <table:table-cell office:value-type="float" office:value="1.573">
            <text:p>1.573</text:p>
          </table:table-cell>
          <table:table-cell office:value-type="float" office:value="2.068">
            <text:p>2.068</text:p>
          </table:table-cell>
          <table:table-cell office:value-type="float" office:value="1.298">
            <text:p>1.298</text:p>
          </table:table-cell>
          <table:table-cell office:value-type="float" office:value="2.676">
            <text:p>2.676</text:p>
          </table:table-cell>
          <table:table-cell office:value-type="float" office:value="1.898">
            <text:p>1.898</text:p>
          </table:table-cell>
          <table:table-cell office:value-type="float" office:value="1.47">
            <text:p>1.47</text:p>
          </table:table-cell>
          <table:table-cell/>
          <table:table-cell office:value-type="float" office:value="1.037">
            <text:p>1.037</text:p>
          </table:table-cell>
          <table:table-cell office:value-type="float" office:value="1.442">
            <text:p>1.442</text:p>
          </table:table-cell>
          <table:table-cell office:value-type="float" office:value="0.5473">
            <text:p>0.5473</text:p>
          </table:table-cell>
          <table:table-cell office:value-type="float" office:value="1.182">
            <text:p>1.182</text:p>
          </table:table-cell>
          <table:table-cell office:value-type="float" office:value="0.5795">
            <text:p>0.5795</text:p>
          </table:table-cell>
          <table:table-cell office:value-type="float" office:value="0.8607">
            <text:p>0.8607</text:p>
          </table:table-cell>
          <table:table-cell office:value-type="float" office:value="1.433">
            <text:p>1.433</text:p>
          </table:table-cell>
          <table:table-cell office:value-type="float" office:value="0.4695">
            <text:p>0.4695</text:p>
          </table:table-cell>
          <table:table-cell office:value-type="float" office:value="1.38">
            <text:p>1.38</text:p>
          </table:table-cell>
          <table:table-cell office:value-type="float" office:value="1.75">
            <text:p>1.75</text:p>
          </table:table-cell>
          <table:table-cell office:value-type="float" office:value="1.39">
            <text:p>1.39</text:p>
          </table:table-cell>
          <table:table-cell office:value-type="float" office:value="1.915">
            <text:p>1.915</text:p>
          </table:table-cell>
          <table:table-cell office:value-type="float" office:value="1.235">
            <text:p>1.235</text:p>
          </table:table-cell>
          <table:table-cell office:value-type="float" office:value="0.2775">
            <text:p>0.2775</text:p>
          </table:table-cell>
          <table:table-cell office:value-type="float" office:value="0.9862">
            <text:p>0.9862</text:p>
          </table:table-cell>
          <table:table-cell office:value-type="float" office:value="0.643">
            <text:p>0.643</text:p>
          </table:table-cell>
          <table:table-cell table:number-columns-repeated="997"/>
        </table:table-row>
        <table:table-row table:style-name="ro1">
          <table:table-cell office:value-type="string">
            <text:p>wrf</text:p>
          </table:table-cell>
          <table:table-cell office:value-type="float" office:value="1.286">
            <text:p>1.286</text:p>
          </table:table-cell>
          <table:table-cell office:value-type="float" office:value="1.557">
            <text:p>1.557</text:p>
          </table:table-cell>
          <table:table-cell office:value-type="float" office:value="1.638">
            <text:p>1.638</text:p>
          </table:table-cell>
          <table:table-cell office:value-type="float" office:value="1.778">
            <text:p>1.778</text:p>
          </table:table-cell>
          <table:table-cell office:value-type="float" office:value="2.162">
            <text:p>2.162</text:p>
          </table:table-cell>
          <table:table-cell office:value-type="float" office:value="1.528">
            <text:p>1.528</text:p>
          </table:table-cell>
          <table:table-cell office:value-type="float" office:value="2.679">
            <text:p>2.679</text:p>
          </table:table-cell>
          <table:table-cell office:value-type="float" office:value="2.11">
            <text:p>2.11</text:p>
          </table:table-cell>
          <table:table-cell office:value-type="float" office:value="1.649">
            <text:p>1.649</text:p>
          </table:table-cell>
          <table:table-cell office:value-type="float" office:value="2.216">
            <text:p>2.216</text:p>
          </table:table-cell>
          <table:table-cell office:value-type="float" office:value="1.045">
            <text:p>1.045</text:p>
          </table:table-cell>
          <table:table-cell office:value-type="float" office:value="1.52">
            <text:p>1.52</text:p>
          </table:table-cell>
          <table:table-cell office:value-type="float" office:value="0.5811">
            <text:p>0.5811</text:p>
          </table:table-cell>
          <table:table-cell office:value-type="float" office:value="1.477">
            <text:p>1.477</text:p>
          </table:table-cell>
          <table:table-cell office:value-type="float" office:value="0.6216">
            <text:p>0.6216</text:p>
          </table:table-cell>
          <table:table-cell office:value-type="float" office:value="0.9724">
            <text:p>0.9724</text:p>
          </table:table-cell>
          <table:table-cell office:value-type="float" office:value="1.67">
            <text:p>1.67</text:p>
          </table:table-cell>
          <table:table-cell office:value-type="float" office:value="0.6895">
            <text:p>0.6895</text:p>
          </table:table-cell>
          <table:table-cell office:value-type="float" office:value="1.691">
            <text:p>1.691</text:p>
          </table:table-cell>
          <table:table-cell office:value-type="float" office:value="1.859">
            <text:p>1.859</text:p>
          </table:table-cell>
          <table:table-cell office:value-type="float" office:value="1.569">
            <text:p>1.569</text:p>
          </table:table-cell>
          <table:table-cell office:value-type="float" office:value="2.146">
            <text:p>2.146</text:p>
          </table:table-cell>
          <table:table-cell office:value-type="float" office:value="1.483">
            <text:p>1.483</text:p>
          </table:table-cell>
          <table:table-cell office:value-type="float" office:value="0.3001">
            <text:p>0.3001</text:p>
          </table:table-cell>
          <table:table-cell office:value-type="float" office:value="1.141">
            <text:p>1.141</text:p>
          </table:table-cell>
          <table:table-cell office:value-type="float" office:value="0.6702">
            <text:p>0.6702</text:p>
          </table:table-cell>
          <table:table-cell table:number-columns-repeated="997"/>
        </table:table-row>
        <table:table-row table:style-name="ro1">
          <table:table-cell office:value-type="string">
            <text:p>perlbench</text:p>
          </table:table-cell>
          <table:table-cell office:value-type="float" office:value="1.291">
            <text:p>1.291</text:p>
          </table:table-cell>
          <table:table-cell office:value-type="float" office:value="1.53">
            <text:p>1.53</text:p>
          </table:table-cell>
          <table:table-cell office:value-type="float" office:value="1.583">
            <text:p>1.583</text:p>
          </table:table-cell>
          <table:table-cell office:value-type="float" office:value="1.782">
            <text:p>1.782</text:p>
          </table:table-cell>
          <table:table-cell office:value-type="float" office:value="2.163">
            <text:p>2.163</text:p>
          </table:table-cell>
          <table:table-cell office:value-type="float" office:value="1.49">
            <text:p>1.49</text:p>
          </table:table-cell>
          <table:table-cell office:value-type="float" office:value="2.704">
            <text:p>2.704</text:p>
          </table:table-cell>
          <table:table-cell office:value-type="float" office:value="2.11">
            <text:p>2.11</text:p>
          </table:table-cell>
          <table:table-cell office:value-type="float" office:value="1.637">
            <text:p>1.637</text:p>
          </table:table-cell>
          <table:table-cell office:value-type="float" office:value="2.171">
            <text:p>2.171</text:p>
          </table:table-cell>
          <table:table-cell office:value-type="float" office:value="1.041">
            <text:p>1.041</text:p>
          </table:table-cell>
          <table:table-cell office:value-type="float" office:value="1.509">
            <text:p>1.509</text:p>
          </table:table-cell>
          <table:table-cell office:value-type="float" office:value="0.5733">
            <text:p>0.5733</text:p>
          </table:table-cell>
          <table:table-cell office:value-type="float" office:value="1.409">
            <text:p>1.409</text:p>
          </table:table-cell>
          <table:table-cell office:value-type="float" office:value="0.6138">
            <text:p>0.6138</text:p>
          </table:table-cell>
          <table:table-cell office:value-type="float" office:value="0.9528">
            <text:p>0.9528</text:p>
          </table:table-cell>
          <table:table-cell office:value-type="float" office:value="1.646">
            <text:p>1.646</text:p>
          </table:table-cell>
          <table:table-cell office:value-type="float" office:value="0.5989">
            <text:p>0.5989</text:p>
          </table:table-cell>
          <table:table-cell office:value-type="float" office:value="1.658">
            <text:p>1.658</text:p>
          </table:table-cell>
          <table:table-cell office:value-type="float" office:value="1.846">
            <text:p>1.846</text:p>
          </table:table-cell>
          <table:table-cell office:value-type="float" office:value="1.556">
            <text:p>1.556</text:p>
          </table:table-cell>
          <table:table-cell office:value-type="float" office:value="2.101">
            <text:p>2.101</text:p>
          </table:table-cell>
          <table:table-cell office:value-type="float" office:value="1.459">
            <text:p>1.459</text:p>
          </table:table-cell>
          <table:table-cell office:value-type="float" office:value="0.2956">
            <text:p>0.2956</text:p>
          </table:table-cell>
          <table:table-cell office:value-type="float" office:value="1.109">
            <text:p>1.109</text:p>
          </table:table-cell>
          <table:table-cell office:value-type="float" office:value="0.6652">
            <text:p>0.6652</text:p>
          </table:table-cell>
          <table:table-cell table:number-columns-repeated="99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1 8KB 4via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2 256KB 8vias</text:p>
          </table:table-cell>
          <table:table-cell table:number-columns-repeated="1021"/>
        </table:table-row>
      </table:table>
      <table:table table:name="Hoja2" table:style-name="ta2">
        <table:shapes>
          <draw:frame draw:z-index="0" draw:style-name="gr1" svg:width="6.2969in" svg:height="4.0677in" svg:x="1.1685in" svg:y="5.9937in">
            <draw:object draw:notify-on-update-of-ranges="Hoja2.B3:Hoja2.B29 Hoja2.E2:Hoja2.E2 Hoja2.E3:Hoja2.E29 Hoja2.G2:Hoja2.G2 Hoja2.G3:Hoja2.G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69in" svg:height="3.5406in" svg:x="7.7236in" svg:y="6.137in">
            <draw:object draw:notify-on-update-of-ranges="Hoja2.B3:Hoja2.B29 Hoja2.H2:Hoja2.H2 Hoja2.H3:Hoja2.H29 Hoja2.I2:Hoja2.I2 Hoja2.I3:Hoja2.I29 Hoja2.J2:Hoja2.J2 Hoja2.J3:Hoja2.J29 Hoja2.K2:Hoja2.K2 Hoja2.K3:Hoja2.K29 Hoja2.L2:Hoja2.L2 Hoja2.L3:Hoja2.L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nchmark</text:p>
          </table:table-cell>
          <table:table-cell office:value-type="string">
            <text:p>Misses_L1D</text:p>
          </table:table-cell>
          <table:table-cell office:value-type="string">
            <text:p>Misses_L1I</text:p>
          </table:table-cell>
          <table:table-cell office:value-type="string">
            <text:p>MPKI_L1</text:p>
          </table:table-cell>
          <table:table-cell office:value-type="string">
            <text:p>Misses_L2</text:p>
          </table:table-cell>
          <table:table-cell office:value-type="string">
            <text:p>MPKI_L2</text:p>
          </table:table-cell>
          <table:table-cell office:value-type="string">
            <text:p>IPC</text:p>
          </table:table-cell>
          <table:table-cell office:value-type="string">
            <text:p>lbm</text:p>
          </table:table-cell>
          <table:table-cell office:value-type="string">
            <text:p>astar</text:p>
          </table:table-cell>
          <table:table-cell office:value-type="string">
            <text:p>leslie3d</text:p>
          </table:table-cell>
          <table:table-cell office:value-type="string">
            <text:p>gobmk</text:p>
          </table:table-cell>
          <table:table-cell office:value-type="string">
            <text:p>hmmer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star</text:p>
          </table:table-cell>
          <table:table-cell office:value-type="float" office:value="58319">
            <text:p>58319</text:p>
          </table:table-cell>
          <table:table-cell office:value-type="float" office:value="2030">
            <text:p>2030</text:p>
          </table:table-cell>
          <table:table-cell table:formula="of:=([.C3]+[.D3])/1000" office:value-type="float" office:value="60.349">
            <text:p>60.349</text:p>
          </table:table-cell>
          <table:table-cell office:value-type="float" office:value="50900">
            <text:p>50900</text:p>
          </table:table-cell>
          <table:table-cell table:formula="of:=[.F3]/1000" office:value-type="float" office:value="50.9">
            <text:p>50.9</text:p>
          </table:table-cell>
          <table:table-cell office:value-type="float" office:value="1.307">
            <text:p>1.307</text:p>
          </table:table-cell>
          <table:table-cell office:value-type="float" office:value="1.233">
            <text:p>1.233</text:p>
          </table:table-cell>
          <table:table-cell office:value-type="float" office:value="1.247">
            <text:p>1.247</text:p>
          </table:table-cell>
          <table:table-cell office:value-type="float" office:value="1.264">
            <text:p>1.264</text:p>
          </table:table-cell>
          <table:table-cell office:value-type="float" office:value="1.206">
            <text:p>1.206</text:p>
          </table:table-cell>
          <table:table-cell office:value-type="float" office:value="1.282">
            <text:p>1.28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ctusADM</text:p>
          </table:table-cell>
          <table:table-cell office:value-type="float" office:value="4966">
            <text:p>4966</text:p>
          </table:table-cell>
          <table:table-cell office:value-type="float" office:value="28177">
            <text:p>28177</text:p>
          </table:table-cell>
          <table:table-cell table:formula="of:=([.C4]+[.D4])/1000" office:value-type="float" office:value="33.143">
            <text:p>33.143</text:p>
          </table:table-cell>
          <table:table-cell office:value-type="float" office:value="2009">
            <text:p>2009</text:p>
          </table:table-cell>
          <table:table-cell table:formula="of:=[.F4]/1000" office:value-type="float" office:value="2.009">
            <text:p>2.009</text:p>
          </table:table-cell>
          <table:table-cell office:value-type="float" office:value="1.571">
            <text:p>1.571</text:p>
          </table:table-cell>
          <table:table-cell office:value-type="float" office:value="1.201">
            <text:p>1.201</text:p>
          </table:table-cell>
          <table:table-cell office:value-type="float" office:value="1.217">
            <text:p>1.217</text:p>
          </table:table-cell>
          <table:table-cell office:value-type="float" office:value="1.366">
            <text:p>1.366</text:p>
          </table:table-cell>
          <table:table-cell office:value-type="float" office:value="0.8828">
            <text:p>0.8828</text:p>
          </table:table-cell>
          <table:table-cell office:value-type="float" office:value="1.554">
            <text:p>1.554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alII</text:p>
          </table:table-cell>
          <table:table-cell office:value-type="float" office:value="5428">
            <text:p>5428</text:p>
          </table:table-cell>
          <table:table-cell office:value-type="float" office:value="16407">
            <text:p>16407</text:p>
          </table:table-cell>
          <table:table-cell table:formula="of:=([.C5]+[.D5])/1000" office:value-type="float" office:value="21.835">
            <text:p>21.835</text:p>
          </table:table-cell>
          <table:table-cell office:value-type="float" office:value="3656">
            <text:p>3656</text:p>
          </table:table-cell>
          <table:table-cell table:formula="of:=[.F5]/1000" office:value-type="float" office:value="3.656">
            <text:p>3.656</text:p>
          </table:table-cell>
          <table:table-cell office:value-type="float" office:value="1.664">
            <text:p>1.664</text:p>
          </table:table-cell>
          <table:table-cell office:value-type="float" office:value="1.135">
            <text:p>1.135</text:p>
          </table:table-cell>
          <table:table-cell office:value-type="float" office:value="1.273">
            <text:p>1.273</text:p>
          </table:table-cell>
          <table:table-cell office:value-type="float" office:value="1.295">
            <text:p>1.295</text:p>
          </table:table-cell>
          <table:table-cell office:value-type="float" office:value="0.9991">
            <text:p>0.9991</text:p>
          </table:table-cell>
          <table:table-cell office:value-type="float" office:value="1.602">
            <text:p>1.60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amess</text:p>
          </table:table-cell>
          <table:table-cell office:value-type="float" office:value="4150">
            <text:p>4150</text:p>
          </table:table-cell>
          <table:table-cell office:value-type="float" office:value="32847">
            <text:p>32847</text:p>
          </table:table-cell>
          <table:table-cell table:formula="of:=([.C6]+[.D6])/1000" office:value-type="float" office:value="36.997">
            <text:p>36.997</text:p>
          </table:table-cell>
          <table:table-cell office:value-type="float" office:value="2029">
            <text:p>2029</text:p>
          </table:table-cell>
          <table:table-cell table:formula="of:=[.F6]/1000" office:value-type="float" office:value="2.029">
            <text:p>2.029</text:p>
          </table:table-cell>
          <table:table-cell office:value-type="float" office:value="1.821">
            <text:p>1.821</text:p>
          </table:table-cell>
          <table:table-cell office:value-type="float" office:value="1.399">
            <text:p>1.399</text:p>
          </table:table-cell>
          <table:table-cell office:value-type="float" office:value="1.448">
            <text:p>1.448</text:p>
          </table:table-cell>
          <table:table-cell office:value-type="float" office:value="1.564">
            <text:p>1.564</text:p>
          </table:table-cell>
          <table:table-cell office:value-type="float" office:value="1.231">
            <text:p>1.23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cc</text:p>
          </table:table-cell>
          <table:table-cell office:value-type="float" office:value="4326">
            <text:p>4326</text:p>
          </table:table-cell>
          <table:table-cell office:value-type="float" office:value="2602">
            <text:p>2602</text:p>
          </table:table-cell>
          <table:table-cell table:formula="of:=([.C7]+[.D7])/1000" office:value-type="float" office:value="6.928">
            <text:p>6.928</text:p>
          </table:table-cell>
          <table:table-cell office:value-type="float" office:value="3045">
            <text:p>3045</text:p>
          </table:table-cell>
          <table:table-cell table:formula="of:=[.F7]/1000" office:value-type="float" office:value="3.045">
            <text:p>3.045</text:p>
          </table:table-cell>
          <table:table-cell office:value-type="float" office:value="2.274">
            <text:p>2.274</text:p>
          </table:table-cell>
          <table:table-cell office:value-type="float" office:value="1.999">
            <text:p>1.999</text:p>
          </table:table-cell>
          <table:table-cell office:value-type="float" office:value="1.949">
            <text:p>1.949</text:p>
          </table:table-cell>
          <table:table-cell office:value-type="float" office:value="2.121">
            <text:p>2.121</text:p>
          </table:table-cell>
          <table:table-cell office:value-type="float" office:value="1.946">
            <text:p>1.946</text:p>
          </table:table-cell>
          <table:table-cell office:value-type="float" office:value="2.195">
            <text:p>2.19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emsFDTD</text:p>
          </table:table-cell>
          <table:table-cell office:value-type="float" office:value="7862">
            <text:p>7862</text:p>
          </table:table-cell>
          <table:table-cell office:value-type="float" office:value="45677">
            <text:p>45677</text:p>
          </table:table-cell>
          <table:table-cell table:formula="of:=([.C8]+[.D8])/1000" office:value-type="float" office:value="53.539">
            <text:p>53.539</text:p>
          </table:table-cell>
          <table:table-cell office:value-type="float" office:value="2794">
            <text:p>2794</text:p>
          </table:table-cell>
          <table:table-cell table:formula="of:=[.F8]/1000" office:value-type="float" office:value="2.794">
            <text:p>2.794</text:p>
          </table:table-cell>
          <table:table-cell office:value-type="float" office:value="1.568">
            <text:p>1.568</text:p>
          </table:table-cell>
          <table:table-cell office:value-type="float" office:value="1.104">
            <text:p>1.104</text:p>
          </table:table-cell>
          <table:table-cell office:value-type="float" office:value="1.182">
            <text:p>1.182</text:p>
          </table:table-cell>
          <table:table-cell office:value-type="float" office:value="1.284">
            <text:p>1.284</text:p>
          </table:table-cell>
          <table:table-cell office:value-type="float" office:value="0.8844">
            <text:p>0.8844</text:p>
          </table:table-cell>
          <table:table-cell office:value-type="float" office:value="1.535">
            <text:p>1.53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obmk</text:p>
          </table:table-cell>
          <table:table-cell office:value-type="float" office:value="31986">
            <text:p>31986</text:p>
          </table:table-cell>
          <table:table-cell office:value-type="float" office:value="661">
            <text:p>661</text:p>
          </table:table-cell>
          <table:table-cell table:formula="of:=([.C9]+[.D9])/1000" office:value-type="float" office:value="32.647">
            <text:p>32.647</text:p>
          </table:table-cell>
          <table:table-cell office:value-type="float" office:value="24404">
            <text:p>24404</text:p>
          </table:table-cell>
          <table:table-cell table:formula="of:=[.F9]/1000" office:value-type="float" office:value="24.404">
            <text:p>24.404</text:p>
          </table:table-cell>
          <table:table-cell office:value-type="float" office:value="3.001">
            <text:p>3.001</text:p>
          </table:table-cell>
          <table:table-cell office:value-type="float" office:value="2.621">
            <text:p>2.621</text:p>
          </table:table-cell>
          <table:table-cell office:value-type="float" office:value="2.63">
            <text:p>2.63</text:p>
          </table:table-cell>
          <table:table-cell office:value-type="float" office:value="2.768">
            <text:p>2.768</text:p>
          </table:table-cell>
          <table:table-cell office:value-type="float" office:value="2.53">
            <text:p>2.53</text:p>
          </table:table-cell>
          <table:table-cell office:value-type="float" office:value="2.809">
            <text:p>2.80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romacs</text:p>
          </table:table-cell>
          <table:table-cell office:value-type="float" office:value="10876">
            <text:p>10876</text:p>
          </table:table-cell>
          <table:table-cell office:value-type="float" office:value="10701">
            <text:p>10701</text:p>
          </table:table-cell>
          <table:table-cell table:formula="of:=([.C10]+[.D10])/1000" office:value-type="float" office:value="21.577">
            <text:p>21.577</text:p>
          </table:table-cell>
          <table:table-cell office:value-type="float" office:value="6574">
            <text:p>6574</text:p>
          </table:table-cell>
          <table:table-cell table:formula="of:=[.F10]/1000" office:value-type="float" office:value="6.574">
            <text:p>6.574</text:p>
          </table:table-cell>
          <table:table-cell office:value-type="float" office:value="2.304">
            <text:p>2.304</text:p>
          </table:table-cell>
          <table:table-cell office:value-type="float" office:value="1.73">
            <text:p>1.73</text:p>
          </table:table-cell>
          <table:table-cell office:value-type="float" office:value="1.761">
            <text:p>1.761</text:p>
          </table:table-cell>
          <table:table-cell office:value-type="float" office:value="1.923">
            <text:p>1.923</text:p>
          </table:table-cell>
          <table:table-cell office:value-type="float" office:value="1.612">
            <text:p>1.612</text:p>
          </table:table-cell>
          <table:table-cell office:value-type="float" office:value="2.144">
            <text:p>2.144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264ref</text:p>
          </table:table-cell>
          <table:table-cell office:value-type="float" office:value="20776">
            <text:p>20776</text:p>
          </table:table-cell>
          <table:table-cell office:value-type="float" office:value="8186">
            <text:p>8186</text:p>
          </table:table-cell>
          <table:table-cell table:formula="of:=([.C11]+[.D11])/1000" office:value-type="float" office:value="28.962">
            <text:p>28.962</text:p>
          </table:table-cell>
          <table:table-cell office:value-type="float" office:value="8854">
            <text:p>8854</text:p>
          </table:table-cell>
          <table:table-cell table:formula="of:=[.F11]/1000" office:value-type="float" office:value="8.854">
            <text:p>8.854</text:p>
          </table:table-cell>
          <table:table-cell office:value-type="float" office:value="1.767">
            <text:p>1.767</text:p>
          </table:table-cell>
          <table:table-cell office:value-type="float" office:value="1.272">
            <text:p>1.272</text:p>
          </table:table-cell>
          <table:table-cell office:value-type="float" office:value="1.236">
            <text:p>1.236</text:p>
          </table:table-cell>
          <table:table-cell office:value-type="float" office:value="1.42">
            <text:p>1.42</text:p>
          </table:table-cell>
          <table:table-cell office:value-type="float" office:value="1.145">
            <text:p>1.145</text:p>
          </table:table-cell>
          <table:table-cell office:value-type="float" office:value="1.632">
            <text:p>1.63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mmer</text:p>
          </table:table-cell>
          <table:table-cell office:value-type="float" office:value="1476">
            <text:p>1476</text:p>
          </table:table-cell>
          <table:table-cell office:value-type="float" office:value="5019">
            <text:p>5019</text:p>
          </table:table-cell>
          <table:table-cell table:formula="of:=([.C12]+[.D12])/1000" office:value-type="float" office:value="6.495">
            <text:p>6.495</text:p>
          </table:table-cell>
          <table:table-cell office:value-type="float" office:value="1804">
            <text:p>1804</text:p>
          </table:table-cell>
          <table:table-cell table:formula="of:=[.F12]/1000" office:value-type="float" office:value="1.804">
            <text:p>1.804</text:p>
          </table:table-cell>
          <table:table-cell office:value-type="float" office:value="2.212">
            <text:p>2.212</text:p>
          </table:table-cell>
          <table:table-cell office:value-type="float" office:value="1.668">
            <text:p>1.668</text:p>
          </table:table-cell>
          <table:table-cell office:value-type="float" office:value="1.722">
            <text:p>1.722</text:p>
          </table:table-cell>
          <table:table-cell office:value-type="float" office:value="1.864">
            <text:p>1.864</text:p>
          </table:table-cell>
          <table:table-cell office:value-type="float" office:value="1.519">
            <text:p>1.519</text:p>
          </table:table-cell>
          <table:table-cell office:value-type="float" office:value="2.159">
            <text:p>2.15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bm</text:p>
          </table:table-cell>
          <table:table-cell office:value-type="float" office:value="98630">
            <text:p>98630</text:p>
          </table:table-cell>
          <table:table-cell office:value-type="float" office:value="1114">
            <text:p>1114</text:p>
          </table:table-cell>
          <table:table-cell table:formula="of:=([.C13]+[.D13])/1000" office:value-type="float" office:value="99.744">
            <text:p>99.744</text:p>
          </table:table-cell>
          <table:table-cell office:value-type="float" office:value="91668">
            <text:p>91668</text:p>
          </table:table-cell>
          <table:table-cell table:formula="of:=[.F13]/1000" office:value-type="float" office:value="91.668">
            <text:p>91.668</text:p>
          </table:table-cell>
          <table:table-cell office:value-type="float" office:value="1.111">
            <text:p>1.111</text:p>
          </table:table-cell>
          <table:table-cell office:value-type="float" office:value="0.986">
            <text:p>0.986</text:p>
          </table:table-cell>
          <table:table-cell office:value-type="float" office:value="1.012">
            <text:p>1.012</text:p>
          </table:table-cell>
          <table:table-cell office:value-type="float" office:value="1.018">
            <text:p>1.018</text:p>
          </table:table-cell>
          <table:table-cell office:value-type="float" office:value="0.9329">
            <text:p>0.9329</text:p>
          </table:table-cell>
          <table:table-cell office:value-type="float" office:value="1.058">
            <text:p>1.05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eslie3d</text:p>
          </table:table-cell>
          <table:table-cell office:value-type="float" office:value="32141">
            <text:p>32141</text:p>
          </table:table-cell>
          <table:table-cell office:value-type="float" office:value="10956">
            <text:p>10956</text:p>
          </table:table-cell>
          <table:table-cell table:formula="of:=([.C14]+[.D14])/1000" office:value-type="float" office:value="43.097">
            <text:p>43.097</text:p>
          </table:table-cell>
          <table:table-cell office:value-type="float" office:value="25480">
            <text:p>25480</text:p>
          </table:table-cell>
          <table:table-cell table:formula="of:=[.F14]/1000" office:value-type="float" office:value="25.48">
            <text:p>25.48</text:p>
          </table:table-cell>
          <table:table-cell office:value-type="float" office:value="1.677">
            <text:p>1.677</text:p>
          </table:table-cell>
          <table:table-cell office:value-type="float" office:value="1.345">
            <text:p>1.345</text:p>
          </table:table-cell>
          <table:table-cell office:value-type="float" office:value="1.303">
            <text:p>1.303</text:p>
          </table:table-cell>
          <table:table-cell office:value-type="float" office:value="1.446">
            <text:p>1.446</text:p>
          </table:table-cell>
          <table:table-cell office:value-type="float" office:value="1.316">
            <text:p>1.316</text:p>
          </table:table-cell>
          <table:table-cell office:value-type="float" office:value="1.531">
            <text:p>1.53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ibquantum</text:p>
          </table:table-cell>
          <table:table-cell office:value-type="float" office:value="13908">
            <text:p>13908</text:p>
          </table:table-cell>
          <table:table-cell office:value-type="float" office:value="711">
            <text:p>711</text:p>
          </table:table-cell>
          <table:table-cell table:formula="of:=([.C15]+[.D15])/1000" office:value-type="float" office:value="14.619">
            <text:p>14.619</text:p>
          </table:table-cell>
          <table:table-cell office:value-type="float" office:value="7518">
            <text:p>7518</text:p>
          </table:table-cell>
          <table:table-cell table:formula="of:=[.F15]/1000" office:value-type="float" office:value="7.518">
            <text:p>7.518</text:p>
          </table:table-cell>
          <table:table-cell office:value-type="float" office:value="0.8062">
            <text:p>0.8062</text:p>
          </table:table-cell>
          <table:table-cell office:value-type="float" office:value="0.5263">
            <text:p>0.5263</text:p>
          </table:table-cell>
          <table:table-cell office:value-type="float" office:value="0.5326">
            <text:p>0.5326</text:p>
          </table:table-cell>
          <table:table-cell office:value-type="float" office:value="0.5603">
            <text:p>0.5603</text:p>
          </table:table-cell>
          <table:table-cell office:value-type="float" office:value="0.5084">
            <text:p>0.5084</text:p>
          </table:table-cell>
          <table:table-cell office:value-type="float" office:value="0.6068">
            <text:p>0.606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cf</text:p>
          </table:table-cell>
          <table:table-cell office:value-type="float" office:value="3398">
            <text:p>3398</text:p>
          </table:table-cell>
          <table:table-cell office:value-type="float" office:value="31513">
            <text:p>31513</text:p>
          </table:table-cell>
          <table:table-cell table:formula="of:=([.C16]+[.D16])/1000" office:value-type="float" office:value="34.911">
            <text:p>34.911</text:p>
          </table:table-cell>
          <table:table-cell office:value-type="float" office:value="2222">
            <text:p>2222</text:p>
          </table:table-cell>
          <table:table-cell table:formula="of:=[.F16]/1000" office:value-type="float" office:value="2.222">
            <text:p>2.222</text:p>
          </table:table-cell>
          <table:table-cell office:value-type="float" office:value="1.468">
            <text:p>1.468</text:p>
          </table:table-cell>
          <table:table-cell office:value-type="float" office:value="1.001">
            <text:p>1.001</text:p>
          </table:table-cell>
          <table:table-cell office:value-type="float" office:value="1.1">
            <text:p>1.1</text:p>
          </table:table-cell>
          <table:table-cell office:value-type="float" office:value="1.138">
            <text:p>1.138</text:p>
          </table:table-cell>
          <table:table-cell/>
          <table:table-cell office:value-type="float" office:value="1.411">
            <text:p>1.41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lc</text:p>
          </table:table-cell>
          <table:table-cell office:value-type="float" office:value="17875">
            <text:p>17875</text:p>
          </table:table-cell>
          <table:table-cell office:value-type="float" office:value="2890">
            <text:p>2890</text:p>
          </table:table-cell>
          <table:table-cell table:formula="of:=([.C17]+[.D17])/1000" office:value-type="float" office:value="20.765">
            <text:p>20.765</text:p>
          </table:table-cell>
          <table:table-cell office:value-type="float" office:value="11474">
            <text:p>11474</text:p>
          </table:table-cell>
          <table:table-cell table:formula="of:=[.F17]/1000" office:value-type="float" office:value="11.474">
            <text:p>11.474</text:p>
          </table:table-cell>
          <table:table-cell office:value-type="float" office:value="0.7714">
            <text:p>0.7714</text:p>
          </table:table-cell>
          <table:table-cell office:value-type="float" office:value="0.5385">
            <text:p>0.5385</text:p>
          </table:table-cell>
          <table:table-cell office:value-type="float" office:value="0.5587">
            <text:p>0.5587</text:p>
          </table:table-cell>
          <table:table-cell office:value-type="float" office:value="0.5709">
            <text:p>0.5709</text:p>
          </table:table-cell>
          <table:table-cell office:value-type="float" office:value="0.5218">
            <text:p>0.5218</text:p>
          </table:table-cell>
          <table:table-cell office:value-type="float" office:value="0.6187">
            <text:p>0.6187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namd</text:p>
          </table:table-cell>
          <table:table-cell office:value-type="float" office:value="1608">
            <text:p>1608</text:p>
          </table:table-cell>
          <table:table-cell office:value-type="float" office:value="94750">
            <text:p>94750</text:p>
          </table:table-cell>
          <table:table-cell table:formula="of:=([.C18]+[.D18])/1000" office:value-type="float" office:value="96.358">
            <text:p>96.358</text:p>
          </table:table-cell>
          <table:table-cell office:value-type="float" office:value="1379">
            <text:p>1379</text:p>
          </table:table-cell>
          <table:table-cell table:formula="of:=[.F18]/1000" office:value-type="float" office:value="1.379">
            <text:p>1.379</text:p>
          </table:table-cell>
          <table:table-cell office:value-type="float" office:value="0.9867">
            <text:p>0.9867</text:p>
          </table:table-cell>
          <table:table-cell office:value-type="float" office:value="0.7391">
            <text:p>0.7391</text:p>
          </table:table-cell>
          <table:table-cell office:value-type="float" office:value="0.8432">
            <text:p>0.8432</text:p>
          </table:table-cell>
          <table:table-cell office:value-type="float" office:value="0.8229">
            <text:p>0.8229</text:p>
          </table:table-cell>
          <table:table-cell office:value-type="float" office:value="0.5632">
            <text:p>0.5632</text:p>
          </table:table-cell>
          <table:table-cell office:value-type="float" office:value="0.9766">
            <text:p>0.9766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omnetpp</text:p>
          </table:table-cell>
          <table:table-cell office:value-type="float" office:value="3266">
            <text:p>3266</text:p>
          </table:table-cell>
          <table:table-cell office:value-type="float" office:value="7922">
            <text:p>7922</text:p>
          </table:table-cell>
          <table:table-cell table:formula="of:=([.C19]+[.D19])/1000" office:value-type="float" office:value="11.188">
            <text:p>11.188</text:p>
          </table:table-cell>
          <table:table-cell office:value-type="float" office:value="3722">
            <text:p>3722</text:p>
          </table:table-cell>
          <table:table-cell table:formula="of:=[.F19]/1000" office:value-type="float" office:value="3.722">
            <text:p>3.722</text:p>
          </table:table-cell>
          <table:table-cell office:value-type="float" office:value="1.752">
            <text:p>1.752</text:p>
          </table:table-cell>
          <table:table-cell office:value-type="float" office:value="1.258">
            <text:p>1.258</text:p>
          </table:table-cell>
          <table:table-cell office:value-type="float" office:value="1.312">
            <text:p>1.312</text:p>
          </table:table-cell>
          <table:table-cell office:value-type="float" office:value="1.348">
            <text:p>1.348</text:p>
          </table:table-cell>
          <table:table-cell office:value-type="float" office:value="1.18">
            <text:p>1.18</text:p>
          </table:table-cell>
          <table:table-cell office:value-type="float" office:value="1.61">
            <text:p>1.6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erlbench</text:p>
          </table:table-cell>
          <table:table-cell office:value-type="float" office:value="26959">
            <text:p>26959</text:p>
          </table:table-cell>
          <table:table-cell office:value-type="float" office:value="109818">
            <text:p>109818</text:p>
          </table:table-cell>
          <table:table-cell table:formula="of:=([.C20]+[.D20])/1000" office:value-type="float" office:value="136.777">
            <text:p>136.777</text:p>
          </table:table-cell>
          <table:table-cell office:value-type="float" office:value="6629">
            <text:p>6629</text:p>
          </table:table-cell>
          <table:table-cell table:formula="of:=[.F20]/1000" office:value-type="float" office:value="6.629">
            <text:p>6.629</text:p>
          </table:table-cell>
          <table:table-cell office:value-type="float" office:value="0.7748">
            <text:p>0.7748</text:p>
          </table:table-cell>
          <table:table-cell office:value-type="float" office:value="0.4056">
            <text:p>0.4056</text:p>
          </table:table-cell>
          <table:table-cell office:value-type="float" office:value="0.5972">
            <text:p>0.5972</text:p>
          </table:table-cell>
          <table:table-cell office:value-type="float" office:value="0.462">
            <text:p>0.462</text:p>
          </table:table-cell>
          <table:table-cell office:value-type="float" office:value="0.3056">
            <text:p>0.3056</text:p>
          </table:table-cell>
          <table:table-cell office:value-type="float" office:value="0.716">
            <text:p>0.716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ovray</text:p>
          </table:table-cell>
          <table:table-cell office:value-type="float" office:value="5468">
            <text:p>5468</text:p>
          </table:table-cell>
          <table:table-cell office:value-type="float" office:value="25303">
            <text:p>25303</text:p>
          </table:table-cell>
          <table:table-cell table:formula="of:=([.C21]+[.D21])/1000" office:value-type="float" office:value="30.771">
            <text:p>30.771</text:p>
          </table:table-cell>
          <table:table-cell office:value-type="float" office:value="2258">
            <text:p>2258</text:p>
          </table:table-cell>
          <table:table-cell table:formula="of:=[.F21]/1000" office:value-type="float" office:value="2.258">
            <text:p>2.258</text:p>
          </table:table-cell>
          <table:table-cell office:value-type="float" office:value="1.719">
            <text:p>1.719</text:p>
          </table:table-cell>
          <table:table-cell office:value-type="float" office:value="1.182">
            <text:p>1.182</text:p>
          </table:table-cell>
          <table:table-cell office:value-type="float" office:value="1.276">
            <text:p>1.276</text:p>
          </table:table-cell>
          <table:table-cell office:value-type="float" office:value="1.364">
            <text:p>1.364</text:p>
          </table:table-cell>
          <table:table-cell office:value-type="float" office:value="1">
            <text:p>1</text:p>
          </table:table-cell>
          <table:table-cell office:value-type="float" office:value="1.666">
            <text:p>1.666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jeng</text:p>
          </table:table-cell>
          <table:table-cell office:value-type="float" office:value="24740">
            <text:p>24740</text:p>
          </table:table-cell>
          <table:table-cell office:value-type="float" office:value="632">
            <text:p>632</text:p>
          </table:table-cell>
          <table:table-cell table:formula="of:=([.C22]+[.D22])/1000" office:value-type="float" office:value="25.372">
            <text:p>25.372</text:p>
          </table:table-cell>
          <table:table-cell office:value-type="float" office:value="17354">
            <text:p>17354</text:p>
          </table:table-cell>
          <table:table-cell table:formula="of:=[.F22]/1000" office:value-type="float" office:value="17.354">
            <text:p>17.354</text:p>
          </table:table-cell>
          <table:table-cell office:value-type="float" office:value="2.201">
            <text:p>2.201</text:p>
          </table:table-cell>
          <table:table-cell office:value-type="float" office:value="1.676">
            <text:p>1.676</text:p>
          </table:table-cell>
          <table:table-cell office:value-type="float" office:value="1.636">
            <text:p>1.636</text:p>
          </table:table-cell>
          <table:table-cell office:value-type="float" office:value="1.805">
            <text:p>1.805</text:p>
          </table:table-cell>
          <table:table-cell office:value-type="float" office:value="1.609">
            <text:p>1.609</text:p>
          </table:table-cell>
          <table:table-cell office:value-type="float" office:value="1.933">
            <text:p>1.93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oplex</text:p>
          </table:table-cell>
          <table:table-cell office:value-type="float" office:value="22390">
            <text:p>22390</text:p>
          </table:table-cell>
          <table:table-cell office:value-type="float" office:value="16993">
            <text:p>16993</text:p>
          </table:table-cell>
          <table:table-cell table:formula="of:=([.C23]+[.D23])/1000" office:value-type="float" office:value="39.383">
            <text:p>39.383</text:p>
          </table:table-cell>
          <table:table-cell office:value-type="float" office:value="6965">
            <text:p>6965</text:p>
          </table:table-cell>
          <table:table-cell table:formula="of:=[.F23]/1000" office:value-type="float" office:value="6.965">
            <text:p>6.965</text:p>
          </table:table-cell>
          <table:table-cell office:value-type="float" office:value="1.829">
            <text:p>1.829</text:p>
          </table:table-cell>
          <table:table-cell office:value-type="float" office:value="1.252">
            <text:p>1.252</text:p>
          </table:table-cell>
          <table:table-cell office:value-type="float" office:value="1.328">
            <text:p>1.328</text:p>
          </table:table-cell>
          <table:table-cell office:value-type="float" office:value="1.398">
            <text:p>1.398</text:p>
          </table:table-cell>
          <table:table-cell office:value-type="float" office:value="1.15">
            <text:p>1.15</text:p>
          </table:table-cell>
          <table:table-cell office:value-type="float" office:value="1.654">
            <text:p>1.654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phinx3</text:p>
          </table:table-cell>
          <table:table-cell office:value-type="float" office:value="1650">
            <text:p>1650</text:p>
          </table:table-cell>
          <table:table-cell office:value-type="float" office:value="30451">
            <text:p>30451</text:p>
          </table:table-cell>
          <table:table-cell table:formula="of:=([.C24]+[.D24])/1000" office:value-type="float" office:value="32.101">
            <text:p>32.101</text:p>
          </table:table-cell>
          <table:table-cell office:value-type="float" office:value="1792">
            <text:p>1792</text:p>
          </table:table-cell>
          <table:table-cell table:formula="of:=[.F24]/1000" office:value-type="float" office:value="1.792">
            <text:p>1.792</text:p>
          </table:table-cell>
          <table:table-cell office:value-type="float" office:value="2.122">
            <text:p>2.122</text:p>
          </table:table-cell>
          <table:table-cell office:value-type="float" office:value="1.695">
            <text:p>1.695</text:p>
          </table:table-cell>
          <table:table-cell office:value-type="float" office:value="1.65">
            <text:p>1.65</text:p>
          </table:table-cell>
          <table:table-cell office:value-type="float" office:value="1.848">
            <text:p>1.848</text:p>
          </table:table-cell>
          <table:table-cell office:value-type="float" office:value="1.584">
            <text:p>1.584</text:p>
          </table:table-cell>
          <table:table-cell office:value-type="float" office:value="2.084">
            <text:p>2.084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onto</text:p>
          </table:table-cell>
          <table:table-cell office:value-type="float" office:value="8036">
            <text:p>8036</text:p>
          </table:table-cell>
          <table:table-cell office:value-type="float" office:value="43559">
            <text:p>43559</text:p>
          </table:table-cell>
          <table:table-cell table:formula="of:=([.C25]+[.D25])/1000" office:value-type="float" office:value="51.595">
            <text:p>51.595</text:p>
          </table:table-cell>
          <table:table-cell office:value-type="float" office:value="3039">
            <text:p>3039</text:p>
          </table:table-cell>
          <table:table-cell table:formula="of:=[.F25]/1000" office:value-type="float" office:value="3.039">
            <text:p>3.039</text:p>
          </table:table-cell>
          <table:table-cell office:value-type="float" office:value="1.542">
            <text:p>1.542</text:p>
          </table:table-cell>
          <table:table-cell office:value-type="float" office:value="1.052">
            <text:p>1.052</text:p>
          </table:table-cell>
          <table:table-cell office:value-type="float" office:value="1.177">
            <text:p>1.177</text:p>
          </table:table-cell>
          <table:table-cell office:value-type="float" office:value="1.211">
            <text:p>1.211</text:p>
          </table:table-cell>
          <table:table-cell office:value-type="float" office:value="0.8777">
            <text:p>0.8777</text:p>
          </table:table-cell>
          <table:table-cell office:value-type="float" office:value="1.489">
            <text:p>1.48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rf</text:p>
          </table:table-cell>
          <table:table-cell office:value-type="float" office:value="150903">
            <text:p>150903</text:p>
          </table:table-cell>
          <table:table-cell office:value-type="float" office:value="3307">
            <text:p>3307</text:p>
          </table:table-cell>
          <table:table-cell table:formula="of:=([.C26]+[.D26])/1000" office:value-type="float" office:value="154.21">
            <text:p>154.21</text:p>
          </table:table-cell>
          <table:table-cell office:value-type="float" office:value="2992">
            <text:p>2992</text:p>
          </table:table-cell>
          <table:table-cell table:formula="of:=[.F26]/1000" office:value-type="float" office:value="2.992">
            <text:p>2.992</text:p>
          </table:table-cell>
          <table:table-cell office:value-type="float" office:value="0.3016">
            <text:p>0.3016</text:p>
          </table:table-cell>
          <table:table-cell office:value-type="float" office:value="0.256">
            <text:p>0.256</text:p>
          </table:table-cell>
          <table:table-cell office:value-type="float" office:value="0.2801">
            <text:p>0.2801</text:p>
          </table:table-cell>
          <table:table-cell office:value-type="float" office:value="0.2693">
            <text:p>0.2693</text:p>
          </table:table-cell>
          <table:table-cell office:value-type="float" office:value="0.2255">
            <text:p>0.2255</text:p>
          </table:table-cell>
          <table:table-cell office:value-type="float" office:value="0.2961">
            <text:p>0.296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xalancbmk</text:p>
          </table:table-cell>
          <table:table-cell office:value-type="float" office:value="4240">
            <text:p>4240</text:p>
          </table:table-cell>
          <table:table-cell office:value-type="float" office:value="37610">
            <text:p>37610</text:p>
          </table:table-cell>
          <table:table-cell table:formula="of:=([.C27]+[.D27])/1000" office:value-type="float" office:value="41.85">
            <text:p>41.85</text:p>
          </table:table-cell>
          <table:table-cell office:value-type="float" office:value="5550">
            <text:p>5550</text:p>
          </table:table-cell>
          <table:table-cell table:formula="of:=[.F27]/1000" office:value-type="float" office:value="5.55">
            <text:p>5.55</text:p>
          </table:table-cell>
          <table:table-cell office:value-type="float" office:value="1.27">
            <text:p>1.27</text:p>
          </table:table-cell>
          <table:table-cell office:value-type="float" office:value="0.8894">
            <text:p>0.8894</text:p>
          </table:table-cell>
          <table:table-cell office:value-type="float" office:value="0.9744">
            <text:p>0.9744</text:p>
          </table:table-cell>
          <table:table-cell office:value-type="float" office:value="0.9844">
            <text:p>0.9844</text:p>
          </table:table-cell>
          <table:table-cell office:value-type="float" office:value="0.7752">
            <text:p>0.7752</text:p>
          </table:table-cell>
          <table:table-cell office:value-type="float" office:value="1.161">
            <text:p>1.16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zeusmp</text:p>
          </table:table-cell>
          <table:table-cell office:value-type="float" office:value="52744">
            <text:p>52744</text:p>
          </table:table-cell>
          <table:table-cell office:value-type="float" office:value="13274">
            <text:p>13274</text:p>
          </table:table-cell>
          <table:table-cell table:formula="of:=([.C28]+[.D28])/1000" office:value-type="float" office:value="66.018">
            <text:p>66.018</text:p>
          </table:table-cell>
          <table:table-cell office:value-type="float" office:value="45136">
            <text:p>45136</text:p>
          </table:table-cell>
          <table:table-cell table:formula="of:=[.F28]/1000" office:value-type="float" office:value="45.136">
            <text:p>45.136</text:p>
          </table:table-cell>
          <table:table-cell office:value-type="float" office:value="0.7093">
            <text:p>0.7093</text:p>
          </table:table-cell>
          <table:table-cell office:value-type="float" office:value="0.586">
            <text:p>0.586</text:p>
          </table:table-cell>
          <table:table-cell office:value-type="float" office:value="0.6049">
            <text:p>0.6049</text:p>
          </table:table-cell>
          <table:table-cell office:value-type="float" office:value="0.6234">
            <text:p>0.6234</text:p>
          </table:table-cell>
          <table:table-cell office:value-type="float" office:value="0.5286">
            <text:p>0.5286</text:p>
          </table:table-cell>
          <table:table-cell office:value-type="float" office:value="0.6631">
            <text:p>0.663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vg</text:p>
          </table:table-cell>
          <table:table-cell table:formula="of:=AVERAGE([.C3:.C28])" office:value-type="float" office:value="23773.8846153846">
            <text:p>23773.8846153846</text:p>
          </table:table-cell>
          <table:table-cell table:formula="of:=AVERAGE([.D3:.D28])" office:value-type="float" office:value="22427.3076923077">
            <text:p>22427.3076923077</text:p>
          </table:table-cell>
          <table:table-cell table:formula="of:=AVERAGE([.E3:.E28])" office:value-type="float" office:value="46.2011923076923">
            <text:p>46.2011923077</text:p>
          </table:table-cell>
          <table:table-cell table:formula="of:=AVERAGE([.F3:.F28])" office:value-type="float" office:value="13124.8846153846">
            <text:p>13124.8846153846</text:p>
          </table:table-cell>
          <table:table-cell table:formula="of:=AVERAGE([.G3:.G28])" office:value-type="float" office:value="13.1248846153846">
            <text:p>13.1248846154</text:p>
          </table:table-cell>
          <table:table-cell table:formula="of:=AVERAGE([.H3:.H28])" office:value-type="float" office:value="1.55884615384615">
            <text:p>1.5588461538</text:p>
          </table:table-cell>
          <table:table-cell table:formula="of:=AVERAGE([.I3:.I28])" office:value-type="float" office:value="1.18268846153846">
            <text:p>1.1826884615</text:p>
          </table:table-cell>
          <table:table-cell table:formula="of:=AVERAGE([.J3:.J28])" office:value-type="float" office:value="1.22500384615385">
            <text:p>1.2250038462</text:p>
          </table:table-cell>
          <table:table-cell table:formula="of:=AVERAGE([.K3:.K28])" office:value-type="float" office:value="1.29762307692308">
            <text:p>1.2976230769</text:p>
          </table:table-cell>
          <table:table-cell table:formula="of:=AVERAGE([.L3:.L28])" office:value-type="float" office:value="1.081328">
            <text:p>1.081328</text:p>
          </table:table-cell>
          <table:table-cell table:number-columns-repeated="1012"/>
        </table:table-row>
      </table:table>
      <table:table table:name="Hoja2_2" table:style-name="ta2">
        <office:forms form:automatic-focus="false" form:apply-design-mode="false"/>
        <table:shapes>
          <draw:frame draw:z-index="0" draw:style-name="gr1" svg:width="6.2969in" svg:height="4.0677in" svg:x="1.1685in" svg:y="5.9937in">
            <draw:object draw:notify-on-update-of-ranges="Hoja2_2.B3:Hoja2_2.B29 Hoja2_2.E2:Hoja2_2.E2 Hoja2_2.E3:Hoja2_2.E29 Hoja2_2.G2:Hoja2_2.G2 Hoja2_2.G3:Hoja2_2.G2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69in" svg:height="3.5406in" svg:x="7.7236in" svg:y="6.137in">
            <draw:object draw:notify-on-update-of-ranges="Hoja2_2.B3:Hoja2_2.B29 Hoja2_2.H2:Hoja2_2.H2 Hoja2_2.H3:Hoja2_2.H29 Hoja2_2.I2:Hoja2_2.I2 Hoja2_2.I3:Hoja2_2.I29 Hoja2_2.J2:Hoja2_2.J2 Hoja2_2.J3:Hoja2_2.J29 Hoja2_2.K2:Hoja2_2.K2 Hoja2_2.K3:Hoja2_2.K29 Hoja2_2.L2:Hoja2_2.L2 Hoja2_2.L3:Hoja2_2.L2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6" table:default-cell-style-name="ce2"/>
        <table:table-column table:style-name="co1" table:number-columns-repeated="1011" table:default-cell-style-name="Default"/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benchmark</text:p>
          </table:table-cell>
          <table:table-cell office:value-type="string">
            <text:p>Misses_L1D</text:p>
          </table:table-cell>
          <table:table-cell office:value-type="string">
            <text:p>Misses_L1I</text:p>
          </table:table-cell>
          <table:table-cell office:value-type="string">
            <text:p>MPKI_L1</text:p>
          </table:table-cell>
          <table:table-cell office:value-type="string">
            <text:p>Misses_L2</text:p>
          </table:table-cell>
          <table:table-cell office:value-type="string">
            <text:p>MPKI_L2</text:p>
          </table:table-cell>
          <table:table-cell table:style-name="Default" office:value-type="string">
            <text:p>IPC</text:p>
          </table:table-cell>
          <table:table-cell table:style-name="Default" office:value-type="string">
            <text:p>lbm</text:p>
          </table:table-cell>
          <table:table-cell table:style-name="Default" office:value-type="string">
            <text:p>astar</text:p>
          </table:table-cell>
          <table:table-cell table:style-name="Default" office:value-type="string">
            <text:p>leslie3d</text:p>
          </table:table-cell>
          <table:table-cell table:style-name="Default" office:value-type="string">
            <text:p>gobmk</text:p>
          </table:table-cell>
          <table:table-cell table:style-name="Default" office:value-type="string">
            <text:p>hmmer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star</text:p>
          </table:table-cell>
          <table:table-cell office:value-type="float" office:value="58319">
            <text:p>58319</text:p>
          </table:table-cell>
          <table:table-cell office:value-type="float" office:value="2030">
            <text:p>2030</text:p>
          </table:table-cell>
          <table:table-cell table:formula="of:=([.C3]+[.D3])/1000" office:value-type="float" office:value="60.349">
            <text:p>60.349</text:p>
          </table:table-cell>
          <table:table-cell office:value-type="float" office:value="50900">
            <text:p>50900</text:p>
          </table:table-cell>
          <table:table-cell table:formula="of:=[.F3]/1000" office:value-type="float" office:value="50.9">
            <text:p>50.9</text:p>
          </table:table-cell>
          <table:table-cell table:formula="of:=[.H3]/[.$H3]" office:value-type="float" office:value="0">
            <text:p>Err:522</text:p>
          </table:table-cell>
          <table:table-cell table:formula="of:=[.I3]/[.$H3]" office:value-type="float" office:value="0">
            <text:p>Err:522</text:p>
          </table:table-cell>
          <table:table-cell table:formula="of:=[.J3]/[.$H3]" office:value-type="float" office:value="0">
            <text:p>Err:522</text:p>
          </table:table-cell>
          <table:table-cell table:formula="of:=[.K3]/[.$H3]" office:value-type="float" office:value="0">
            <text:p>Err:522</text:p>
          </table:table-cell>
          <table:table-cell table:formula="of:=[.L3]/[.$H3]" office:value-type="float" office:value="0">
            <text:p>Err:522</text:p>
          </table:table-cell>
          <table:table-cell table:formula="of:=[.M3]/[.$H3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ctusADM</text:p>
          </table:table-cell>
          <table:table-cell office:value-type="float" office:value="4966">
            <text:p>4966</text:p>
          </table:table-cell>
          <table:table-cell office:value-type="float" office:value="28177">
            <text:p>28177</text:p>
          </table:table-cell>
          <table:table-cell table:formula="of:=([.C4]+[.D4])/1000" office:value-type="float" office:value="33.143">
            <text:p>33.143</text:p>
          </table:table-cell>
          <table:table-cell office:value-type="float" office:value="2009">
            <text:p>2009</text:p>
          </table:table-cell>
          <table:table-cell table:formula="of:=[.F4]/1000" office:value-type="float" office:value="2.009">
            <text:p>2.009</text:p>
          </table:table-cell>
          <table:table-cell table:formula="of:=[.H4]/[.$H4]" office:value-type="float" office:value="0">
            <text:p>Err:522</text:p>
          </table:table-cell>
          <table:table-cell table:formula="of:=[.I4]/[.$H4]" office:value-type="float" office:value="0">
            <text:p>Err:522</text:p>
          </table:table-cell>
          <table:table-cell table:formula="of:=[.J4]/[.$H4]" office:value-type="float" office:value="0">
            <text:p>Err:522</text:p>
          </table:table-cell>
          <table:table-cell table:formula="of:=[.K4]/[.$H4]" office:value-type="float" office:value="0">
            <text:p>Err:522</text:p>
          </table:table-cell>
          <table:table-cell table:formula="of:=[.L4]/[.$H4]" office:value-type="float" office:value="0">
            <text:p>Err:522</text:p>
          </table:table-cell>
          <table:table-cell table:formula="of:=[.M4]/[.$H4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alII</text:p>
          </table:table-cell>
          <table:table-cell office:value-type="float" office:value="5428">
            <text:p>5428</text:p>
          </table:table-cell>
          <table:table-cell office:value-type="float" office:value="16407">
            <text:p>16407</text:p>
          </table:table-cell>
          <table:table-cell table:formula="of:=([.C5]+[.D5])/1000" office:value-type="float" office:value="21.835">
            <text:p>21.835</text:p>
          </table:table-cell>
          <table:table-cell office:value-type="float" office:value="3656">
            <text:p>3656</text:p>
          </table:table-cell>
          <table:table-cell table:formula="of:=[.F5]/1000" office:value-type="float" office:value="3.656">
            <text:p>3.656</text:p>
          </table:table-cell>
          <table:table-cell table:formula="of:=[.H5]/[.$H5]" office:value-type="float" office:value="0">
            <text:p>Err:522</text:p>
          </table:table-cell>
          <table:table-cell table:formula="of:=[.I5]/[.$H5]" office:value-type="float" office:value="0">
            <text:p>Err:522</text:p>
          </table:table-cell>
          <table:table-cell table:formula="of:=[.J5]/[.$H5]" office:value-type="float" office:value="0">
            <text:p>Err:522</text:p>
          </table:table-cell>
          <table:table-cell table:formula="of:=[.K5]/[.$H5]" office:value-type="float" office:value="0">
            <text:p>Err:522</text:p>
          </table:table-cell>
          <table:table-cell table:formula="of:=[.L5]/[.$H5]" office:value-type="float" office:value="0">
            <text:p>Err:522</text:p>
          </table:table-cell>
          <table:table-cell table:formula="of:=[.M5]/[.$H5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amess</text:p>
          </table:table-cell>
          <table:table-cell office:value-type="float" office:value="4150">
            <text:p>4150</text:p>
          </table:table-cell>
          <table:table-cell office:value-type="float" office:value="32847">
            <text:p>32847</text:p>
          </table:table-cell>
          <table:table-cell table:formula="of:=([.C6]+[.D6])/1000" office:value-type="float" office:value="36.997">
            <text:p>36.997</text:p>
          </table:table-cell>
          <table:table-cell office:value-type="float" office:value="2029">
            <text:p>2029</text:p>
          </table:table-cell>
          <table:table-cell table:formula="of:=[.F6]/1000" office:value-type="float" office:value="2.029">
            <text:p>2.029</text:p>
          </table:table-cell>
          <table:table-cell table:formula="of:=[.H6]/[.$H6]" office:value-type="float" office:value="0">
            <text:p>Err:522</text:p>
          </table:table-cell>
          <table:table-cell table:formula="of:=[.I6]/[.$H6]" office:value-type="float" office:value="0">
            <text:p>Err:522</text:p>
          </table:table-cell>
          <table:table-cell table:formula="of:=[.J6]/[.$H6]" office:value-type="float" office:value="0">
            <text:p>Err:522</text:p>
          </table:table-cell>
          <table:table-cell table:formula="of:=[.K6]/[.$H6]" office:value-type="float" office:value="0">
            <text:p>Err:522</text:p>
          </table:table-cell>
          <table:table-cell table:formula="of:=[.L6]/[.$H6]" office:value-type="float" office:value="0">
            <text:p>Err:522</text:p>
          </table:table-cell>
          <table:table-cell table:formula="of:=[.M6]/[.$H6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cc</text:p>
          </table:table-cell>
          <table:table-cell office:value-type="float" office:value="4326">
            <text:p>4326</text:p>
          </table:table-cell>
          <table:table-cell office:value-type="float" office:value="2602">
            <text:p>2602</text:p>
          </table:table-cell>
          <table:table-cell table:formula="of:=([.C7]+[.D7])/1000" office:value-type="float" office:value="6.928">
            <text:p>6.928</text:p>
          </table:table-cell>
          <table:table-cell office:value-type="float" office:value="3045">
            <text:p>3045</text:p>
          </table:table-cell>
          <table:table-cell table:formula="of:=[.F7]/1000" office:value-type="float" office:value="3.045">
            <text:p>3.045</text:p>
          </table:table-cell>
          <table:table-cell table:formula="of:=[.H7]/[.$H7]" office:value-type="float" office:value="0">
            <text:p>Err:522</text:p>
          </table:table-cell>
          <table:table-cell table:formula="of:=[.I7]/[.$H7]" office:value-type="float" office:value="0">
            <text:p>Err:522</text:p>
          </table:table-cell>
          <table:table-cell table:formula="of:=[.J7]/[.$H7]" office:value-type="float" office:value="0">
            <text:p>Err:522</text:p>
          </table:table-cell>
          <table:table-cell table:formula="of:=[.K7]/[.$H7]" office:value-type="float" office:value="0">
            <text:p>Err:522</text:p>
          </table:table-cell>
          <table:table-cell table:formula="of:=[.L7]/[.$H7]" office:value-type="float" office:value="0">
            <text:p>Err:522</text:p>
          </table:table-cell>
          <table:table-cell table:formula="of:=[.M7]/[.$H7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emsFDTD</text:p>
          </table:table-cell>
          <table:table-cell office:value-type="float" office:value="7862">
            <text:p>7862</text:p>
          </table:table-cell>
          <table:table-cell office:value-type="float" office:value="45677">
            <text:p>45677</text:p>
          </table:table-cell>
          <table:table-cell table:formula="of:=([.C8]+[.D8])/1000" office:value-type="float" office:value="53.539">
            <text:p>53.539</text:p>
          </table:table-cell>
          <table:table-cell office:value-type="float" office:value="2794">
            <text:p>2794</text:p>
          </table:table-cell>
          <table:table-cell table:formula="of:=[.F8]/1000" office:value-type="float" office:value="2.794">
            <text:p>2.794</text:p>
          </table:table-cell>
          <table:table-cell table:formula="of:=[.H8]/[.$H8]" office:value-type="float" office:value="0">
            <text:p>Err:522</text:p>
          </table:table-cell>
          <table:table-cell table:formula="of:=[.I8]/[.$H8]" office:value-type="float" office:value="0">
            <text:p>Err:522</text:p>
          </table:table-cell>
          <table:table-cell table:formula="of:=[.J8]/[.$H8]" office:value-type="float" office:value="0">
            <text:p>Err:522</text:p>
          </table:table-cell>
          <table:table-cell table:formula="of:=[.K8]/[.$H8]" office:value-type="float" office:value="0">
            <text:p>Err:522</text:p>
          </table:table-cell>
          <table:table-cell table:formula="of:=[.L8]/[.$H8]" office:value-type="float" office:value="0">
            <text:p>Err:522</text:p>
          </table:table-cell>
          <table:table-cell table:formula="of:=[.M8]/[.$H8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obmk</text:p>
          </table:table-cell>
          <table:table-cell office:value-type="float" office:value="31986">
            <text:p>31986</text:p>
          </table:table-cell>
          <table:table-cell office:value-type="float" office:value="661">
            <text:p>661</text:p>
          </table:table-cell>
          <table:table-cell table:formula="of:=([.C9]+[.D9])/1000" office:value-type="float" office:value="32.647">
            <text:p>32.647</text:p>
          </table:table-cell>
          <table:table-cell office:value-type="float" office:value="24404">
            <text:p>24404</text:p>
          </table:table-cell>
          <table:table-cell table:formula="of:=[.F9]/1000" office:value-type="float" office:value="24.404">
            <text:p>24.404</text:p>
          </table:table-cell>
          <table:table-cell table:formula="of:=[.H9]/[.$H9]" office:value-type="float" office:value="0">
            <text:p>Err:522</text:p>
          </table:table-cell>
          <table:table-cell table:formula="of:=[.I9]/[.$H9]" office:value-type="float" office:value="0">
            <text:p>Err:522</text:p>
          </table:table-cell>
          <table:table-cell table:formula="of:=[.J9]/[.$H9]" office:value-type="float" office:value="0">
            <text:p>Err:522</text:p>
          </table:table-cell>
          <table:table-cell table:formula="of:=[.K9]/[.$H9]" office:value-type="float" office:value="0">
            <text:p>Err:522</text:p>
          </table:table-cell>
          <table:table-cell table:formula="of:=[.L9]/[.$H9]" office:value-type="float" office:value="0">
            <text:p>Err:522</text:p>
          </table:table-cell>
          <table:table-cell table:formula="of:=[.M9]/[.$H9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romacs</text:p>
          </table:table-cell>
          <table:table-cell office:value-type="float" office:value="10876">
            <text:p>10876</text:p>
          </table:table-cell>
          <table:table-cell office:value-type="float" office:value="10701">
            <text:p>10701</text:p>
          </table:table-cell>
          <table:table-cell table:formula="of:=([.C10]+[.D10])/1000" office:value-type="float" office:value="21.577">
            <text:p>21.577</text:p>
          </table:table-cell>
          <table:table-cell office:value-type="float" office:value="6574">
            <text:p>6574</text:p>
          </table:table-cell>
          <table:table-cell table:formula="of:=[.F10]/1000" office:value-type="float" office:value="6.574">
            <text:p>6.574</text:p>
          </table:table-cell>
          <table:table-cell table:formula="of:=[.H10]/[.$H10]" office:value-type="float" office:value="0">
            <text:p>Err:522</text:p>
          </table:table-cell>
          <table:table-cell table:formula="of:=[.I10]/[.$H10]" office:value-type="float" office:value="0">
            <text:p>Err:522</text:p>
          </table:table-cell>
          <table:table-cell table:formula="of:=[.J10]/[.$H10]" office:value-type="float" office:value="0">
            <text:p>Err:522</text:p>
          </table:table-cell>
          <table:table-cell table:formula="of:=[.K10]/[.$H10]" office:value-type="float" office:value="0">
            <text:p>Err:522</text:p>
          </table:table-cell>
          <table:table-cell table:formula="of:=[.L10]/[.$H10]" office:value-type="float" office:value="0">
            <text:p>Err:522</text:p>
          </table:table-cell>
          <table:table-cell table:formula="of:=[.M10]/[.$H10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264ref</text:p>
          </table:table-cell>
          <table:table-cell office:value-type="float" office:value="20776">
            <text:p>20776</text:p>
          </table:table-cell>
          <table:table-cell office:value-type="float" office:value="8186">
            <text:p>8186</text:p>
          </table:table-cell>
          <table:table-cell table:formula="of:=([.C11]+[.D11])/1000" office:value-type="float" office:value="28.962">
            <text:p>28.962</text:p>
          </table:table-cell>
          <table:table-cell office:value-type="float" office:value="8854">
            <text:p>8854</text:p>
          </table:table-cell>
          <table:table-cell table:formula="of:=[.F11]/1000" office:value-type="float" office:value="8.854">
            <text:p>8.854</text:p>
          </table:table-cell>
          <table:table-cell table:formula="of:=[.H11]/[.$H11]" office:value-type="float" office:value="0">
            <text:p>Err:522</text:p>
          </table:table-cell>
          <table:table-cell table:formula="of:=[.I11]/[.$H11]" office:value-type="float" office:value="0">
            <text:p>Err:522</text:p>
          </table:table-cell>
          <table:table-cell table:formula="of:=[.J11]/[.$H11]" office:value-type="float" office:value="0">
            <text:p>Err:522</text:p>
          </table:table-cell>
          <table:table-cell table:formula="of:=[.K11]/[.$H11]" office:value-type="float" office:value="0">
            <text:p>Err:522</text:p>
          </table:table-cell>
          <table:table-cell table:formula="of:=[.L11]/[.$H11]" office:value-type="float" office:value="0">
            <text:p>Err:522</text:p>
          </table:table-cell>
          <table:table-cell table:formula="of:=[.M11]/[.$H11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mmer</text:p>
          </table:table-cell>
          <table:table-cell office:value-type="float" office:value="1476">
            <text:p>1476</text:p>
          </table:table-cell>
          <table:table-cell office:value-type="float" office:value="5019">
            <text:p>5019</text:p>
          </table:table-cell>
          <table:table-cell table:formula="of:=([.C12]+[.D12])/1000" office:value-type="float" office:value="6.495">
            <text:p>6.495</text:p>
          </table:table-cell>
          <table:table-cell office:value-type="float" office:value="1804">
            <text:p>1804</text:p>
          </table:table-cell>
          <table:table-cell table:formula="of:=[.F12]/1000" office:value-type="float" office:value="1.804">
            <text:p>1.804</text:p>
          </table:table-cell>
          <table:table-cell table:formula="of:=[.H12]/[.$H12]" office:value-type="float" office:value="0">
            <text:p>Err:522</text:p>
          </table:table-cell>
          <table:table-cell table:formula="of:=[.I12]/[.$H12]" office:value-type="float" office:value="0">
            <text:p>Err:522</text:p>
          </table:table-cell>
          <table:table-cell table:formula="of:=[.J12]/[.$H12]" office:value-type="float" office:value="0">
            <text:p>Err:522</text:p>
          </table:table-cell>
          <table:table-cell table:formula="of:=[.K12]/[.$H12]" office:value-type="float" office:value="0">
            <text:p>Err:522</text:p>
          </table:table-cell>
          <table:table-cell table:formula="of:=[.L12]/[.$H12]" office:value-type="float" office:value="0">
            <text:p>Err:522</text:p>
          </table:table-cell>
          <table:table-cell table:formula="of:=[.M12]/[.$H12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bm</text:p>
          </table:table-cell>
          <table:table-cell office:value-type="float" office:value="98630">
            <text:p>98630</text:p>
          </table:table-cell>
          <table:table-cell office:value-type="float" office:value="1114">
            <text:p>1114</text:p>
          </table:table-cell>
          <table:table-cell table:formula="of:=([.C13]+[.D13])/1000" office:value-type="float" office:value="99.744">
            <text:p>99.744</text:p>
          </table:table-cell>
          <table:table-cell office:value-type="float" office:value="91668">
            <text:p>91668</text:p>
          </table:table-cell>
          <table:table-cell table:formula="of:=[.F13]/1000" office:value-type="float" office:value="91.668">
            <text:p>91.668</text:p>
          </table:table-cell>
          <table:table-cell table:formula="of:=[.H13]/[.$H13]" office:value-type="float" office:value="0">
            <text:p>Err:522</text:p>
          </table:table-cell>
          <table:table-cell table:formula="of:=[.I13]/[.$H13]" office:value-type="float" office:value="0">
            <text:p>Err:522</text:p>
          </table:table-cell>
          <table:table-cell table:formula="of:=[.J13]/[.$H13]" office:value-type="float" office:value="0">
            <text:p>Err:522</text:p>
          </table:table-cell>
          <table:table-cell table:formula="of:=[.K13]/[.$H13]" office:value-type="float" office:value="0">
            <text:p>Err:522</text:p>
          </table:table-cell>
          <table:table-cell table:formula="of:=[.L13]/[.$H13]" office:value-type="float" office:value="0">
            <text:p>Err:522</text:p>
          </table:table-cell>
          <table:table-cell table:formula="of:=[.M13]/[.$H13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eslie3d</text:p>
          </table:table-cell>
          <table:table-cell office:value-type="float" office:value="32141">
            <text:p>32141</text:p>
          </table:table-cell>
          <table:table-cell office:value-type="float" office:value="10956">
            <text:p>10956</text:p>
          </table:table-cell>
          <table:table-cell table:formula="of:=([.C14]+[.D14])/1000" office:value-type="float" office:value="43.097">
            <text:p>43.097</text:p>
          </table:table-cell>
          <table:table-cell office:value-type="float" office:value="25480">
            <text:p>25480</text:p>
          </table:table-cell>
          <table:table-cell table:formula="of:=[.F14]/1000" office:value-type="float" office:value="25.48">
            <text:p>25.48</text:p>
          </table:table-cell>
          <table:table-cell table:formula="of:=[.H14]/[.$H14]" office:value-type="float" office:value="0">
            <text:p>Err:522</text:p>
          </table:table-cell>
          <table:table-cell table:formula="of:=[.I14]/[.$H14]" office:value-type="float" office:value="0">
            <text:p>Err:522</text:p>
          </table:table-cell>
          <table:table-cell table:formula="of:=[.J14]/[.$H14]" office:value-type="float" office:value="0">
            <text:p>Err:522</text:p>
          </table:table-cell>
          <table:table-cell table:formula="of:=[.K14]/[.$H14]" office:value-type="float" office:value="0">
            <text:p>Err:522</text:p>
          </table:table-cell>
          <table:table-cell table:formula="of:=[.L14]/[.$H14]" office:value-type="float" office:value="0">
            <text:p>Err:522</text:p>
          </table:table-cell>
          <table:table-cell table:formula="of:=[.M14]/[.$H14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ibquantum</text:p>
          </table:table-cell>
          <table:table-cell office:value-type="float" office:value="13908">
            <text:p>13908</text:p>
          </table:table-cell>
          <table:table-cell office:value-type="float" office:value="711">
            <text:p>711</text:p>
          </table:table-cell>
          <table:table-cell table:formula="of:=([.C15]+[.D15])/1000" office:value-type="float" office:value="14.619">
            <text:p>14.619</text:p>
          </table:table-cell>
          <table:table-cell office:value-type="float" office:value="7518">
            <text:p>7518</text:p>
          </table:table-cell>
          <table:table-cell table:formula="of:=[.F15]/1000" office:value-type="float" office:value="7.518">
            <text:p>7.518</text:p>
          </table:table-cell>
          <table:table-cell table:formula="of:=[.H15]/[.$H15]" office:value-type="float" office:value="0">
            <text:p>Err:522</text:p>
          </table:table-cell>
          <table:table-cell table:formula="of:=[.I15]/[.$H15]" office:value-type="float" office:value="0">
            <text:p>Err:522</text:p>
          </table:table-cell>
          <table:table-cell table:formula="of:=[.J15]/[.$H15]" office:value-type="float" office:value="0">
            <text:p>Err:522</text:p>
          </table:table-cell>
          <table:table-cell table:formula="of:=[.K15]/[.$H15]" office:value-type="float" office:value="0">
            <text:p>Err:522</text:p>
          </table:table-cell>
          <table:table-cell table:formula="of:=[.L15]/[.$H15]" office:value-type="float" office:value="0">
            <text:p>Err:522</text:p>
          </table:table-cell>
          <table:table-cell table:formula="of:=[.M15]/[.$H15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cf</text:p>
          </table:table-cell>
          <table:table-cell office:value-type="float" office:value="3398">
            <text:p>3398</text:p>
          </table:table-cell>
          <table:table-cell office:value-type="float" office:value="31513">
            <text:p>31513</text:p>
          </table:table-cell>
          <table:table-cell table:formula="of:=([.C16]+[.D16])/1000" office:value-type="float" office:value="34.911">
            <text:p>34.911</text:p>
          </table:table-cell>
          <table:table-cell office:value-type="float" office:value="2222">
            <text:p>2222</text:p>
          </table:table-cell>
          <table:table-cell table:formula="of:=[.F16]/1000" office:value-type="float" office:value="2.222">
            <text:p>2.222</text:p>
          </table:table-cell>
          <table:table-cell table:formula="of:=[.H16]/[.$H16]" office:value-type="float" office:value="0">
            <text:p>Err:522</text:p>
          </table:table-cell>
          <table:table-cell table:formula="of:=[.I16]/[.$H16]" office:value-type="float" office:value="0">
            <text:p>Err:522</text:p>
          </table:table-cell>
          <table:table-cell table:formula="of:=[.J16]/[.$H16]" office:value-type="float" office:value="0">
            <text:p>Err:522</text:p>
          </table:table-cell>
          <table:table-cell table:formula="of:=[.K16]/[.$H16]" office:value-type="float" office:value="0">
            <text:p>Err:522</text:p>
          </table:table-cell>
          <table:table-cell table:formula="of:=[.L16]/[.$H16]" office:value-type="float" office:value="0">
            <text:p>Err:522</text:p>
          </table:table-cell>
          <table:table-cell table:formula="of:=[.M16]/[.$H16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lc</text:p>
          </table:table-cell>
          <table:table-cell office:value-type="float" office:value="17875">
            <text:p>17875</text:p>
          </table:table-cell>
          <table:table-cell office:value-type="float" office:value="2890">
            <text:p>2890</text:p>
          </table:table-cell>
          <table:table-cell table:formula="of:=([.C17]+[.D17])/1000" office:value-type="float" office:value="20.765">
            <text:p>20.765</text:p>
          </table:table-cell>
          <table:table-cell office:value-type="float" office:value="11474">
            <text:p>11474</text:p>
          </table:table-cell>
          <table:table-cell table:formula="of:=[.F17]/1000" office:value-type="float" office:value="11.474">
            <text:p>11.474</text:p>
          </table:table-cell>
          <table:table-cell table:formula="of:=[.H17]/[.$H17]" office:value-type="float" office:value="0">
            <text:p>Err:522</text:p>
          </table:table-cell>
          <table:table-cell table:formula="of:=[.I17]/[.$H17]" office:value-type="float" office:value="0">
            <text:p>Err:522</text:p>
          </table:table-cell>
          <table:table-cell table:formula="of:=[.J17]/[.$H17]" office:value-type="float" office:value="0">
            <text:p>Err:522</text:p>
          </table:table-cell>
          <table:table-cell table:formula="of:=[.K17]/[.$H17]" office:value-type="float" office:value="0">
            <text:p>Err:522</text:p>
          </table:table-cell>
          <table:table-cell table:formula="of:=[.L17]/[.$H17]" office:value-type="float" office:value="0">
            <text:p>Err:522</text:p>
          </table:table-cell>
          <table:table-cell table:formula="of:=[.M17]/[.$H17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namd</text:p>
          </table:table-cell>
          <table:table-cell office:value-type="float" office:value="1608">
            <text:p>1608</text:p>
          </table:table-cell>
          <table:table-cell office:value-type="float" office:value="94750">
            <text:p>94750</text:p>
          </table:table-cell>
          <table:table-cell table:formula="of:=([.C18]+[.D18])/1000" office:value-type="float" office:value="96.358">
            <text:p>96.358</text:p>
          </table:table-cell>
          <table:table-cell office:value-type="float" office:value="1379">
            <text:p>1379</text:p>
          </table:table-cell>
          <table:table-cell table:formula="of:=[.F18]/1000" office:value-type="float" office:value="1.379">
            <text:p>1.379</text:p>
          </table:table-cell>
          <table:table-cell table:formula="of:=[.H18]/[.$H18]" office:value-type="float" office:value="0">
            <text:p>Err:522</text:p>
          </table:table-cell>
          <table:table-cell table:formula="of:=[.I18]/[.$H18]" office:value-type="float" office:value="0">
            <text:p>Err:522</text:p>
          </table:table-cell>
          <table:table-cell table:formula="of:=[.J18]/[.$H18]" office:value-type="float" office:value="0">
            <text:p>Err:522</text:p>
          </table:table-cell>
          <table:table-cell table:formula="of:=[.K18]/[.$H18]" office:value-type="float" office:value="0">
            <text:p>Err:522</text:p>
          </table:table-cell>
          <table:table-cell table:formula="of:=[.L18]/[.$H18]" office:value-type="float" office:value="0">
            <text:p>Err:522</text:p>
          </table:table-cell>
          <table:table-cell table:formula="of:=[.M18]/[.$H18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omnetpp</text:p>
          </table:table-cell>
          <table:table-cell office:value-type="float" office:value="3266">
            <text:p>3266</text:p>
          </table:table-cell>
          <table:table-cell office:value-type="float" office:value="7922">
            <text:p>7922</text:p>
          </table:table-cell>
          <table:table-cell table:formula="of:=([.C19]+[.D19])/1000" office:value-type="float" office:value="11.188">
            <text:p>11.188</text:p>
          </table:table-cell>
          <table:table-cell office:value-type="float" office:value="3722">
            <text:p>3722</text:p>
          </table:table-cell>
          <table:table-cell table:formula="of:=[.F19]/1000" office:value-type="float" office:value="3.722">
            <text:p>3.722</text:p>
          </table:table-cell>
          <table:table-cell table:formula="of:=[.H19]/[.$H19]" office:value-type="float" office:value="0">
            <text:p>Err:522</text:p>
          </table:table-cell>
          <table:table-cell table:formula="of:=[.I19]/[.$H19]" office:value-type="float" office:value="0">
            <text:p>Err:522</text:p>
          </table:table-cell>
          <table:table-cell table:formula="of:=[.J19]/[.$H19]" office:value-type="float" office:value="0">
            <text:p>Err:522</text:p>
          </table:table-cell>
          <table:table-cell table:formula="of:=[.K19]/[.$H19]" office:value-type="float" office:value="0">
            <text:p>Err:522</text:p>
          </table:table-cell>
          <table:table-cell table:formula="of:=[.L19]/[.$H19]" office:value-type="float" office:value="0">
            <text:p>Err:522</text:p>
          </table:table-cell>
          <table:table-cell table:formula="of:=[.M19]/[.$H19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erlbench</text:p>
          </table:table-cell>
          <table:table-cell office:value-type="float" office:value="26959">
            <text:p>26959</text:p>
          </table:table-cell>
          <table:table-cell office:value-type="float" office:value="109818">
            <text:p>109818</text:p>
          </table:table-cell>
          <table:table-cell table:formula="of:=([.C20]+[.D20])/1000" office:value-type="float" office:value="136.777">
            <text:p>136.777</text:p>
          </table:table-cell>
          <table:table-cell office:value-type="float" office:value="6629">
            <text:p>6629</text:p>
          </table:table-cell>
          <table:table-cell table:formula="of:=[.F20]/1000" office:value-type="float" office:value="6.629">
            <text:p>6.629</text:p>
          </table:table-cell>
          <table:table-cell table:formula="of:=[.H20]/[.$H20]" office:value-type="float" office:value="0">
            <text:p>Err:522</text:p>
          </table:table-cell>
          <table:table-cell table:formula="of:=[.I20]/[.$H20]" office:value-type="float" office:value="0">
            <text:p>Err:522</text:p>
          </table:table-cell>
          <table:table-cell table:formula="of:=[.J20]/[.$H20]" office:value-type="float" office:value="0">
            <text:p>Err:522</text:p>
          </table:table-cell>
          <table:table-cell table:formula="of:=[.K20]/[.$H20]" office:value-type="float" office:value="0">
            <text:p>Err:522</text:p>
          </table:table-cell>
          <table:table-cell table:formula="of:=[.L20]/[.$H20]" office:value-type="float" office:value="0">
            <text:p>Err:522</text:p>
          </table:table-cell>
          <table:table-cell table:formula="of:=[.M20]/[.$H20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ovray</text:p>
          </table:table-cell>
          <table:table-cell office:value-type="float" office:value="5468">
            <text:p>5468</text:p>
          </table:table-cell>
          <table:table-cell office:value-type="float" office:value="25303">
            <text:p>25303</text:p>
          </table:table-cell>
          <table:table-cell table:formula="of:=([.C21]+[.D21])/1000" office:value-type="float" office:value="30.771">
            <text:p>30.771</text:p>
          </table:table-cell>
          <table:table-cell office:value-type="float" office:value="2258">
            <text:p>2258</text:p>
          </table:table-cell>
          <table:table-cell table:formula="of:=[.F21]/1000" office:value-type="float" office:value="2.258">
            <text:p>2.258</text:p>
          </table:table-cell>
          <table:table-cell table:formula="of:=[.H21]/[.$H21]" office:value-type="float" office:value="0">
            <text:p>Err:522</text:p>
          </table:table-cell>
          <table:table-cell table:formula="of:=[.I21]/[.$H21]" office:value-type="float" office:value="0">
            <text:p>Err:522</text:p>
          </table:table-cell>
          <table:table-cell table:formula="of:=[.J21]/[.$H21]" office:value-type="float" office:value="0">
            <text:p>Err:522</text:p>
          </table:table-cell>
          <table:table-cell table:formula="of:=[.K21]/[.$H21]" office:value-type="float" office:value="0">
            <text:p>Err:522</text:p>
          </table:table-cell>
          <table:table-cell table:formula="of:=[.L21]/[.$H21]" office:value-type="float" office:value="0">
            <text:p>Err:522</text:p>
          </table:table-cell>
          <table:table-cell table:formula="of:=[.M21]/[.$H21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jeng</text:p>
          </table:table-cell>
          <table:table-cell office:value-type="float" office:value="24740">
            <text:p>24740</text:p>
          </table:table-cell>
          <table:table-cell office:value-type="float" office:value="632">
            <text:p>632</text:p>
          </table:table-cell>
          <table:table-cell table:formula="of:=([.C22]+[.D22])/1000" office:value-type="float" office:value="25.372">
            <text:p>25.372</text:p>
          </table:table-cell>
          <table:table-cell office:value-type="float" office:value="17354">
            <text:p>17354</text:p>
          </table:table-cell>
          <table:table-cell table:formula="of:=[.F22]/1000" office:value-type="float" office:value="17.354">
            <text:p>17.354</text:p>
          </table:table-cell>
          <table:table-cell table:formula="of:=[.H22]/[.$H22]" office:value-type="float" office:value="0">
            <text:p>Err:522</text:p>
          </table:table-cell>
          <table:table-cell table:formula="of:=[.I22]/[.$H22]" office:value-type="float" office:value="0">
            <text:p>Err:522</text:p>
          </table:table-cell>
          <table:table-cell table:formula="of:=[.J22]/[.$H22]" office:value-type="float" office:value="0">
            <text:p>Err:522</text:p>
          </table:table-cell>
          <table:table-cell table:formula="of:=[.K22]/[.$H22]" office:value-type="float" office:value="0">
            <text:p>Err:522</text:p>
          </table:table-cell>
          <table:table-cell table:formula="of:=[.L22]/[.$H22]" office:value-type="float" office:value="0">
            <text:p>Err:522</text:p>
          </table:table-cell>
          <table:table-cell table:formula="of:=[.M22]/[.$H22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oplex</text:p>
          </table:table-cell>
          <table:table-cell office:value-type="float" office:value="22390">
            <text:p>22390</text:p>
          </table:table-cell>
          <table:table-cell office:value-type="float" office:value="16993">
            <text:p>16993</text:p>
          </table:table-cell>
          <table:table-cell table:formula="of:=([.C23]+[.D23])/1000" office:value-type="float" office:value="39.383">
            <text:p>39.383</text:p>
          </table:table-cell>
          <table:table-cell office:value-type="float" office:value="6965">
            <text:p>6965</text:p>
          </table:table-cell>
          <table:table-cell table:formula="of:=[.F23]/1000" office:value-type="float" office:value="6.965">
            <text:p>6.965</text:p>
          </table:table-cell>
          <table:table-cell table:formula="of:=[.H23]/[.$H23]" office:value-type="float" office:value="0">
            <text:p>Err:522</text:p>
          </table:table-cell>
          <table:table-cell table:formula="of:=[.I23]/[.$H23]" office:value-type="float" office:value="0">
            <text:p>Err:522</text:p>
          </table:table-cell>
          <table:table-cell table:formula="of:=[.J23]/[.$H23]" office:value-type="float" office:value="0">
            <text:p>Err:522</text:p>
          </table:table-cell>
          <table:table-cell table:formula="of:=[.K23]/[.$H23]" office:value-type="float" office:value="0">
            <text:p>Err:522</text:p>
          </table:table-cell>
          <table:table-cell table:formula="of:=[.L23]/[.$H23]" office:value-type="float" office:value="0">
            <text:p>Err:522</text:p>
          </table:table-cell>
          <table:table-cell table:formula="of:=[.M23]/[.$H23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phinx3</text:p>
          </table:table-cell>
          <table:table-cell office:value-type="float" office:value="1650">
            <text:p>1650</text:p>
          </table:table-cell>
          <table:table-cell office:value-type="float" office:value="30451">
            <text:p>30451</text:p>
          </table:table-cell>
          <table:table-cell table:formula="of:=([.C24]+[.D24])/1000" office:value-type="float" office:value="32.101">
            <text:p>32.101</text:p>
          </table:table-cell>
          <table:table-cell office:value-type="float" office:value="1792">
            <text:p>1792</text:p>
          </table:table-cell>
          <table:table-cell table:formula="of:=[.F24]/1000" office:value-type="float" office:value="1.792">
            <text:p>1.792</text:p>
          </table:table-cell>
          <table:table-cell table:formula="of:=[.H24]/[.$H24]" office:value-type="float" office:value="0">
            <text:p>Err:522</text:p>
          </table:table-cell>
          <table:table-cell table:formula="of:=[.I24]/[.$H24]" office:value-type="float" office:value="0">
            <text:p>Err:522</text:p>
          </table:table-cell>
          <table:table-cell table:formula="of:=[.J24]/[.$H24]" office:value-type="float" office:value="0">
            <text:p>Err:522</text:p>
          </table:table-cell>
          <table:table-cell table:formula="of:=[.K24]/[.$H24]" office:value-type="float" office:value="0">
            <text:p>Err:522</text:p>
          </table:table-cell>
          <table:table-cell table:formula="of:=[.L24]/[.$H24]" office:value-type="float" office:value="0">
            <text:p>Err:522</text:p>
          </table:table-cell>
          <table:table-cell table:formula="of:=[.M24]/[.$H24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onto</text:p>
          </table:table-cell>
          <table:table-cell office:value-type="float" office:value="8036">
            <text:p>8036</text:p>
          </table:table-cell>
          <table:table-cell office:value-type="float" office:value="43559">
            <text:p>43559</text:p>
          </table:table-cell>
          <table:table-cell table:formula="of:=([.C25]+[.D25])/1000" office:value-type="float" office:value="51.595">
            <text:p>51.595</text:p>
          </table:table-cell>
          <table:table-cell office:value-type="float" office:value="3039">
            <text:p>3039</text:p>
          </table:table-cell>
          <table:table-cell table:formula="of:=[.F25]/1000" office:value-type="float" office:value="3.039">
            <text:p>3.039</text:p>
          </table:table-cell>
          <table:table-cell table:formula="of:=[.H25]/[.$H25]" office:value-type="float" office:value="0">
            <text:p>Err:522</text:p>
          </table:table-cell>
          <table:table-cell table:formula="of:=[.I25]/[.$H25]" office:value-type="float" office:value="0">
            <text:p>Err:522</text:p>
          </table:table-cell>
          <table:table-cell table:formula="of:=[.J25]/[.$H25]" office:value-type="float" office:value="0">
            <text:p>Err:522</text:p>
          </table:table-cell>
          <table:table-cell table:formula="of:=[.K25]/[.$H25]" office:value-type="float" office:value="0">
            <text:p>Err:522</text:p>
          </table:table-cell>
          <table:table-cell table:formula="of:=[.L25]/[.$H25]" office:value-type="float" office:value="0">
            <text:p>Err:522</text:p>
          </table:table-cell>
          <table:table-cell table:formula="of:=[.M25]/[.$H25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rf</text:p>
          </table:table-cell>
          <table:table-cell office:value-type="float" office:value="150903">
            <text:p>150903</text:p>
          </table:table-cell>
          <table:table-cell office:value-type="float" office:value="3307">
            <text:p>3307</text:p>
          </table:table-cell>
          <table:table-cell table:formula="of:=([.C26]+[.D26])/1000" office:value-type="float" office:value="154.21">
            <text:p>154.21</text:p>
          </table:table-cell>
          <table:table-cell office:value-type="float" office:value="2992">
            <text:p>2992</text:p>
          </table:table-cell>
          <table:table-cell table:formula="of:=[.F26]/1000" office:value-type="float" office:value="2.992">
            <text:p>2.992</text:p>
          </table:table-cell>
          <table:table-cell table:formula="of:=[.H26]/[.$H26]" office:value-type="float" office:value="0">
            <text:p>Err:522</text:p>
          </table:table-cell>
          <table:table-cell table:formula="of:=[.I26]/[.$H26]" office:value-type="float" office:value="0">
            <text:p>Err:522</text:p>
          </table:table-cell>
          <table:table-cell table:formula="of:=[.J26]/[.$H26]" office:value-type="float" office:value="0">
            <text:p>Err:522</text:p>
          </table:table-cell>
          <table:table-cell table:formula="of:=[.K26]/[.$H26]" office:value-type="float" office:value="0">
            <text:p>Err:522</text:p>
          </table:table-cell>
          <table:table-cell table:formula="of:=[.L26]/[.$H26]" office:value-type="float" office:value="0">
            <text:p>Err:522</text:p>
          </table:table-cell>
          <table:table-cell table:formula="of:=[.M26]/[.$H26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xalancbmk</text:p>
          </table:table-cell>
          <table:table-cell office:value-type="float" office:value="4240">
            <text:p>4240</text:p>
          </table:table-cell>
          <table:table-cell office:value-type="float" office:value="37610">
            <text:p>37610</text:p>
          </table:table-cell>
          <table:table-cell table:formula="of:=([.C27]+[.D27])/1000" office:value-type="float" office:value="41.85">
            <text:p>41.85</text:p>
          </table:table-cell>
          <table:table-cell office:value-type="float" office:value="5550">
            <text:p>5550</text:p>
          </table:table-cell>
          <table:table-cell table:formula="of:=[.F27]/1000" office:value-type="float" office:value="5.55">
            <text:p>5.55</text:p>
          </table:table-cell>
          <table:table-cell table:formula="of:=[.H27]/[.$H27]" office:value-type="float" office:value="0">
            <text:p>Err:522</text:p>
          </table:table-cell>
          <table:table-cell table:formula="of:=[.I27]/[.$H27]" office:value-type="float" office:value="0">
            <text:p>Err:522</text:p>
          </table:table-cell>
          <table:table-cell table:formula="of:=[.J27]/[.$H27]" office:value-type="float" office:value="0">
            <text:p>Err:522</text:p>
          </table:table-cell>
          <table:table-cell table:formula="of:=[.K27]/[.$H27]" office:value-type="float" office:value="0">
            <text:p>Err:522</text:p>
          </table:table-cell>
          <table:table-cell table:formula="of:=[.L27]/[.$H27]" office:value-type="float" office:value="0">
            <text:p>Err:522</text:p>
          </table:table-cell>
          <table:table-cell table:formula="of:=[.M27]/[.$H27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zeusmp</text:p>
          </table:table-cell>
          <table:table-cell office:value-type="float" office:value="52744">
            <text:p>52744</text:p>
          </table:table-cell>
          <table:table-cell office:value-type="float" office:value="13274">
            <text:p>13274</text:p>
          </table:table-cell>
          <table:table-cell table:formula="of:=([.C28]+[.D28])/1000" office:value-type="float" office:value="66.018">
            <text:p>66.018</text:p>
          </table:table-cell>
          <table:table-cell office:value-type="float" office:value="45136">
            <text:p>45136</text:p>
          </table:table-cell>
          <table:table-cell table:formula="of:=[.F28]/1000" office:value-type="float" office:value="45.136">
            <text:p>45.136</text:p>
          </table:table-cell>
          <table:table-cell table:formula="of:=[.H28]/[.$H28]" office:value-type="float" office:value="0">
            <text:p>Err:522</text:p>
          </table:table-cell>
          <table:table-cell table:formula="of:=[.I28]/[.$H28]" office:value-type="float" office:value="0">
            <text:p>Err:522</text:p>
          </table:table-cell>
          <table:table-cell table:formula="of:=[.J28]/[.$H28]" office:value-type="float" office:value="0">
            <text:p>Err:522</text:p>
          </table:table-cell>
          <table:table-cell table:formula="of:=[.K28]/[.$H28]" office:value-type="float" office:value="0">
            <text:p>Err:522</text:p>
          </table:table-cell>
          <table:table-cell table:formula="of:=[.L28]/[.$H28]" office:value-type="float" office:value="0">
            <text:p>Err:522</text:p>
          </table:table-cell>
          <table:table-cell table:formula="of:=[.M28]/[.$H28]" office:value-type="float" office:value="0">
            <text:p>Err:52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vg</text:p>
          </table:table-cell>
          <table:table-cell table:formula="of:=AVERAGE([.C3:.C28])" office:value-type="float" office:value="23773.8846153846">
            <text:p>23773.8846153846</text:p>
          </table:table-cell>
          <table:table-cell table:formula="of:=AVERAGE([.D3:.D28])" office:value-type="float" office:value="22427.3076923077">
            <text:p>22427.3076923077</text:p>
          </table:table-cell>
          <table:table-cell table:formula="of:=AVERAGE([.E3:.E28])" office:value-type="float" office:value="46.2011923076923">
            <text:p>46.2011923077</text:p>
          </table:table-cell>
          <table:table-cell table:formula="of:=AVERAGE([.F3:.F28])" office:value-type="float" office:value="13124.8846153846">
            <text:p>13124.8846153846</text:p>
          </table:table-cell>
          <table:table-cell table:formula="of:=AVERAGE([.G3:.G28])" office:value-type="float" office:value="13.1248846153846">
            <text:p>13.1248846154</text:p>
          </table:table-cell>
          <table:table-cell table:style-name="Default" table:formula="of:=AVERAGE([.H3:.H28])" office:value-type="float" office:value="0">
            <text:p>Err:522</text:p>
          </table:table-cell>
          <table:table-cell table:formula="of:=AVERAGE([.I3:.I28])" office:value-type="float" office:value="0">
            <text:p>Err:522</text:p>
          </table:table-cell>
          <table:table-cell table:formula="of:=AVERAGE([.J3:.J28])" office:value-type="float" office:value="0">
            <text:p>Err:522</text:p>
          </table:table-cell>
          <table:table-cell table:formula="of:=AVERAGE([.K3:.K28])" office:value-type="float" office:value="0">
            <text:p>Err:522</text:p>
          </table:table-cell>
          <table:table-cell table:formula="of:=AVERAGE([.L3:.L28])" office:value-type="float" office:value="0">
            <text:p>Err:522</text:p>
          </table:table-cell>
          <table:table-cell table:formula="of:=AVERAGE([.M3:.M28])" office:value-type="float" office:value="0">
            <text:p>Err:522</text:p>
          </table:table-cell>
          <table:table-cell table:number-columns-repeated="1011"/>
        </table:table-row>
      </table:table>
      <table:table table:name="2 cores" table:style-name="ta3">
        <office:forms form:automatic-focus="false" form:apply-design-mode="false"/>
        <table:shapes>
          <draw:frame draw:z-index="0" draw:style-name="gr1" svg:width="8.8461in" svg:height="3.5421in" svg:x="1.0614in" svg:y="7.1657in">
            <draw:object draw:notify-on-update-of-ranges="'2 cores'.A2:'2 cores'.A28 '2 cores'.D1:'2 cores'.D1 '2 cores'.D2:'2 cores'.D28 '2 cores'.F1:'2 cores'.F1 '2 cores'.F2:'2 cores'.F2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8in" svg:height="3.5429in" svg:x="10.3051in" svg:y="1.5728in">
            <draw:object draw:notify-on-update-of-ranges="'2 cores'.A2:'2 cores'.A28 '2 cores'.K1:'2 cores'.K1 '2 cores'.K2:'2 cores'.K28 '2 cores'.L1:'2 cores'.L1 '2 cores'.L2:'2 cores'.L28 '2 cores'.M1:'2 cores'.M1 '2 cores'.M2:'2 cores'.M2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2"/>
        <table:table-column table:style-name="co1" table:number-columns-repeated="1017" table:default-cell-style-name="Default"/>
        <table:table-row table:style-name="ro1">
          <table:table-cell office:value-type="string">
            <text:p>benchmark</text:p>
          </table:table-cell>
          <table:table-cell table:style-name="Default" office:value-type="string">
            <text:p>Misses_L1D</text:p>
          </table:table-cell>
          <table:table-cell table:style-name="Default" office:value-type="string">
            <text:p>Misses_L1I</text:p>
          </table:table-cell>
          <table:table-cell table:style-name="Default" office:value-type="string">
            <text:p>MPKI_L1</text:p>
          </table:table-cell>
          <table:table-cell table:style-name="Default" office:value-type="string">
            <text:p>Misses_L2</text:p>
          </table:table-cell>
          <table:table-cell table:style-name="Default" office:value-type="string">
            <text:p>MPKI_L2</text:p>
          </table:table-cell>
          <table:table-cell table:style-name="Default" office:value-type="string">
            <text:p>IPC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gcc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gcc</text:p>
          </table:table-cell>
          <table:table-cell table:number-columns-repeated="1011"/>
        </table:table-row>
        <table:table-row table:style-name="ro1">
          <table:table-cell office:value-type="string">
            <text:p>astar</text:p>
          </table:table-cell>
          <table:table-cell office:value-type="float" office:value="58328">
            <text:p>58328.00</text:p>
          </table:table-cell>
          <table:table-cell office:value-type="float" office:value="2064">
            <text:p>2064.00</text:p>
          </table:table-cell>
          <table:table-cell table:formula="of:=([.B2]+[.C2])/1000" office:value-type="float" office:value="60.392">
            <text:p>60.39</text:p>
          </table:table-cell>
          <table:table-cell office:value-type="float" office:value="55980">
            <text:p>55980.00</text:p>
          </table:table-cell>
          <table:table-cell table:formula="of:=[.E2]/1000" office:value-type="float" office:value="55.98">
            <text:p>55.98</text:p>
          </table:table-cell>
          <table:table-cell office:value-type="float" office:value="1.273">
            <text:p>1.27</text:p>
          </table:table-cell>
          <table:table-cell office:value-type="float" office:value="1.281">
            <text:p>1.281</text:p>
          </table:table-cell>
          <table:table-cell office:value-type="float" office:value="1.289">
            <text:p>1.289</text:p>
          </table:table-cell>
          <table:table-cell office:value-type="float" office:value="1.283">
            <text:p>1.283</text:p>
          </table:table-cell>
          <table:table-cell table:formula="of:=[.H2]/[.$G2]" office:value-type="float" office:value="1.00628436763551">
            <text:p>1.0062843676</text:p>
          </table:table-cell>
          <table:table-cell table:formula="of:=[.I2]/[.$G2]" office:value-type="float" office:value="1.01256873527101">
            <text:p>1.0125687353</text:p>
          </table:table-cell>
          <table:table-cell table:formula="of:=[.J2]/[.$G2]" office:value-type="float" office:value="1.00785545954438">
            <text:p>1.0078554595</text:p>
          </table:table-cell>
          <table:table-cell table:number-columns-repeated="1011"/>
        </table:table-row>
        <table:table-row table:style-name="ro1">
          <table:table-cell office:value-type="string">
            <text:p>cactusADM</text:p>
          </table:table-cell>
          <table:table-cell office:value-type="float" office:value="5092">
            <text:p>5092.00</text:p>
          </table:table-cell>
          <table:table-cell office:value-type="float" office:value="28325">
            <text:p>28325.00</text:p>
          </table:table-cell>
          <table:table-cell table:formula="of:=([.B3]+[.C3])/1000" office:value-type="float" office:value="33.417">
            <text:p>33.42</text:p>
          </table:table-cell>
          <table:table-cell office:value-type="float" office:value="2033">
            <text:p>2033.00</text:p>
          </table:table-cell>
          <table:table-cell table:formula="of:=[.E3]/1000" office:value-type="float" office:value="2.033">
            <text:p>2.03</text:p>
          </table:table-cell>
          <table:table-cell office:value-type="float" office:value="1.596">
            <text:p>1.60</text:p>
          </table:table-cell>
          <table:table-cell office:value-type="float" office:value="1.364">
            <text:p>1.364</text:p>
          </table:table-cell>
          <table:table-cell office:value-type="float" office:value="1.467">
            <text:p>1.467</text:p>
          </table:table-cell>
          <table:table-cell office:value-type="float" office:value="1.548">
            <text:p>1.548</text:p>
          </table:table-cell>
          <table:table-cell table:formula="of:=[.H3]/[.$G3]" office:value-type="float" office:value="0.854636591478697">
            <text:p>0.8546365915</text:p>
          </table:table-cell>
          <table:table-cell table:formula="of:=[.I3]/[.$G3]" office:value-type="float" office:value="0.919172932330827">
            <text:p>0.9191729323</text:p>
          </table:table-cell>
          <table:table-cell table:formula="of:=[.J3]/[.$G3]" office:value-type="float" office:value="0.969924812030075">
            <text:p>0.969924812</text:p>
          </table:table-cell>
          <table:table-cell table:number-columns-repeated="1011"/>
        </table:table-row>
        <table:table-row table:style-name="ro1">
          <table:table-cell office:value-type="string">
            <text:p>dealII</text:p>
          </table:table-cell>
          <table:table-cell office:value-type="float" office:value="5513">
            <text:p>5513.00</text:p>
          </table:table-cell>
          <table:table-cell office:value-type="float" office:value="16521">
            <text:p>16521.00</text:p>
          </table:table-cell>
          <table:table-cell table:formula="of:=([.B4]+[.C4])/1000" office:value-type="float" office:value="22.034">
            <text:p>22.03</text:p>
          </table:table-cell>
          <table:table-cell office:value-type="float" office:value="3924">
            <text:p>3924.00</text:p>
          </table:table-cell>
          <table:table-cell table:formula="of:=[.E4]/1000" office:value-type="float" office:value="3.924">
            <text:p>3.92</text:p>
          </table:table-cell>
          <table:table-cell office:value-type="float" office:value="1.742">
            <text:p>1.74</text:p>
          </table:table-cell>
          <table:table-cell office:value-type="float" office:value="1.338">
            <text:p>1.338</text:p>
          </table:table-cell>
          <table:table-cell office:value-type="float" office:value="1.433">
            <text:p>1.433</text:p>
          </table:table-cell>
          <table:table-cell office:value-type="float" office:value="1.596">
            <text:p>1.596</text:p>
          </table:table-cell>
          <table:table-cell table:formula="of:=[.H4]/[.$G4]" office:value-type="float" office:value="0.768082663605052">
            <text:p>0.7680826636</text:p>
          </table:table-cell>
          <table:table-cell table:formula="of:=[.I4]/[.$G4]" office:value-type="float" office:value="0.822617680826636">
            <text:p>0.8226176808</text:p>
          </table:table-cell>
          <table:table-cell table:formula="of:=[.J4]/[.$G4]" office:value-type="float" office:value="0.916188289322618">
            <text:p>0.9161882893</text:p>
          </table:table-cell>
          <table:table-cell table:number-columns-repeated="1011"/>
        </table:table-row>
        <table:table-row table:style-name="ro1">
          <table:table-cell office:value-type="string">
            <text:p>gamess</text:p>
          </table:table-cell>
          <table:table-cell office:value-type="float" office:value="4184">
            <text:p>4184.00</text:p>
          </table:table-cell>
          <table:table-cell office:value-type="float" office:value="33012">
            <text:p>33012.00</text:p>
          </table:table-cell>
          <table:table-cell table:formula="of:=([.B5]+[.C5])/1000" office:value-type="float" office:value="37.196">
            <text:p>37.20</text:p>
          </table:table-cell>
          <table:table-cell office:value-type="float" office:value="2044">
            <text:p>2044.00</text:p>
          </table:table-cell>
          <table:table-cell table:formula="of:=[.E5]/1000" office:value-type="float" office:value="2.044">
            <text:p>2.04</text:p>
          </table:table-cell>
          <table:table-cell office:value-type="float" office:value="1.846">
            <text:p>1.85</text:p>
          </table:table-cell>
          <table:table-cell office:value-type="float" office:value="1.577">
            <text:p>1.577</text:p>
          </table:table-cell>
          <table:table-cell office:value-type="float" office:value="1.686">
            <text:p>1.686</text:p>
          </table:table-cell>
          <table:table-cell office:value-type="float" office:value="1.774">
            <text:p>1.774</text:p>
          </table:table-cell>
          <table:table-cell table:formula="of:=[.H5]/[.$G5]" office:value-type="float" office:value="0.854279523293608">
            <text:p>0.8542795233</text:p>
          </table:table-cell>
          <table:table-cell table:formula="of:=[.I5]/[.$G5]" office:value-type="float" office:value="0.913326110509209">
            <text:p>0.9133261105</text:p>
          </table:table-cell>
          <table:table-cell table:formula="of:=[.J5]/[.$G5]" office:value-type="float" office:value="0.960996749729144">
            <text:p>0.9609967497</text:p>
          </table:table-cell>
          <table:table-cell table:number-columns-repeated="1011"/>
        </table:table-row>
        <table:table-row table:style-name="ro1">
          <table:table-cell office:value-type="string">
            <text:p>gcc</text:p>
          </table:table-cell>
          <table:table-cell office:value-type="float" office:value="4360">
            <text:p>4360.00</text:p>
          </table:table-cell>
          <table:table-cell office:value-type="float" office:value="2659">
            <text:p>2659.00</text:p>
          </table:table-cell>
          <table:table-cell table:formula="of:=([.B6]+[.C6])/1000" office:value-type="float" office:value="7.019">
            <text:p>7.02</text:p>
          </table:table-cell>
          <table:table-cell office:value-type="float" office:value="3163">
            <text:p>3163.00</text:p>
          </table:table-cell>
          <table:table-cell table:formula="of:=[.E6]/1000" office:value-type="float" office:value="3.163">
            <text:p>3.16</text:p>
          </table:table-cell>
          <table:table-cell office:value-type="float" office:value="2.266">
            <text:p>2.27</text:p>
          </table:table-cell>
          <table:table-cell office:value-type="float" office:value="2.067">
            <text:p>2.067</text:p>
          </table:table-cell>
          <table:table-cell office:value-type="float" office:value="2.18">
            <text:p>2.18</text:p>
          </table:table-cell>
          <table:table-cell office:value-type="float" office:value="2.145">
            <text:p>2.145</text:p>
          </table:table-cell>
          <table:table-cell table:formula="of:=[.H6]/[.$G6]" office:value-type="float" office:value="0.912180052956752">
            <text:p>0.912180053</text:p>
          </table:table-cell>
          <table:table-cell table:formula="of:=[.I6]/[.$G6]" office:value-type="float" office:value="0.962047661076787">
            <text:p>0.9620476611</text:p>
          </table:table-cell>
          <table:table-cell table:formula="of:=[.J6]/[.$G6]" office:value-type="float" office:value="0.946601941747573">
            <text:p>0.9466019417</text:p>
          </table:table-cell>
          <table:table-cell table:number-columns-repeated="1011"/>
        </table:table-row>
        <table:table-row table:style-name="ro1">
          <table:table-cell office:value-type="string">
            <text:p>GemsFDTD</text:p>
          </table:table-cell>
          <table:table-cell office:value-type="float" office:value="7956">
            <text:p>7956.00</text:p>
          </table:table-cell>
          <table:table-cell office:value-type="float" office:value="45771">
            <text:p>45771.00</text:p>
          </table:table-cell>
          <table:table-cell table:formula="of:=([.B7]+[.C7])/1000" office:value-type="float" office:value="53.727">
            <text:p>53.73</text:p>
          </table:table-cell>
          <table:table-cell office:value-type="float" office:value="2900">
            <text:p>2900.00</text:p>
          </table:table-cell>
          <table:table-cell table:formula="of:=[.E7]/1000" office:value-type="float" office:value="2.9">
            <text:p>2.90</text:p>
          </table:table-cell>
          <table:table-cell office:value-type="float" office:value="1.582">
            <text:p>1.58</text:p>
          </table:table-cell>
          <table:table-cell office:value-type="float" office:value="1.273">
            <text:p>1.273</text:p>
          </table:table-cell>
          <table:table-cell office:value-type="float" office:value="1.398">
            <text:p>1.398</text:p>
          </table:table-cell>
          <table:table-cell office:value-type="float" office:value="1.527">
            <text:p>1.527</text:p>
          </table:table-cell>
          <table:table-cell table:formula="of:=[.H7]/[.$G7]" office:value-type="float" office:value="0.804677623261694">
            <text:p>0.8046776233</text:p>
          </table:table-cell>
          <table:table-cell table:formula="of:=[.I7]/[.$G7]" office:value-type="float" office:value="0.883691529709229">
            <text:p>0.8836915297</text:p>
          </table:table-cell>
          <table:table-cell table:formula="of:=[.J7]/[.$G7]" office:value-type="float" office:value="0.965233881163085">
            <text:p>0.9652338812</text:p>
          </table:table-cell>
          <table:table-cell table:number-columns-repeated="1011"/>
        </table:table-row>
        <table:table-row table:style-name="ro1">
          <table:table-cell office:value-type="string">
            <text:p>gobmk</text:p>
          </table:table-cell>
          <table:table-cell office:value-type="float" office:value="31976">
            <text:p>31976.00</text:p>
          </table:table-cell>
          <table:table-cell office:value-type="float" office:value="642">
            <text:p>642.00</text:p>
          </table:table-cell>
          <table:table-cell table:formula="of:=([.B8]+[.C8])/1000" office:value-type="float" office:value="32.618">
            <text:p>32.62</text:p>
          </table:table-cell>
          <table:table-cell office:value-type="float" office:value="28500">
            <text:p>28500.00</text:p>
          </table:table-cell>
          <table:table-cell table:formula="of:=[.E8]/1000" office:value-type="float" office:value="28.5">
            <text:p>28.50</text:p>
          </table:table-cell>
          <table:table-cell office:value-type="float" office:value="2.835">
            <text:p>2.84</text:p>
          </table:table-cell>
          <table:table-cell office:value-type="float" office:value="2.669">
            <text:p>2.669</text:p>
          </table:table-cell>
          <table:table-cell office:value-type="float" office:value="2.692">
            <text:p>2.692</text:p>
          </table:table-cell>
          <table:table-cell office:value-type="float" office:value="2.717">
            <text:p>2.717</text:p>
          </table:table-cell>
          <table:table-cell table:formula="of:=[.H8]/[.$G8]" office:value-type="float" office:value="0.941446208112875">
            <text:p>0.9414462081</text:p>
          </table:table-cell>
          <table:table-cell table:formula="of:=[.I8]/[.$G8]" office:value-type="float" office:value="0.949559082892416">
            <text:p>0.9495590829</text:p>
          </table:table-cell>
          <table:table-cell table:formula="of:=[.J8]/[.$G8]" office:value-type="float" office:value="0.958377425044092">
            <text:p>0.958377425</text:p>
          </table:table-cell>
          <table:table-cell table:number-columns-repeated="1011"/>
        </table:table-row>
        <table:table-row table:style-name="ro1">
          <table:table-cell office:value-type="string">
            <text:p>gromacs</text:p>
          </table:table-cell>
          <table:table-cell office:value-type="float" office:value="10912">
            <text:p>10912.00</text:p>
          </table:table-cell>
          <table:table-cell office:value-type="float" office:value="10728">
            <text:p>10728.00</text:p>
          </table:table-cell>
          <table:table-cell table:formula="of:=([.B9]+[.C9])/1000" office:value-type="float" office:value="21.64">
            <text:p>21.64</text:p>
          </table:table-cell>
          <table:table-cell office:value-type="float" office:value="8936">
            <text:p>8936.00</text:p>
          </table:table-cell>
          <table:table-cell table:formula="of:=[.E9]/1000" office:value-type="float" office:value="8.936">
            <text:p>8.94</text:p>
          </table:table-cell>
          <table:table-cell office:value-type="float" office:value="2.211">
            <text:p>2.21</text:p>
          </table:table-cell>
          <table:table-cell office:value-type="float" office:value="1.892">
            <text:p>1.892</text:p>
          </table:table-cell>
          <table:table-cell office:value-type="float" office:value="2.035">
            <text:p>2.035</text:p>
          </table:table-cell>
          <table:table-cell office:value-type="float" office:value="2.089">
            <text:p>2.089</text:p>
          </table:table-cell>
          <table:table-cell table:formula="of:=[.H9]/[.$G9]" office:value-type="float" office:value="0.855721393034826">
            <text:p>0.855721393</text:p>
          </table:table-cell>
          <table:table-cell table:formula="of:=[.I9]/[.$G9]" office:value-type="float" office:value="0.920398009950249">
            <text:p>0.92039801</text:p>
          </table:table-cell>
          <table:table-cell table:formula="of:=[.J9]/[.$G9]" office:value-type="float" office:value="0.944821347806422">
            <text:p>0.9448213478</text:p>
          </table:table-cell>
          <table:table-cell table:number-columns-repeated="1011"/>
        </table:table-row>
        <table:table-row table:style-name="ro1">
          <table:table-cell office:value-type="string">
            <text:p>h264ref</text:p>
          </table:table-cell>
          <table:table-cell office:value-type="float" office:value="20766">
            <text:p>20766.00</text:p>
          </table:table-cell>
          <table:table-cell office:value-type="float" office:value="8243">
            <text:p>8243.00</text:p>
          </table:table-cell>
          <table:table-cell table:formula="of:=([.B10]+[.C10])/1000" office:value-type="float" office:value="29.009">
            <text:p>29.01</text:p>
          </table:table-cell>
          <table:table-cell office:value-type="float" office:value="12598">
            <text:p>12598.00</text:p>
          </table:table-cell>
          <table:table-cell table:formula="of:=[.E10]/1000" office:value-type="float" office:value="12.598">
            <text:p>12.60</text:p>
          </table:table-cell>
          <table:table-cell office:value-type="float" office:value="1.713">
            <text:p>1.71</text:p>
          </table:table-cell>
          <table:table-cell office:value-type="float" office:value="1.453">
            <text:p>1.453</text:p>
          </table:table-cell>
          <table:table-cell office:value-type="float" office:value="1.563">
            <text:p>1.563</text:p>
          </table:table-cell>
          <table:table-cell office:value-type="float" office:value="1.632">
            <text:p>1.632</text:p>
          </table:table-cell>
          <table:table-cell table:formula="of:=[.H10]/[.$G10]" office:value-type="float" office:value="0.848219497956801">
            <text:p>0.848219498</text:p>
          </table:table-cell>
          <table:table-cell table:formula="of:=[.I10]/[.$G10]" office:value-type="float" office:value="0.912434325744308">
            <text:p>0.9124343257</text:p>
          </table:table-cell>
          <table:table-cell table:formula="of:=[.J10]/[.$G10]" office:value-type="float" office:value="0.952714535901926">
            <text:p>0.9527145359</text:p>
          </table:table-cell>
          <table:table-cell table:number-columns-repeated="1011"/>
        </table:table-row>
        <table:table-row table:style-name="ro1">
          <table:table-cell office:value-type="string">
            <text:p>hmmer</text:p>
          </table:table-cell>
          <table:table-cell office:value-type="float" office:value="1502">
            <text:p>1502.00</text:p>
          </table:table-cell>
          <table:table-cell office:value-type="float" office:value="4743">
            <text:p>4743.00</text:p>
          </table:table-cell>
          <table:table-cell table:formula="of:=([.B11]+[.C11])/1000" office:value-type="float" office:value="6.245">
            <text:p>6.25</text:p>
          </table:table-cell>
          <table:table-cell office:value-type="float" office:value="1814">
            <text:p>1814.00</text:p>
          </table:table-cell>
          <table:table-cell table:formula="of:=[.E11]/1000" office:value-type="float" office:value="1.814">
            <text:p>1.81</text:p>
          </table:table-cell>
          <table:table-cell office:value-type="float" office:value="2.289">
            <text:p>2.29</text:p>
          </table:table-cell>
          <table:table-cell table:number-columns-repeated="2"/>
          <table:table-cell office:value-type="float" office:value="2.18">
            <text:p>2.18</text:p>
          </table:table-cell>
          <table:table-cell table:formula="of:=[.H11]/[.$G11]" office:value-type="float" office:value="0">
            <text:p>0</text:p>
          </table:table-cell>
          <table:table-cell table:formula="of:=[.I11]/[.$G11]" office:value-type="float" office:value="0">
            <text:p>0</text:p>
          </table:table-cell>
          <table:table-cell table:formula="of:=[.J11]/[.$G11]" office:value-type="float" office:value="0.952380952380952">
            <text:p>0.9523809524</text:p>
          </table:table-cell>
          <table:table-cell table:number-columns-repeated="1011"/>
        </table:table-row>
        <table:table-row table:style-name="ro1">
          <table:table-cell office:value-type="string">
            <text:p>lbm</text:p>
          </table:table-cell>
          <table:table-cell office:value-type="float" office:value="98640">
            <text:p>98640.00</text:p>
          </table:table-cell>
          <table:table-cell office:value-type="float" office:value="1131">
            <text:p>1131.00</text:p>
          </table:table-cell>
          <table:table-cell table:formula="of:=([.B12]+[.C12])/1000" office:value-type="float" office:value="99.771">
            <text:p>99.77</text:p>
          </table:table-cell>
          <table:table-cell office:value-type="float" office:value="95848">
            <text:p>95848.00</text:p>
          </table:table-cell>
          <table:table-cell table:formula="of:=[.E12]/1000" office:value-type="float" office:value="95.848">
            <text:p>95.85</text:p>
          </table:table-cell>
          <table:table-cell office:value-type="float" office:value="1.078">
            <text:p>1.08</text:p>
          </table:table-cell>
          <table:table-cell office:value-type="float" office:value="1.037">
            <text:p>1.037</text:p>
          </table:table-cell>
          <table:table-cell office:value-type="float" office:value="1.041">
            <text:p>1.041</text:p>
          </table:table-cell>
          <table:table-cell office:value-type="float" office:value="1.057">
            <text:p>1.057</text:p>
          </table:table-cell>
          <table:table-cell table:formula="of:=[.H12]/[.$G12]" office:value-type="float" office:value="0.961966604823748">
            <text:p>0.9619666048</text:p>
          </table:table-cell>
          <table:table-cell table:formula="of:=[.I12]/[.$G12]" office:value-type="float" office:value="0.965677179962894">
            <text:p>0.96567718</text:p>
          </table:table-cell>
          <table:table-cell table:formula="of:=[.J12]/[.$G12]" office:value-type="float" office:value="0.98051948051948">
            <text:p>0.9805194805</text:p>
          </table:table-cell>
          <table:table-cell table:number-columns-repeated="1011"/>
        </table:table-row>
        <table:table-row table:style-name="ro1">
          <table:table-cell office:value-type="string">
            <text:p>leslie3d</text:p>
          </table:table-cell>
          <table:table-cell office:value-type="float" office:value="32158">
            <text:p>32158.00</text:p>
          </table:table-cell>
          <table:table-cell office:value-type="float" office:value="11022">
            <text:p>11022.00</text:p>
          </table:table-cell>
          <table:table-cell table:formula="of:=([.B13]+[.C13])/1000" office:value-type="float" office:value="43.18">
            <text:p>43.18</text:p>
          </table:table-cell>
          <table:table-cell office:value-type="float" office:value="29594">
            <text:p>29594.00</text:p>
          </table:table-cell>
          <table:table-cell table:formula="of:=[.E13]/1000" office:value-type="float" office:value="29.594">
            <text:p>29.59</text:p>
          </table:table-cell>
          <table:table-cell office:value-type="float" office:value="1.585">
            <text:p>1.59</text:p>
          </table:table-cell>
          <table:table-cell office:value-type="float" office:value="1.448">
            <text:p>1.448</text:p>
          </table:table-cell>
          <table:table-cell office:value-type="float" office:value="1.501">
            <text:p>1.501</text:p>
          </table:table-cell>
          <table:table-cell office:value-type="float" office:value="1.507">
            <text:p>1.507</text:p>
          </table:table-cell>
          <table:table-cell table:formula="of:=[.H13]/[.$G13]" office:value-type="float" office:value="0.913564668769716">
            <text:p>0.9135646688</text:p>
          </table:table-cell>
          <table:table-cell table:formula="of:=[.I13]/[.$G13]" office:value-type="float" office:value="0.947003154574132">
            <text:p>0.9470031546</text:p>
          </table:table-cell>
          <table:table-cell table:formula="of:=[.J13]/[.$G13]" office:value-type="float" office:value="0.950788643533123">
            <text:p>0.9507886435</text:p>
          </table:table-cell>
          <table:table-cell table:number-columns-repeated="1011"/>
        </table:table-row>
        <table:table-row table:style-name="ro1">
          <table:table-cell office:value-type="string">
            <text:p>libquantum</text:p>
          </table:table-cell>
          <table:table-cell office:value-type="float" office:value="13916">
            <text:p>13916.00</text:p>
          </table:table-cell>
          <table:table-cell office:value-type="float" office:value="714">
            <text:p>714.00</text:p>
          </table:table-cell>
          <table:table-cell table:formula="of:=([.B14]+[.C14])/1000" office:value-type="float" office:value="14.63">
            <text:p>14.63</text:p>
          </table:table-cell>
          <table:table-cell office:value-type="float" office:value="10748">
            <text:p>10748.00</text:p>
          </table:table-cell>
          <table:table-cell table:formula="of:=[.E14]/1000" office:value-type="float" office:value="10.748">
            <text:p>10.75</text:p>
          </table:table-cell>
          <table:table-cell office:value-type="float" office:value="0.6578">
            <text:p>0.66</text:p>
          </table:table-cell>
          <table:table-cell office:value-type="float" office:value="0.5452">
            <text:p>0.5452</text:p>
          </table:table-cell>
          <table:table-cell office:value-type="float" office:value="0.5748">
            <text:p>0.5748</text:p>
          </table:table-cell>
          <table:table-cell office:value-type="float" office:value="0.567">
            <text:p>0.567</text:p>
          </table:table-cell>
          <table:table-cell table:formula="of:=[.H14]/[.$G14]" office:value-type="float" office:value="0.828823350562481">
            <text:p>0.8288233506</text:p>
          </table:table-cell>
          <table:table-cell table:formula="of:=[.I14]/[.$G14]" office:value-type="float" office:value="0.873821830343569">
            <text:p>0.8738218303</text:p>
          </table:table-cell>
          <table:table-cell table:formula="of:=[.J14]/[.$G14]" office:value-type="float" office:value="0.861964122833688">
            <text:p>0.8619641228</text:p>
          </table:table-cell>
          <table:table-cell table:number-columns-repeated="1011"/>
        </table:table-row>
        <table:table-row table:style-name="ro1">
          <table:table-cell office:value-type="string">
            <text:p>mcf</text:p>
          </table:table-cell>
          <table:table-cell office:value-type="float" office:value="3400">
            <text:p>3400.00</text:p>
          </table:table-cell>
          <table:table-cell office:value-type="float" office:value="31506">
            <text:p>31506.00</text:p>
          </table:table-cell>
          <table:table-cell table:formula="of:=([.B15]+[.C15])/1000" office:value-type="float" office:value="34.906">
            <text:p>34.91</text:p>
          </table:table-cell>
          <table:table-cell office:value-type="float" office:value="2221">
            <text:p>2221.00</text:p>
          </table:table-cell>
          <table:table-cell table:formula="of:=[.E15]/1000" office:value-type="float" office:value="2.221">
            <text:p>2.22</text:p>
          </table:table-cell>
          <table:table-cell office:value-type="float" office:value="1.562">
            <text:p>1.56</text:p>
          </table:table-cell>
          <table:table-cell office:value-type="float" office:value="1.182">
            <text:p>1.182</text:p>
          </table:table-cell>
          <table:table-cell office:value-type="float" office:value="1.284">
            <text:p>1.284</text:p>
          </table:table-cell>
          <table:table-cell office:value-type="float" office:value="1.426">
            <text:p>1.426</text:p>
          </table:table-cell>
          <table:table-cell table:formula="of:=[.H15]/[.$G15]" office:value-type="float" office:value="0.756722151088348">
            <text:p>0.7567221511</text:p>
          </table:table-cell>
          <table:table-cell table:formula="of:=[.I15]/[.$G15]" office:value-type="float" office:value="0.82202304737516">
            <text:p>0.8220230474</text:p>
          </table:table-cell>
          <table:table-cell table:formula="of:=[.J15]/[.$G15]" office:value-type="float" office:value="0.912932138284251">
            <text:p>0.9129321383</text:p>
          </table:table-cell>
          <table:table-cell table:number-columns-repeated="1011"/>
        </table:table-row>
        <table:table-row table:style-name="ro1">
          <table:table-cell office:value-type="string">
            <text:p>milc</text:p>
          </table:table-cell>
          <table:table-cell office:value-type="float" office:value="17889">
            <text:p>17889.00</text:p>
          </table:table-cell>
          <table:table-cell office:value-type="float" office:value="2930">
            <text:p>2930.00</text:p>
          </table:table-cell>
          <table:table-cell table:formula="of:=([.B16]+[.C16])/1000" office:value-type="float" office:value="20.819">
            <text:p>20.82</text:p>
          </table:table-cell>
          <table:table-cell office:value-type="float" office:value="15220">
            <text:p>15220.00</text:p>
          </table:table-cell>
          <table:table-cell table:formula="of:=[.E16]/1000" office:value-type="float" office:value="15.22">
            <text:p>15.22</text:p>
          </table:table-cell>
          <table:table-cell office:value-type="float" office:value="0.6781">
            <text:p>0.68</text:p>
          </table:table-cell>
          <table:table-cell office:value-type="float" office:value="0.5833">
            <text:p>0.5833</text:p>
          </table:table-cell>
          <table:table-cell office:value-type="float" office:value="0.606">
            <text:p>0.606</text:p>
          </table:table-cell>
          <table:table-cell office:value-type="float" office:value="0.6086">
            <text:p>0.6086</text:p>
          </table:table-cell>
          <table:table-cell table:formula="of:=[.H16]/[.$G16]" office:value-type="float" office:value="0.860197610971833">
            <text:p>0.860197611</text:p>
          </table:table-cell>
          <table:table-cell table:formula="of:=[.I16]/[.$G16]" office:value-type="float" office:value="0.893673499483852">
            <text:p>0.8936734995</text:p>
          </table:table-cell>
          <table:table-cell table:formula="of:=[.J16]/[.$G16]" office:value-type="float" office:value="0.897507742220911">
            <text:p>0.8975077422</text:p>
          </table:table-cell>
          <table:table-cell table:number-columns-repeated="1011"/>
        </table:table-row>
        <table:table-row table:style-name="ro1">
          <table:table-cell office:value-type="string">
            <text:p>namd</text:p>
          </table:table-cell>
          <table:table-cell office:value-type="float" office:value="1626">
            <text:p>1626.00</text:p>
          </table:table-cell>
          <table:table-cell office:value-type="float" office:value="94455">
            <text:p>94455.00</text:p>
          </table:table-cell>
          <table:table-cell table:formula="of:=([.B17]+[.C17])/1000" office:value-type="float" office:value="96.081">
            <text:p>96.08</text:p>
          </table:table-cell>
          <table:table-cell office:value-type="float" office:value="1386">
            <text:p>1386.00</text:p>
          </table:table-cell>
          <table:table-cell table:formula="of:=[.E17]/1000" office:value-type="float" office:value="1.386">
            <text:p>1.39</text:p>
          </table:table-cell>
          <table:table-cell office:value-type="float" office:value="0.9902">
            <text:p>0.99</text:p>
          </table:table-cell>
          <table:table-cell office:value-type="float" office:value="0.8682">
            <text:p>0.8682</text:p>
          </table:table-cell>
          <table:table-cell office:value-type="float" office:value="0.8983">
            <text:p>0.8983</text:p>
          </table:table-cell>
          <table:table-cell office:value-type="float" office:value="0.9687">
            <text:p>0.9687</text:p>
          </table:table-cell>
          <table:table-cell table:formula="of:=[.H17]/[.$G17]" office:value-type="float" office:value="0.87679256715815">
            <text:p>0.8767925672</text:p>
          </table:table-cell>
          <table:table-cell table:formula="of:=[.I17]/[.$G17]" office:value-type="float" office:value="0.90719046657241">
            <text:p>0.9071904666</text:p>
          </table:table-cell>
          <table:table-cell table:formula="of:=[.J17]/[.$G17]" office:value-type="float" office:value="0.9782872147041">
            <text:p>0.9782872147</text:p>
          </table:table-cell>
          <table:table-cell table:number-columns-repeated="1011"/>
        </table:table-row>
        <table:table-row table:style-name="ro1">
          <table:table-cell office:value-type="string">
            <text:p>omnetpp</text:p>
          </table:table-cell>
          <table:table-cell office:value-type="float" office:value="3330">
            <text:p>3330.00</text:p>
          </table:table-cell>
          <table:table-cell office:value-type="float" office:value="7936">
            <text:p>7936.00</text:p>
          </table:table-cell>
          <table:table-cell table:formula="of:=([.B18]+[.C18])/1000" office:value-type="float" office:value="11.266">
            <text:p>11.27</text:p>
          </table:table-cell>
          <table:table-cell office:value-type="float" office:value="4052">
            <text:p>4052.00</text:p>
          </table:table-cell>
          <table:table-cell table:formula="of:=[.E18]/1000" office:value-type="float" office:value="4.052">
            <text:p>4.05</text:p>
          </table:table-cell>
          <table:table-cell office:value-type="float" office:value="1.827">
            <text:p>1.83</text:p>
          </table:table-cell>
          <table:table-cell office:value-type="float" office:value="1.411">
            <text:p>1.411</text:p>
          </table:table-cell>
          <table:table-cell office:value-type="float" office:value="1.541">
            <text:p>1.541</text:p>
          </table:table-cell>
          <table:table-cell office:value-type="float" office:value="1.642">
            <text:p>1.642</text:p>
          </table:table-cell>
          <table:table-cell table:formula="of:=[.H18]/[.$G18]" office:value-type="float" office:value="0.772304324028462">
            <text:p>0.772304324</text:p>
          </table:table-cell>
          <table:table-cell table:formula="of:=[.I18]/[.$G18]" office:value-type="float" office:value="0.843459222769567">
            <text:p>0.8434592228</text:p>
          </table:table-cell>
          <table:table-cell table:formula="of:=[.J18]/[.$G18]" office:value-type="float" office:value="0.898741105637657">
            <text:p>0.8987411056</text:p>
          </table:table-cell>
          <table:table-cell table:number-columns-repeated="1011"/>
        </table:table-row>
        <table:table-row table:style-name="ro1">
          <table:table-cell office:value-type="string">
            <text:p>perlbench</text:p>
          </table:table-cell>
          <table:table-cell office:value-type="float" office:value="28010">
            <text:p>28010.00</text:p>
          </table:table-cell>
          <table:table-cell office:value-type="float" office:value="110150">
            <text:p>110150.00</text:p>
          </table:table-cell>
          <table:table-cell table:formula="of:=([.B19]+[.C19])/1000" office:value-type="float" office:value="138.16">
            <text:p>138.16</text:p>
          </table:table-cell>
          <table:table-cell office:value-type="float" office:value="10957">
            <text:p>10957.00</text:p>
          </table:table-cell>
          <table:table-cell table:formula="of:=[.E19]/1000" office:value-type="float" office:value="10.957">
            <text:p>10.96</text:p>
          </table:table-cell>
          <table:table-cell office:value-type="float" office:value="0.7353">
            <text:p>0.74</text:p>
          </table:table-cell>
          <table:table-cell office:value-type="float" office:value="0.4784">
            <text:p>0.4784</text:p>
          </table:table-cell>
          <table:table-cell office:value-type="float" office:value="0.5207">
            <text:p>0.5207</text:p>
          </table:table-cell>
          <table:table-cell office:value-type="float" office:value="0.6892">
            <text:p>0.6892</text:p>
          </table:table-cell>
          <table:table-cell table:formula="of:=[.H19]/[.$G19]" office:value-type="float" office:value="0.65061879504964">
            <text:p>0.650618795</text:p>
          </table:table-cell>
          <table:table-cell table:formula="of:=[.I19]/[.$G19]" office:value-type="float" office:value="0.708146334829321">
            <text:p>0.7081463348</text:p>
          </table:table-cell>
          <table:table-cell table:formula="of:=[.J19]/[.$G19]" office:value-type="float" office:value="0.937304501563987">
            <text:p>0.9373045016</text:p>
          </table:table-cell>
          <table:table-cell table:number-columns-repeated="1011"/>
        </table:table-row>
        <table:table-row table:style-name="ro1">
          <table:table-cell office:value-type="string">
            <text:p>povray</text:p>
          </table:table-cell>
          <table:table-cell office:value-type="float" office:value="5494">
            <text:p>5494.00</text:p>
          </table:table-cell>
          <table:table-cell office:value-type="float" office:value="25478">
            <text:p>25478.00</text:p>
          </table:table-cell>
          <table:table-cell table:formula="of:=([.B20]+[.C20])/1000" office:value-type="float" office:value="30.972">
            <text:p>30.97</text:p>
          </table:table-cell>
          <table:table-cell office:value-type="float" office:value="2297">
            <text:p>2297.00</text:p>
          </table:table-cell>
          <table:table-cell table:formula="of:=[.E20]/1000" office:value-type="float" office:value="2.297">
            <text:p>2.30</text:p>
          </table:table-cell>
          <table:table-cell office:value-type="float" office:value="1.749">
            <text:p>1.75</text:p>
          </table:table-cell>
          <table:table-cell office:value-type="float" office:value="1.4">
            <text:p>1.4</text:p>
          </table:table-cell>
          <table:table-cell office:value-type="float" office:value="1.503">
            <text:p>1.503</text:p>
          </table:table-cell>
          <table:table-cell office:value-type="float" office:value="1.68">
            <text:p>1.68</text:p>
          </table:table-cell>
          <table:table-cell table:formula="of:=[.H20]/[.$G20]" office:value-type="float" office:value="0.800457404230989">
            <text:p>0.8004574042</text:p>
          </table:table-cell>
          <table:table-cell table:formula="of:=[.I20]/[.$G20]" office:value-type="float" office:value="0.859348198970841">
            <text:p>0.859348199</text:p>
          </table:table-cell>
          <table:table-cell table:formula="of:=[.J20]/[.$G20]" office:value-type="float" office:value="0.960548885077187">
            <text:p>0.9605488851</text:p>
          </table:table-cell>
          <table:table-cell table:number-columns-repeated="1011"/>
        </table:table-row>
        <table:table-row table:style-name="ro1">
          <table:table-cell office:value-type="string">
            <text:p>sjeng</text:p>
          </table:table-cell>
          <table:table-cell office:value-type="float" office:value="24756">
            <text:p>24756.00</text:p>
          </table:table-cell>
          <table:table-cell office:value-type="float" office:value="626">
            <text:p>626.00</text:p>
          </table:table-cell>
          <table:table-cell table:formula="of:=([.B21]+[.C21])/1000" office:value-type="float" office:value="25.382">
            <text:p>25.38</text:p>
          </table:table-cell>
          <table:table-cell office:value-type="float" office:value="21492">
            <text:p>21492.00</text:p>
          </table:table-cell>
          <table:table-cell table:formula="of:=[.E21]/1000" office:value-type="float" office:value="21.492">
            <text:p>21.49</text:p>
          </table:table-cell>
          <table:table-cell office:value-type="float" office:value="2.061">
            <text:p>2.06</text:p>
          </table:table-cell>
          <table:table-cell office:value-type="float" office:value="1.757">
            <text:p>1.757</text:p>
          </table:table-cell>
          <table:table-cell office:value-type="float" office:value="1.857">
            <text:p>1.857</text:p>
          </table:table-cell>
          <table:table-cell office:value-type="float" office:value="1.828">
            <text:p>1.828</text:p>
          </table:table-cell>
          <table:table-cell table:formula="of:=[.H21]/[.$G21]" office:value-type="float" office:value="0.852498786996604">
            <text:p>0.852498787</text:p>
          </table:table-cell>
          <table:table-cell table:formula="of:=[.I21]/[.$G21]" office:value-type="float" office:value="0.901018922852984">
            <text:p>0.9010189229</text:p>
          </table:table-cell>
          <table:table-cell table:formula="of:=[.J21]/[.$G21]" office:value-type="float" office:value="0.886948083454634">
            <text:p>0.8869480835</text:p>
          </table:table-cell>
          <table:table-cell table:number-columns-repeated="1011"/>
        </table:table-row>
        <table:table-row table:style-name="ro1">
          <table:table-cell office:value-type="string">
            <text:p>soplex</text:p>
          </table:table-cell>
          <table:table-cell office:value-type="float" office:value="22406">
            <text:p>22406.00</text:p>
          </table:table-cell>
          <table:table-cell office:value-type="float" office:value="17137">
            <text:p>17137.00</text:p>
          </table:table-cell>
          <table:table-cell table:formula="of:=([.B22]+[.C22])/1000" office:value-type="float" office:value="39.543">
            <text:p>39.54</text:p>
          </table:table-cell>
          <table:table-cell office:value-type="float" office:value="14124">
            <text:p>14124.00</text:p>
          </table:table-cell>
          <table:table-cell table:formula="of:=[.E22]/1000" office:value-type="float" office:value="14.124">
            <text:p>14.12</text:p>
          </table:table-cell>
          <table:table-cell office:value-type="float" office:value="1.619">
            <text:p>1.62</text:p>
          </table:table-cell>
          <table:table-cell office:value-type="float" office:value="1.394">
            <text:p>1.394</text:p>
          </table:table-cell>
          <table:table-cell office:value-type="float" office:value="1.463">
            <text:p>1.463</text:p>
          </table:table-cell>
          <table:table-cell office:value-type="float" office:value="1.575">
            <text:p>1.575</text:p>
          </table:table-cell>
          <table:table-cell table:formula="of:=[.H22]/[.$G22]" office:value-type="float" office:value="0.861025324274243">
            <text:p>0.8610253243</text:p>
          </table:table-cell>
          <table:table-cell table:formula="of:=[.I22]/[.$G22]" office:value-type="float" office:value="0.903644224830142">
            <text:p>0.9036442248</text:p>
          </table:table-cell>
          <table:table-cell table:formula="of:=[.J22]/[.$G22]" office:value-type="float" office:value="0.972822730080296">
            <text:p>0.9728227301</text:p>
          </table:table-cell>
          <table:table-cell table:number-columns-repeated="1011"/>
        </table:table-row>
        <table:table-row table:style-name="ro1">
          <table:table-cell office:value-type="string">
            <text:p>sphinx3</text:p>
          </table:table-cell>
          <table:table-cell office:value-type="float" office:value="1690">
            <text:p>1690.00</text:p>
          </table:table-cell>
          <table:table-cell office:value-type="float" office:value="30485">
            <text:p>30485.00</text:p>
          </table:table-cell>
          <table:table-cell table:formula="of:=([.B23]+[.C23])/1000" office:value-type="float" office:value="32.175">
            <text:p>32.18</text:p>
          </table:table-cell>
          <table:table-cell office:value-type="float" office:value="1811">
            <text:p>1811.00</text:p>
          </table:table-cell>
          <table:table-cell table:formula="of:=[.E23]/1000" office:value-type="float" office:value="1.811">
            <text:p>1.81</text:p>
          </table:table-cell>
          <table:table-cell office:value-type="float" office:value="2.176">
            <text:p>2.18</text:p>
          </table:table-cell>
          <table:table-cell office:value-type="float" office:value="1.911">
            <text:p>1.911</text:p>
          </table:table-cell>
          <table:table-cell office:value-type="float" office:value="2.007">
            <text:p>2.007</text:p>
          </table:table-cell>
          <table:table-cell office:value-type="float" office:value="2.107">
            <text:p>2.107</text:p>
          </table:table-cell>
          <table:table-cell table:formula="of:=[.H23]/[.$G23]" office:value-type="float" office:value="0.878216911764706">
            <text:p>0.8782169118</text:p>
          </table:table-cell>
          <table:table-cell table:formula="of:=[.I23]/[.$G23]" office:value-type="float" office:value="0.922334558823529">
            <text:p>0.9223345588</text:p>
          </table:table-cell>
          <table:table-cell table:formula="of:=[.J23]/[.$G23]" office:value-type="float" office:value="0.968290441176471">
            <text:p>0.9682904412</text:p>
          </table:table-cell>
          <table:table-cell table:number-columns-repeated="1011"/>
        </table:table-row>
        <table:table-row table:style-name="ro1">
          <table:table-cell office:value-type="string">
            <text:p>tonto</text:p>
          </table:table-cell>
          <table:table-cell office:value-type="float" office:value="8186">
            <text:p>8186.00</text:p>
          </table:table-cell>
          <table:table-cell office:value-type="float" office:value="43695">
            <text:p>43695.00</text:p>
          </table:table-cell>
          <table:table-cell table:formula="of:=([.B24]+[.C24])/1000" office:value-type="float" office:value="51.881">
            <text:p>51.88</text:p>
          </table:table-cell>
          <table:table-cell office:value-type="float" office:value="3121">
            <text:p>3121.00</text:p>
          </table:table-cell>
          <table:table-cell table:formula="of:=[.E24]/1000" office:value-type="float" office:value="3.121">
            <text:p>3.12</text:p>
          </table:table-cell>
          <table:table-cell office:value-type="float" office:value="1.567">
            <text:p>1.57</text:p>
          </table:table-cell>
          <table:table-cell office:value-type="float" office:value="1.242">
            <text:p>1.242</text:p>
          </table:table-cell>
          <table:table-cell office:value-type="float" office:value="1.339">
            <text:p>1.339</text:p>
          </table:table-cell>
          <table:table-cell office:value-type="float" office:value="1.468">
            <text:p>1.468</text:p>
          </table:table-cell>
          <table:table-cell table:formula="of:=[.H24]/[.$G24]" office:value-type="float" office:value="0.792597319719209">
            <text:p>0.7925973197</text:p>
          </table:table-cell>
          <table:table-cell table:formula="of:=[.I24]/[.$G24]" office:value-type="float" office:value="0.85449904275686">
            <text:p>0.8544990428</text:p>
          </table:table-cell>
          <table:table-cell table:formula="of:=[.J24]/[.$G24]" office:value-type="float" office:value="0.936821952776005">
            <text:p>0.9368219528</text:p>
          </table:table-cell>
          <table:table-cell table:number-columns-repeated="1011"/>
        </table:table-row>
        <table:table-row table:style-name="ro1">
          <table:table-cell office:value-type="string">
            <text:p>wrf</text:p>
          </table:table-cell>
          <table:table-cell office:value-type="float" office:value="151773">
            <text:p>151773.00</text:p>
          </table:table-cell>
          <table:table-cell office:value-type="float" office:value="3334">
            <text:p>3334.00</text:p>
          </table:table-cell>
          <table:table-cell table:formula="of:=([.B25]+[.C25])/1000" office:value-type="float" office:value="155.107">
            <text:p>155.11</text:p>
          </table:table-cell>
          <table:table-cell office:value-type="float" office:value="3038">
            <text:p>3038.00</text:p>
          </table:table-cell>
          <table:table-cell table:formula="of:=[.E25]/1000" office:value-type="float" office:value="3.038">
            <text:p>3.04</text:p>
          </table:table-cell>
          <table:table-cell office:value-type="float" office:value="0.3039">
            <text:p>0.30</text:p>
          </table:table-cell>
          <table:table-cell office:value-type="float" office:value="0.2775">
            <text:p>0.2775</text:p>
          </table:table-cell>
          <table:table-cell office:value-type="float" office:value="0.2856">
            <text:p>0.2856</text:p>
          </table:table-cell>
          <table:table-cell office:value-type="float" office:value="0.2978">
            <text:p>0.2978</text:p>
          </table:table-cell>
          <table:table-cell table:formula="of:=[.H25]/[.$G25]" office:value-type="float" office:value="0.913129318854887">
            <text:p>0.9131293189</text:p>
          </table:table-cell>
          <table:table-cell table:formula="of:=[.I25]/[.$G25]" office:value-type="float" office:value="0.939782823297137">
            <text:p>0.9397828233</text:p>
          </table:table-cell>
          <table:table-cell table:formula="of:=[.J25]/[.$G25]" office:value-type="float" office:value="0.979927607765712">
            <text:p>0.9799276078</text:p>
          </table:table-cell>
          <table:table-cell table:number-columns-repeated="1011"/>
        </table:table-row>
        <table:table-row table:style-name="ro1">
          <table:table-cell office:value-type="string">
            <text:p>xalancbmk</text:p>
          </table:table-cell>
          <table:table-cell office:value-type="float" office:value="4348">
            <text:p>4348.00</text:p>
          </table:table-cell>
          <table:table-cell office:value-type="float" office:value="37632">
            <text:p>37632.00</text:p>
          </table:table-cell>
          <table:table-cell table:formula="of:=([.B26]+[.C26])/1000" office:value-type="float" office:value="41.98">
            <text:p>41.98</text:p>
          </table:table-cell>
          <table:table-cell office:value-type="float" office:value="7080">
            <text:p>7080.00</text:p>
          </table:table-cell>
          <table:table-cell table:formula="of:=[.E26]/1000" office:value-type="float" office:value="7.08">
            <text:p>7.08</text:p>
          </table:table-cell>
          <table:table-cell office:value-type="float" office:value="1.214">
            <text:p>1.21</text:p>
          </table:table-cell>
          <table:table-cell office:value-type="float" office:value="0.9798">
            <text:p>0.9798</text:p>
          </table:table-cell>
          <table:table-cell office:value-type="float" office:value="1.051">
            <text:p>1.051</text:p>
          </table:table-cell>
          <table:table-cell office:value-type="float" office:value="1.123">
            <text:p>1.123</text:p>
          </table:table-cell>
          <table:table-cell table:formula="of:=[.H26]/[.$G26]" office:value-type="float" office:value="0.807084019769357">
            <text:p>0.8070840198</text:p>
          </table:table-cell>
          <table:table-cell table:formula="of:=[.I26]/[.$G26]" office:value-type="float" office:value="0.865733113673806">
            <text:p>0.8657331137</text:p>
          </table:table-cell>
          <table:table-cell table:formula="of:=[.J26]/[.$G26]" office:value-type="float" office:value="0.92504118616145">
            <text:p>0.9250411862</text:p>
          </table:table-cell>
          <table:table-cell table:number-columns-repeated="1011"/>
        </table:table-row>
        <table:table-row table:style-name="ro1">
          <table:table-cell office:value-type="string">
            <text:p>zeusmp</text:p>
          </table:table-cell>
          <table:table-cell office:value-type="float" office:value="52832">
            <text:p>52832.00</text:p>
          </table:table-cell>
          <table:table-cell office:value-type="float" office:value="13360">
            <text:p>13360.00</text:p>
          </table:table-cell>
          <table:table-cell table:formula="of:=([.B27]+[.C27])/1000" office:value-type="float" office:value="66.192">
            <text:p>66.19</text:p>
          </table:table-cell>
          <table:table-cell office:value-type="float" office:value="49346">
            <text:p>49346.00</text:p>
          </table:table-cell>
          <table:table-cell table:formula="of:=[.E27]/1000" office:value-type="float" office:value="49.346">
            <text:p>49.35</text:p>
          </table:table-cell>
          <table:table-cell office:value-type="float" office:value="0.6908">
            <text:p>0.69</text:p>
          </table:table-cell>
          <table:table-cell office:value-type="float" office:value="0.641">
            <text:p>0.641</text:p>
          </table:table-cell>
          <table:table-cell office:value-type="float" office:value="0.6601">
            <text:p>0.6601</text:p>
          </table:table-cell>
          <table:table-cell office:value-type="float" office:value="0.6668">
            <text:p>0.6668</text:p>
          </table:table-cell>
          <table:table-cell table:formula="of:=[.H27]/[.$G27]" office:value-type="float" office:value="0.927909669947886">
            <text:p>0.9279096699</text:p>
          </table:table-cell>
          <table:table-cell table:formula="of:=[.I27]/[.$G27]" office:value-type="float" office:value="0.955558772437753">
            <text:p>0.9555587724</text:p>
          </table:table-cell>
          <table:table-cell table:formula="of:=[.J27]/[.$G27]" office:value-type="float" office:value="0.965257672264042">
            <text:p>0.9652576723</text:p>
          </table:table-cell>
          <table:table-cell table:number-columns-repeated="1011"/>
        </table:table-row>
        <table:table-row table:style-name="ro1">
          <table:table-cell office:value-type="string">
            <text:p>avg</text:p>
          </table:table-cell>
          <table:table-cell table:formula="of:=AVERAGE([.B2:.B27])" office:value-type="float" office:value="23886.2692307692">
            <text:p>23886.27</text:p>
          </table:table-cell>
          <table:table-cell table:formula="of:=AVERAGE([.C2:.C27])" office:value-type="float" office:value="22473.0384615385">
            <text:p>22473.04</text:p>
          </table:table-cell>
          <table:table-cell table:formula="of:=AVERAGE([.D2:.D27])" office:value-type="float" office:value="46.3593076923077">
            <text:p>46.36</text:p>
          </table:table-cell>
          <table:table-cell table:formula="of:=AVERAGE([.E2:.E27])" office:value-type="float" office:value="15162.5769230769">
            <text:p>15162.58</text:p>
          </table:table-cell>
          <table:table-cell table:formula="of:=AVERAGE([.F2:.F27])" office:value-type="float" office:value="15.1625769230769">
            <text:p>15.16</text:p>
          </table:table-cell>
          <table:table-cell table:formula="of:=AVERAGE([.G2:.G27])" office:value-type="float" office:value="1.53258076923077">
            <text:p>1.53</text:p>
          </table:table-cell>
          <table:table-cell table:style-name="ce2" table:formula="of:=AVERAGE([.H2:.H27])" office:value-type="float" office:value="1.282776">
            <text:p>1.28</text:p>
          </table:table-cell>
          <table:table-cell table:style-name="ce2" table:formula="of:=AVERAGE([.I2:.I27])" office:value-type="float" office:value="1.35502">
            <text:p>1.36</text:p>
          </table:table-cell>
          <table:table-cell table:style-name="ce2" table:formula="of:=AVERAGE([.J2:.J27])" office:value-type="float" office:value="1.45008076923077">
            <text:p>1.45</text:p>
          </table:table-cell>
          <table:table-cell table:style-name="ce2" table:formula="of:=AVERAGE([.K2:.K27])" office:value-type="float" office:value="0.81920910574408">
            <text:p>0.82</text:p>
          </table:table-cell>
          <table:table-cell table:style-name="ce2" table:formula="of:=AVERAGE([.L2:.L27])" office:value-type="float" office:value="0.863797325456332">
            <text:p>0.86</text:p>
          </table:table-cell>
          <table:table-cell table:style-name="ce2" table:formula="of:=AVERAGE([.M2:.M27])" office:value-type="float" office:value="0.945723034720126">
            <text:p>0.95</text:p>
          </table:table-cell>
          <table:table-cell table:number-columns-repeated="1011"/>
        </table:table-row>
      </table:table>
      <table:table table:name="4 cores" table:style-name="ta3">
        <office:forms form:automatic-focus="false" form:apply-design-mode="false"/>
        <table:shapes>
          <draw:frame draw:z-index="0" draw:style-name="gr1" svg:width="8.8461in" svg:height="3.5421in" svg:x="1.0614in" svg:y="7.1657in">
            <draw:object draw:notify-on-update-of-ranges="'4 cores'.A2:'4 cores'.A28 '4 cores'.D1:'4 cores'.D1 '4 cores'.D2:'4 cores'.D28 '4 cores'.F1:'4 cores'.F1 '4 cores'.F2:'4 cores'.F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6.2988in" svg:height="3.5429in" svg:x="10.3051in" svg:y="1.5728in">
            <draw:object draw:notify-on-update-of-ranges="'4 cores'.A2:'4 cores'.A28 '4 cores'.K1:'4 cores'.K1 '4 cores'.K2:'4 cores'.K28 '4 cores'.L1:'4 cores'.L1 '4 cores'.L2:'4 cores'.L28 '4 cores'.M1:'4 cores'.M1 '4 cores'.M2:'4 cores'.M2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office:value-type="string">
            <text:p>benchmark</text:p>
          </table:table-cell>
          <table:table-cell office:value-type="string">
            <text:p>Misses_L1D</text:p>
          </table:table-cell>
          <table:table-cell office:value-type="string">
            <text:p>Misses_L1I</text:p>
          </table:table-cell>
          <table:table-cell office:value-type="string">
            <text:p>MPKI_L1</text:p>
          </table:table-cell>
          <table:table-cell office:value-type="string">
            <text:p>Misses_L2</text:p>
          </table:table-cell>
          <table:table-cell office:value-type="string">
            <text:p>MPKI_L2</text:p>
          </table:table-cell>
          <table:table-cell office:value-type="string">
            <text:p>IPC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gcc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gcc</text:p>
          </table:table-cell>
          <table:table-cell table:number-columns-repeated="1011"/>
        </table:table-row>
        <table:table-row table:style-name="ro2">
          <table:table-cell office:value-type="string">
            <text:p>astar</text:p>
          </table:table-cell>
          <table:table-cell office:value-type="float" office:value="58319">
            <text:p>58319</text:p>
          </table:table-cell>
          <table:table-cell office:value-type="float" office:value="2030">
            <text:p>2030</text:p>
          </table:table-cell>
          <table:table-cell table:style-name="ce2" table:formula="of:=([.B2]+[.C2])/1000" office:value-type="float" office:value="60.349">
            <text:p>60.35</text:p>
          </table:table-cell>
          <table:table-cell office:value-type="float" office:value="50900">
            <text:p>50900</text:p>
          </table:table-cell>
          <table:table-cell table:style-name="ce2" table:formula="of:=[.E2]/1000" office:value-type="float" office:value="50.9">
            <text:p>50.90</text:p>
          </table:table-cell>
          <table:table-cell office:value-type="float" office:value="1.307">
            <text:p>1.307</text:p>
          </table:table-cell>
          <table:table-cell office:value-type="float" office:value="1.233">
            <text:p>1.233</text:p>
          </table:table-cell>
          <table:table-cell office:value-type="float" office:value="1.264">
            <text:p>1.264</text:p>
          </table:table-cell>
          <table:table-cell office:value-type="float" office:value="1.262">
            <text:p>1.262</text:p>
          </table:table-cell>
          <table:table-cell table:formula="of:=[.H2]/[.$G2]" office:value-type="float" office:value="0.943381790359602">
            <text:p>0.9433817904</text:p>
          </table:table-cell>
          <table:table-cell table:formula="of:=[.I2]/[.$G2]" office:value-type="float" office:value="0.967100229533282">
            <text:p>0.9671002295</text:p>
          </table:table-cell>
          <table:table-cell table:formula="of:=[.J2]/[.$G2]" office:value-type="float" office:value="0.965570007651109">
            <text:p>0.9655700077</text:p>
          </table:table-cell>
          <table:table-cell table:number-columns-repeated="1011"/>
        </table:table-row>
        <table:table-row table:style-name="ro2">
          <table:table-cell office:value-type="string">
            <text:p>cactusADM</text:p>
          </table:table-cell>
          <table:table-cell office:value-type="float" office:value="4966">
            <text:p>4966</text:p>
          </table:table-cell>
          <table:table-cell office:value-type="float" office:value="28177">
            <text:p>28177</text:p>
          </table:table-cell>
          <table:table-cell table:style-name="ce2" table:formula="of:=([.B3]+[.C3])/1000" office:value-type="float" office:value="33.143">
            <text:p>33.14</text:p>
          </table:table-cell>
          <table:table-cell office:value-type="float" office:value="2009">
            <text:p>2009</text:p>
          </table:table-cell>
          <table:table-cell table:style-name="ce2" table:formula="of:=[.E3]/1000" office:value-type="float" office:value="2.009">
            <text:p>2.01</text:p>
          </table:table-cell>
          <table:table-cell office:value-type="float" office:value="1.571">
            <text:p>1.571</text:p>
          </table:table-cell>
          <table:table-cell office:value-type="float" office:value="1.201">
            <text:p>1.201</text:p>
          </table:table-cell>
          <table:table-cell office:value-type="float" office:value="1.366">
            <text:p>1.366</text:p>
          </table:table-cell>
          <table:table-cell office:value-type="float" office:value="1.498">
            <text:p>1.498</text:p>
          </table:table-cell>
          <table:table-cell table:formula="of:=[.H3]/[.$G3]" office:value-type="float" office:value="0.764481222151496">
            <text:p>0.7644812222</text:p>
          </table:table-cell>
          <table:table-cell table:formula="of:=[.I3]/[.$G3]" office:value-type="float" office:value="0.86950986632718">
            <text:p>0.8695098663</text:p>
          </table:table-cell>
          <table:table-cell table:formula="of:=[.J3]/[.$G3]" office:value-type="float" office:value="0.953532781667728">
            <text:p>0.9535327817</text:p>
          </table:table-cell>
          <table:table-cell table:number-columns-repeated="1011"/>
        </table:table-row>
        <table:table-row table:style-name="ro2">
          <table:table-cell office:value-type="string">
            <text:p>dealII</text:p>
          </table:table-cell>
          <table:table-cell office:value-type="float" office:value="5428">
            <text:p>5428</text:p>
          </table:table-cell>
          <table:table-cell office:value-type="float" office:value="16407">
            <text:p>16407</text:p>
          </table:table-cell>
          <table:table-cell table:style-name="ce2" table:formula="of:=([.B4]+[.C4])/1000" office:value-type="float" office:value="21.835">
            <text:p>21.84</text:p>
          </table:table-cell>
          <table:table-cell office:value-type="float" office:value="3656">
            <text:p>3656</text:p>
          </table:table-cell>
          <table:table-cell table:style-name="ce2" table:formula="of:=[.E4]/1000" office:value-type="float" office:value="3.656">
            <text:p>3.66</text:p>
          </table:table-cell>
          <table:table-cell office:value-type="float" office:value="1.664">
            <text:p>1.664</text:p>
          </table:table-cell>
          <table:table-cell office:value-type="float" office:value="1.135">
            <text:p>1.135</text:p>
          </table:table-cell>
          <table:table-cell office:value-type="float" office:value="1.295">
            <text:p>1.295</text:p>
          </table:table-cell>
          <table:table-cell office:value-type="float" office:value="1.517">
            <text:p>1.517</text:p>
          </table:table-cell>
          <table:table-cell table:formula="of:=[.H4]/[.$G4]" office:value-type="float" office:value="0.682091346153846">
            <text:p>0.6820913462</text:p>
          </table:table-cell>
          <table:table-cell table:formula="of:=[.I4]/[.$G4]" office:value-type="float" office:value="0.778245192307692">
            <text:p>0.7782451923</text:p>
          </table:table-cell>
          <table:table-cell table:formula="of:=[.J4]/[.$G4]" office:value-type="float" office:value="0.911658653846154">
            <text:p>0.9116586538</text:p>
          </table:table-cell>
          <table:table-cell table:number-columns-repeated="1011"/>
        </table:table-row>
        <table:table-row table:style-name="ro2">
          <table:table-cell office:value-type="string">
            <text:p>gamess</text:p>
          </table:table-cell>
          <table:table-cell office:value-type="float" office:value="4150">
            <text:p>4150</text:p>
          </table:table-cell>
          <table:table-cell office:value-type="float" office:value="32847">
            <text:p>32847</text:p>
          </table:table-cell>
          <table:table-cell table:style-name="ce2" table:formula="of:=([.B5]+[.C5])/1000" office:value-type="float" office:value="36.997">
            <text:p>37.00</text:p>
          </table:table-cell>
          <table:table-cell office:value-type="float" office:value="2029">
            <text:p>2029</text:p>
          </table:table-cell>
          <table:table-cell table:style-name="ce2" table:formula="of:=[.E5]/1000" office:value-type="float" office:value="2.029">
            <text:p>2.03</text:p>
          </table:table-cell>
          <table:table-cell office:value-type="float" office:value="1.821">
            <text:p>1.821</text:p>
          </table:table-cell>
          <table:table-cell office:value-type="float" office:value="1.399">
            <text:p>1.399</text:p>
          </table:table-cell>
          <table:table-cell office:value-type="float" office:value="1.564">
            <text:p>1.564</text:p>
          </table:table-cell>
          <table:table-cell office:value-type="float" office:value="1.699">
            <text:p>1.699</text:p>
          </table:table-cell>
          <table:table-cell table:formula="of:=[.H5]/[.$G5]" office:value-type="float" office:value="0.768259198242724">
            <text:p>0.7682591982</text:p>
          </table:table-cell>
          <table:table-cell table:formula="of:=[.I5]/[.$G5]" office:value-type="float" office:value="0.85886875343218">
            <text:p>0.8588687534</text:p>
          </table:table-cell>
          <table:table-cell table:formula="of:=[.J5]/[.$G5]" office:value-type="float" office:value="0.933003844041735">
            <text:p>0.933003844</text:p>
          </table:table-cell>
          <table:table-cell table:number-columns-repeated="1011"/>
        </table:table-row>
        <table:table-row table:style-name="ro1">
          <table:table-cell office:value-type="string">
            <text:p>gcc</text:p>
          </table:table-cell>
          <table:table-cell office:value-type="float" office:value="4326">
            <text:p>4326</text:p>
          </table:table-cell>
          <table:table-cell office:value-type="float" office:value="2602">
            <text:p>2602</text:p>
          </table:table-cell>
          <table:table-cell table:style-name="ce2" table:formula="of:=([.B6]+[.C6])/1000" office:value-type="float" office:value="6.928">
            <text:p>6.93</text:p>
          </table:table-cell>
          <table:table-cell office:value-type="float" office:value="3045">
            <text:p>3045</text:p>
          </table:table-cell>
          <table:table-cell table:style-name="ce2" table:formula="of:=[.E6]/1000" office:value-type="float" office:value="3.045">
            <text:p>3.05</text:p>
          </table:table-cell>
          <table:table-cell office:value-type="float" office:value="2.274">
            <text:p>2.274</text:p>
          </table:table-cell>
          <table:table-cell office:value-type="float" office:value="1.999">
            <text:p>1.999</text:p>
          </table:table-cell>
          <table:table-cell office:value-type="float" office:value="2.121">
            <text:p>2.121</text:p>
          </table:table-cell>
          <table:table-cell office:value-type="float" office:value="2.103">
            <text:p>2.103</text:p>
          </table:table-cell>
          <table:table-cell table:formula="of:=[.H6]/[.$G6]" office:value-type="float" office:value="0.879067722075638">
            <text:p>0.8790677221</text:p>
          </table:table-cell>
          <table:table-cell table:formula="of:=[.I6]/[.$G6]" office:value-type="float" office:value="0.932717678100264">
            <text:p>0.9327176781</text:p>
          </table:table-cell>
          <table:table-cell table:formula="of:=[.J6]/[.$G6]" office:value-type="float" office:value="0.924802110817942">
            <text:p>0.9248021108</text:p>
          </table:table-cell>
          <table:table-cell table:number-columns-repeated="1011"/>
        </table:table-row>
        <table:table-row table:style-name="ro2">
          <table:table-cell office:value-type="string">
            <text:p>GemsFDTD</text:p>
          </table:table-cell>
          <table:table-cell office:value-type="float" office:value="7862">
            <text:p>7862</text:p>
          </table:table-cell>
          <table:table-cell office:value-type="float" office:value="45677">
            <text:p>45677</text:p>
          </table:table-cell>
          <table:table-cell table:style-name="ce2" table:formula="of:=([.B7]+[.C7])/1000" office:value-type="float" office:value="53.539">
            <text:p>53.54</text:p>
          </table:table-cell>
          <table:table-cell office:value-type="float" office:value="2794">
            <text:p>2794</text:p>
          </table:table-cell>
          <table:table-cell table:style-name="ce2" table:formula="of:=[.E7]/1000" office:value-type="float" office:value="2.794">
            <text:p>2.79</text:p>
          </table:table-cell>
          <table:table-cell office:value-type="float" office:value="1.568">
            <text:p>1.568</text:p>
          </table:table-cell>
          <table:table-cell office:value-type="float" office:value="1.104">
            <text:p>1.104</text:p>
          </table:table-cell>
          <table:table-cell office:value-type="float" office:value="1.284">
            <text:p>1.284</text:p>
          </table:table-cell>
          <table:table-cell office:value-type="float" office:value="1.488">
            <text:p>1.488</text:p>
          </table:table-cell>
          <table:table-cell table:formula="of:=[.H7]/[.$G7]" office:value-type="float" office:value="0.704081632653061">
            <text:p>0.7040816327</text:p>
          </table:table-cell>
          <table:table-cell table:formula="of:=[.I7]/[.$G7]" office:value-type="float" office:value="0.818877551020408">
            <text:p>0.818877551</text:p>
          </table:table-cell>
          <table:table-cell table:formula="of:=[.J7]/[.$G7]" office:value-type="float" office:value="0.948979591836735">
            <text:p>0.9489795918</text:p>
          </table:table-cell>
          <table:table-cell table:number-columns-repeated="1011"/>
        </table:table-row>
        <table:table-row table:style-name="ro2">
          <table:table-cell office:value-type="string">
            <text:p>gobmk</text:p>
          </table:table-cell>
          <table:table-cell office:value-type="float" office:value="31986">
            <text:p>31986</text:p>
          </table:table-cell>
          <table:table-cell office:value-type="float" office:value="661">
            <text:p>661</text:p>
          </table:table-cell>
          <table:table-cell table:style-name="ce2" table:formula="of:=([.B8]+[.C8])/1000" office:value-type="float" office:value="32.647">
            <text:p>32.65</text:p>
          </table:table-cell>
          <table:table-cell office:value-type="float" office:value="24390">
            <text:p>24390</text:p>
          </table:table-cell>
          <table:table-cell table:style-name="ce2" table:formula="of:=[.E8]/1000" office:value-type="float" office:value="24.39">
            <text:p>24.39</text:p>
          </table:table-cell>
          <table:table-cell office:value-type="float" office:value="3.001">
            <text:p>3.001</text:p>
          </table:table-cell>
          <table:table-cell office:value-type="float" office:value="2.621">
            <text:p>2.621</text:p>
          </table:table-cell>
          <table:table-cell office:value-type="float" office:value="2.768">
            <text:p>2.768</text:p>
          </table:table-cell>
          <table:table-cell office:value-type="float" office:value="2.738">
            <text:p>2.738</text:p>
          </table:table-cell>
          <table:table-cell table:formula="of:=[.H8]/[.$G8]" office:value-type="float" office:value="0.873375541486171">
            <text:p>0.8733755415</text:p>
          </table:table-cell>
          <table:table-cell table:formula="of:=[.I8]/[.$G8]" office:value-type="float" office:value="0.922359213595468">
            <text:p>0.9223592136</text:p>
          </table:table-cell>
          <table:table-cell table:formula="of:=[.J8]/[.$G8]" office:value-type="float" office:value="0.912362545818061">
            <text:p>0.9123625458</text:p>
          </table:table-cell>
          <table:table-cell table:number-columns-repeated="1011"/>
        </table:table-row>
        <table:table-row table:style-name="ro2">
          <table:table-cell office:value-type="string">
            <text:p>gromacs</text:p>
          </table:table-cell>
          <table:table-cell office:value-type="float" office:value="10876">
            <text:p>10876</text:p>
          </table:table-cell>
          <table:table-cell office:value-type="float" office:value="10701">
            <text:p>10701</text:p>
          </table:table-cell>
          <table:table-cell table:style-name="ce2" table:formula="of:=([.B9]+[.C9])/1000" office:value-type="float" office:value="21.577">
            <text:p>21.58</text:p>
          </table:table-cell>
          <table:table-cell office:value-type="float" office:value="6574">
            <text:p>6574</text:p>
          </table:table-cell>
          <table:table-cell table:style-name="ce2" table:formula="of:=[.E9]/1000" office:value-type="float" office:value="6.574">
            <text:p>6.57</text:p>
          </table:table-cell>
          <table:table-cell office:value-type="float" office:value="2.304">
            <text:p>2.304</text:p>
          </table:table-cell>
          <table:table-cell office:value-type="float" office:value="1.73">
            <text:p>1.73</text:p>
          </table:table-cell>
          <table:table-cell office:value-type="float" office:value="1.923">
            <text:p>1.923</text:p>
          </table:table-cell>
          <table:table-cell office:value-type="float" office:value="2.034">
            <text:p>2.034</text:p>
          </table:table-cell>
          <table:table-cell table:formula="of:=[.H9]/[.$G9]" office:value-type="float" office:value="0.750868055555556">
            <text:p>0.7508680556</text:p>
          </table:table-cell>
          <table:table-cell table:formula="of:=[.I9]/[.$G9]" office:value-type="float" office:value="0.834635416666667">
            <text:p>0.8346354167</text:p>
          </table:table-cell>
          <table:table-cell table:formula="of:=[.J9]/[.$G9]" office:value-type="float" office:value="0.8828125">
            <text:p>0.8828125</text:p>
          </table:table-cell>
          <table:table-cell table:number-columns-repeated="1011"/>
        </table:table-row>
        <table:table-row table:style-name="ro1">
          <table:table-cell office:value-type="string">
            <text:p>h264ref</text:p>
          </table:table-cell>
          <table:table-cell office:value-type="float" office:value="20776">
            <text:p>20776</text:p>
          </table:table-cell>
          <table:table-cell office:value-type="float" office:value="8186">
            <text:p>8186</text:p>
          </table:table-cell>
          <table:table-cell table:style-name="ce2" table:formula="of:=([.B10]+[.C10])/1000" office:value-type="float" office:value="28.962">
            <text:p>28.96</text:p>
          </table:table-cell>
          <table:table-cell office:value-type="float" office:value="8854">
            <text:p>8854</text:p>
          </table:table-cell>
          <table:table-cell table:style-name="ce2" table:formula="of:=[.E10]/1000" office:value-type="float" office:value="8.854">
            <text:p>8.85</text:p>
          </table:table-cell>
          <table:table-cell office:value-type="float" office:value="1.767">
            <text:p>1.767</text:p>
          </table:table-cell>
          <table:table-cell office:value-type="float" office:value="1.272">
            <text:p>1.272</text:p>
          </table:table-cell>
          <table:table-cell office:value-type="float" office:value="1.42">
            <text:p>1.42</text:p>
          </table:table-cell>
          <table:table-cell office:value-type="float" office:value="1.543">
            <text:p>1.543</text:p>
          </table:table-cell>
          <table:table-cell table:formula="of:=[.H10]/[.$G10]" office:value-type="float" office:value="0.719864176570458">
            <text:p>0.7198641766</text:p>
          </table:table-cell>
          <table:table-cell table:formula="of:=[.I10]/[.$G10]" office:value-type="float" office:value="0.803621958121109">
            <text:p>0.8036219581</text:p>
          </table:table-cell>
          <table:table-cell table:formula="of:=[.J10]/[.$G10]" office:value-type="float" office:value="0.873231465761177">
            <text:p>0.8732314658</text:p>
          </table:table-cell>
          <table:table-cell table:number-columns-repeated="1011"/>
        </table:table-row>
        <table:table-row table:style-name="ro2">
          <table:table-cell office:value-type="string">
            <text:p>hmmer</text:p>
          </table:table-cell>
          <table:table-cell office:value-type="float" office:value="1476">
            <text:p>1476</text:p>
          </table:table-cell>
          <table:table-cell office:value-type="float" office:value="5019">
            <text:p>5019</text:p>
          </table:table-cell>
          <table:table-cell table:style-name="ce2" table:formula="of:=([.B11]+[.C11])/1000" office:value-type="float" office:value="6.495">
            <text:p>6.50</text:p>
          </table:table-cell>
          <table:table-cell office:value-type="float" office:value="1804">
            <text:p>1804</text:p>
          </table:table-cell>
          <table:table-cell table:style-name="ce2" table:formula="of:=[.E11]/1000" office:value-type="float" office:value="1.804">
            <text:p>1.80</text:p>
          </table:table-cell>
          <table:table-cell office:value-type="float" office:value="2.212">
            <text:p>2.212</text:p>
          </table:table-cell>
          <table:table-cell office:value-type="float" office:value="1.668">
            <text:p>1.668</text:p>
          </table:table-cell>
          <table:table-cell office:value-type="float" office:value="1.864">
            <text:p>1.864</text:p>
          </table:table-cell>
          <table:table-cell office:value-type="float" office:value="2.066">
            <text:p>2.066</text:p>
          </table:table-cell>
          <table:table-cell table:formula="of:=[.H11]/[.$G11]" office:value-type="float" office:value="0.754068716094032">
            <text:p>0.7540687161</text:p>
          </table:table-cell>
          <table:table-cell table:formula="of:=[.I11]/[.$G11]" office:value-type="float" office:value="0.842676311030741">
            <text:p>0.842676311</text:p>
          </table:table-cell>
          <table:table-cell table:formula="of:=[.J11]/[.$G11]" office:value-type="float" office:value="0.933996383363472">
            <text:p>0.9339963834</text:p>
          </table:table-cell>
          <table:table-cell table:number-columns-repeated="1011"/>
        </table:table-row>
        <table:table-row table:style-name="ro2">
          <table:table-cell office:value-type="string">
            <text:p>lbm</text:p>
          </table:table-cell>
          <table:table-cell office:value-type="float" office:value="98624">
            <text:p>98624</text:p>
          </table:table-cell>
          <table:table-cell office:value-type="float" office:value="1114">
            <text:p>1114</text:p>
          </table:table-cell>
          <table:table-cell table:style-name="ce2" table:formula="of:=([.B12]+[.C12])/1000" office:value-type="float" office:value="99.738">
            <text:p>99.74</text:p>
          </table:table-cell>
          <table:table-cell office:value-type="float" office:value="91648">
            <text:p>91648</text:p>
          </table:table-cell>
          <table:table-cell table:style-name="ce2" table:formula="of:=[.E12]/1000" office:value-type="float" office:value="91.648">
            <text:p>91.65</text:p>
          </table:table-cell>
          <table:table-cell office:value-type="float" office:value="1.111">
            <text:p>1.111</text:p>
          </table:table-cell>
          <table:table-cell office:value-type="float" office:value="0.986">
            <text:p>0.986</text:p>
          </table:table-cell>
          <table:table-cell office:value-type="float" office:value="1.018">
            <text:p>1.018</text:p>
          </table:table-cell>
          <table:table-cell office:value-type="float" office:value="1.055">
            <text:p>1.055</text:p>
          </table:table-cell>
          <table:table-cell table:formula="of:=[.H12]/[.$G12]" office:value-type="float" office:value="0.887488748874887">
            <text:p>0.8874887489</text:p>
          </table:table-cell>
          <table:table-cell table:formula="of:=[.I12]/[.$G12]" office:value-type="float" office:value="0.916291629162916">
            <text:p>0.9162916292</text:p>
          </table:table-cell>
          <table:table-cell table:formula="of:=[.J12]/[.$G12]" office:value-type="float" office:value="0.949594959495949">
            <text:p>0.9495949595</text:p>
          </table:table-cell>
          <table:table-cell table:number-columns-repeated="1011"/>
        </table:table-row>
        <table:table-row table:style-name="ro1">
          <table:table-cell office:value-type="string">
            <text:p>leslie3d</text:p>
          </table:table-cell>
          <table:table-cell office:value-type="float" office:value="32137">
            <text:p>32137</text:p>
          </table:table-cell>
          <table:table-cell office:value-type="float" office:value="10956">
            <text:p>10956</text:p>
          </table:table-cell>
          <table:table-cell table:style-name="ce2" table:formula="of:=([.B13]+[.C13])/1000" office:value-type="float" office:value="43.093">
            <text:p>43.09</text:p>
          </table:table-cell>
          <table:table-cell office:value-type="float" office:value="25464">
            <text:p>25464</text:p>
          </table:table-cell>
          <table:table-cell table:style-name="ce2" table:formula="of:=[.E13]/1000" office:value-type="float" office:value="25.464">
            <text:p>25.46</text:p>
          </table:table-cell>
          <table:table-cell office:value-type="float" office:value="1.677">
            <text:p>1.677</text:p>
          </table:table-cell>
          <table:table-cell office:value-type="float" office:value="1.345">
            <text:p>1.345</text:p>
          </table:table-cell>
          <table:table-cell office:value-type="float" office:value="1.446">
            <text:p>1.446</text:p>
          </table:table-cell>
          <table:table-cell office:value-type="float" office:value="1.465">
            <text:p>1.465</text:p>
          </table:table-cell>
          <table:table-cell table:formula="of:=[.H13]/[.$G13]" office:value-type="float" office:value="0.802027429934407">
            <text:p>0.8020274299</text:p>
          </table:table-cell>
          <table:table-cell table:formula="of:=[.I13]/[.$G13]" office:value-type="float" office:value="0.862254025044723">
            <text:p>0.862254025</text:p>
          </table:table-cell>
          <table:table-cell table:formula="of:=[.J13]/[.$G13]" office:value-type="float" office:value="0.873583780560525">
            <text:p>0.8735837806</text:p>
          </table:table-cell>
          <table:table-cell table:number-columns-repeated="1011"/>
        </table:table-row>
        <table:table-row table:style-name="ro2">
          <table:table-cell office:value-type="string">
            <text:p>libquantum</text:p>
          </table:table-cell>
          <table:table-cell office:value-type="float" office:value="13906">
            <text:p>13906</text:p>
          </table:table-cell>
          <table:table-cell office:value-type="float" office:value="711">
            <text:p>711</text:p>
          </table:table-cell>
          <table:table-cell table:style-name="ce2" table:formula="of:=([.B14]+[.C14])/1000" office:value-type="float" office:value="14.617">
            <text:p>14.62</text:p>
          </table:table-cell>
          <table:table-cell office:value-type="float" office:value="7517">
            <text:p>7517</text:p>
          </table:table-cell>
          <table:table-cell table:style-name="ce2" table:formula="of:=[.E14]/1000" office:value-type="float" office:value="7.517">
            <text:p>7.52</text:p>
          </table:table-cell>
          <table:table-cell office:value-type="float" office:value="0.8062">
            <text:p>0.8062</text:p>
          </table:table-cell>
          <table:table-cell office:value-type="float" office:value="0.5263">
            <text:p>0.5263</text:p>
          </table:table-cell>
          <table:table-cell office:value-type="float" office:value="0.5603">
            <text:p>0.5603</text:p>
          </table:table-cell>
          <table:table-cell office:value-type="float" office:value="0.551">
            <text:p>0.551</text:p>
          </table:table-cell>
          <table:table-cell table:formula="of:=[.H14]/[.$G14]" office:value-type="float" office:value="0.652815678491689">
            <text:p>0.6528156785</text:p>
          </table:table-cell>
          <table:table-cell table:formula="of:=[.I14]/[.$G14]" office:value-type="float" office:value="0.694988836516993">
            <text:p>0.6949888365</text:p>
          </table:table-cell>
          <table:table-cell table:formula="of:=[.J14]/[.$G14]" office:value-type="float" office:value="0.683453237410072">
            <text:p>0.6834532374</text:p>
          </table:table-cell>
          <table:table-cell table:number-columns-repeated="1011"/>
        </table:table-row>
        <table:table-row table:style-name="ro2">
          <table:table-cell office:value-type="string">
            <text:p>mcf</text:p>
          </table:table-cell>
          <table:table-cell office:value-type="float" office:value="3398">
            <text:p>3398</text:p>
          </table:table-cell>
          <table:table-cell office:value-type="float" office:value="31513">
            <text:p>31513</text:p>
          </table:table-cell>
          <table:table-cell table:style-name="ce2" table:formula="of:=([.B15]+[.C15])/1000" office:value-type="float" office:value="34.911">
            <text:p>34.91</text:p>
          </table:table-cell>
          <table:table-cell office:value-type="float" office:value="2222">
            <text:p>2222</text:p>
          </table:table-cell>
          <table:table-cell table:style-name="ce2" table:formula="of:=[.E15]/1000" office:value-type="float" office:value="2.222">
            <text:p>2.22</text:p>
          </table:table-cell>
          <table:table-cell office:value-type="float" office:value="1.468">
            <text:p>1.468</text:p>
          </table:table-cell>
          <table:table-cell office:value-type="float" office:value="1.001">
            <text:p>1.001</text:p>
          </table:table-cell>
          <table:table-cell office:value-type="float" office:value="1.138">
            <text:p>1.138</text:p>
          </table:table-cell>
          <table:table-cell office:value-type="float" office:value="1.314">
            <text:p>1.314</text:p>
          </table:table-cell>
          <table:table-cell table:formula="of:=[.H15]/[.$G15]" office:value-type="float" office:value="0.681880108991826">
            <text:p>0.681880109</text:p>
          </table:table-cell>
          <table:table-cell table:formula="of:=[.I15]/[.$G15]" office:value-type="float" office:value="0.775204359673024">
            <text:p>0.7752043597</text:p>
          </table:table-cell>
          <table:table-cell table:formula="of:=[.J15]/[.$G15]" office:value-type="float" office:value="0.895095367847411">
            <text:p>0.8950953678</text:p>
          </table:table-cell>
          <table:table-cell table:number-columns-repeated="1011"/>
        </table:table-row>
        <table:table-row table:style-name="ro2">
          <table:table-cell office:value-type="string">
            <text:p>milc</text:p>
          </table:table-cell>
          <table:table-cell office:value-type="float" office:value="17875">
            <text:p>17875</text:p>
          </table:table-cell>
          <table:table-cell office:value-type="float" office:value="2890">
            <text:p>2890</text:p>
          </table:table-cell>
          <table:table-cell table:style-name="ce2" table:formula="of:=([.B16]+[.C16])/1000" office:value-type="float" office:value="20.765">
            <text:p>20.77</text:p>
          </table:table-cell>
          <table:table-cell office:value-type="float" office:value="11474">
            <text:p>11474</text:p>
          </table:table-cell>
          <table:table-cell table:style-name="ce2" table:formula="of:=[.E16]/1000" office:value-type="float" office:value="11.474">
            <text:p>11.47</text:p>
          </table:table-cell>
          <table:table-cell office:value-type="float" office:value="0.7714">
            <text:p>0.7714</text:p>
          </table:table-cell>
          <table:table-cell office:value-type="float" office:value="0.5385">
            <text:p>0.5385</text:p>
          </table:table-cell>
          <table:table-cell office:value-type="float" office:value="0.5709">
            <text:p>0.5709</text:p>
          </table:table-cell>
          <table:table-cell office:value-type="float" office:value="0.5758">
            <text:p>0.5758</text:p>
          </table:table-cell>
          <table:table-cell table:formula="of:=[.H16]/[.$G16]" office:value-type="float" office:value="0.698081410422608">
            <text:p>0.6980814104</text:p>
          </table:table-cell>
          <table:table-cell table:formula="of:=[.I16]/[.$G16]" office:value-type="float" office:value="0.740082966035779">
            <text:p>0.740082966</text:p>
          </table:table-cell>
          <table:table-cell table:formula="of:=[.J16]/[.$G16]" office:value-type="float" office:value="0.746435053150117">
            <text:p>0.7464350532</text:p>
          </table:table-cell>
          <table:table-cell table:number-columns-repeated="1011"/>
        </table:table-row>
        <table:table-row table:style-name="ro2">
          <table:table-cell office:value-type="string">
            <text:p>namd</text:p>
          </table:table-cell>
          <table:table-cell office:value-type="float" office:value="1608">
            <text:p>1608</text:p>
          </table:table-cell>
          <table:table-cell office:value-type="float" office:value="94744">
            <text:p>94744</text:p>
          </table:table-cell>
          <table:table-cell table:style-name="ce2" table:formula="of:=([.B17]+[.C17])/1000" office:value-type="float" office:value="96.352">
            <text:p>96.35</text:p>
          </table:table-cell>
          <table:table-cell office:value-type="float" office:value="1379">
            <text:p>1379</text:p>
          </table:table-cell>
          <table:table-cell table:style-name="ce2" table:formula="of:=[.E17]/1000" office:value-type="float" office:value="1.379">
            <text:p>1.38</text:p>
          </table:table-cell>
          <table:table-cell office:value-type="float" office:value="0.9867">
            <text:p>0.9867</text:p>
          </table:table-cell>
          <table:table-cell office:value-type="float" office:value="0.7391">
            <text:p>0.7391</text:p>
          </table:table-cell>
          <table:table-cell office:value-type="float" office:value="0.8229">
            <text:p>0.8229</text:p>
          </table:table-cell>
          <table:table-cell office:value-type="float" office:value="0.9529">
            <text:p>0.9529</text:p>
          </table:table-cell>
          <table:table-cell table:formula="of:=[.H17]/[.$G17]" office:value-type="float" office:value="0.749062531671227">
            <text:p>0.7490625317</text:p>
          </table:table-cell>
          <table:table-cell table:formula="of:=[.I17]/[.$G17]" office:value-type="float" office:value="0.83399209486166">
            <text:p>0.8339920949</text:p>
          </table:table-cell>
          <table:table-cell table:formula="of:=[.J17]/[.$G17]" office:value-type="float" office:value="0.965744400527009">
            <text:p>0.9657444005</text:p>
          </table:table-cell>
          <table:table-cell table:number-columns-repeated="1011"/>
        </table:table-row>
        <table:table-row table:style-name="ro2">
          <table:table-cell office:value-type="string">
            <text:p>omnetpp</text:p>
          </table:table-cell>
          <table:table-cell office:value-type="float" office:value="3266">
            <text:p>3266</text:p>
          </table:table-cell>
          <table:table-cell office:value-type="float" office:value="7922">
            <text:p>7922</text:p>
          </table:table-cell>
          <table:table-cell table:style-name="ce2" table:formula="of:=([.B18]+[.C18])/1000" office:value-type="float" office:value="11.188">
            <text:p>11.19</text:p>
          </table:table-cell>
          <table:table-cell office:value-type="float" office:value="3722">
            <text:p>3722</text:p>
          </table:table-cell>
          <table:table-cell table:style-name="ce2" table:formula="of:=[.E18]/1000" office:value-type="float" office:value="3.722">
            <text:p>3.72</text:p>
          </table:table-cell>
          <table:table-cell office:value-type="float" office:value="1.752">
            <text:p>1.752</text:p>
          </table:table-cell>
          <table:table-cell office:value-type="float" office:value="1.258">
            <text:p>1.258</text:p>
          </table:table-cell>
          <table:table-cell office:value-type="float" office:value="1.348">
            <text:p>1.348</text:p>
          </table:table-cell>
          <table:table-cell office:value-type="float" office:value="1.495">
            <text:p>1.495</text:p>
          </table:table-cell>
          <table:table-cell table:formula="of:=[.H18]/[.$G18]" office:value-type="float" office:value="0.718036529680365">
            <text:p>0.7180365297</text:p>
          </table:table-cell>
          <table:table-cell table:formula="of:=[.I18]/[.$G18]" office:value-type="float" office:value="0.769406392694064">
            <text:p>0.7694063927</text:p>
          </table:table-cell>
          <table:table-cell table:formula="of:=[.J18]/[.$G18]" office:value-type="float" office:value="0.853310502283105">
            <text:p>0.8533105023</text:p>
          </table:table-cell>
          <table:table-cell table:number-columns-repeated="1011"/>
        </table:table-row>
        <table:table-row table:style-name="ro2">
          <table:table-cell office:value-type="string">
            <text:p>perlbench</text:p>
          </table:table-cell>
          <table:table-cell office:value-type="float" office:value="26959">
            <text:p>26959</text:p>
          </table:table-cell>
          <table:table-cell office:value-type="float" office:value="109818">
            <text:p>109818</text:p>
          </table:table-cell>
          <table:table-cell table:style-name="ce2" table:formula="of:=([.B19]+[.C19])/1000" office:value-type="float" office:value="136.777">
            <text:p>136.78</text:p>
          </table:table-cell>
          <table:table-cell office:value-type="float" office:value="6629">
            <text:p>6629</text:p>
          </table:table-cell>
          <table:table-cell table:style-name="ce2" table:formula="of:=[.E19]/1000" office:value-type="float" office:value="6.629">
            <text:p>6.63</text:p>
          </table:table-cell>
          <table:table-cell office:value-type="float" office:value="0.7748">
            <text:p>0.7748</text:p>
          </table:table-cell>
          <table:table-cell office:value-type="float" office:value="0.4056">
            <text:p>0.4056</text:p>
          </table:table-cell>
          <table:table-cell office:value-type="float" office:value="0.462">
            <text:p>0.462</text:p>
          </table:table-cell>
          <table:table-cell office:value-type="float" office:value="0.6882">
            <text:p>0.6882</text:p>
          </table:table-cell>
          <table:table-cell table:formula="of:=[.H19]/[.$G19]" office:value-type="float" office:value="0.523489932885906">
            <text:p>0.5234899329</text:p>
          </table:table-cell>
          <table:table-cell table:formula="of:=[.I19]/[.$G19]" office:value-type="float" office:value="0.596282911719153">
            <text:p>0.5962829117</text:p>
          </table:table-cell>
          <table:table-cell table:formula="of:=[.J19]/[.$G19]" office:value-type="float" office:value="0.888229220443986">
            <text:p>0.8882292204</text:p>
          </table:table-cell>
          <table:table-cell table:number-columns-repeated="1011"/>
        </table:table-row>
        <table:table-row table:style-name="ro2">
          <table:table-cell office:value-type="string">
            <text:p>povray</text:p>
          </table:table-cell>
          <table:table-cell office:value-type="float" office:value="5468">
            <text:p>5468</text:p>
          </table:table-cell>
          <table:table-cell office:value-type="float" office:value="25303">
            <text:p>25303</text:p>
          </table:table-cell>
          <table:table-cell table:style-name="ce2" table:formula="of:=([.B20]+[.C20])/1000" office:value-type="float" office:value="30.771">
            <text:p>30.77</text:p>
          </table:table-cell>
          <table:table-cell office:value-type="float" office:value="2258">
            <text:p>2258</text:p>
          </table:table-cell>
          <table:table-cell table:style-name="ce2" table:formula="of:=[.E20]/1000" office:value-type="float" office:value="2.258">
            <text:p>2.26</text:p>
          </table:table-cell>
          <table:table-cell office:value-type="float" office:value="1.719">
            <text:p>1.719</text:p>
          </table:table-cell>
          <table:table-cell office:value-type="float" office:value="1.182">
            <text:p>1.182</text:p>
          </table:table-cell>
          <table:table-cell office:value-type="float" office:value="1.364">
            <text:p>1.364</text:p>
          </table:table-cell>
          <table:table-cell office:value-type="float" office:value="1.61">
            <text:p>1.61</text:p>
          </table:table-cell>
          <table:table-cell table:formula="of:=[.H20]/[.$G20]" office:value-type="float" office:value="0.68760907504363">
            <text:p>0.687609075</text:p>
          </table:table-cell>
          <table:table-cell table:formula="of:=[.I20]/[.$G20]" office:value-type="float" office:value="0.7934845840605">
            <text:p>0.7934845841</text:p>
          </table:table-cell>
          <table:table-cell table:formula="of:=[.J20]/[.$G20]" office:value-type="float" office:value="0.936591041303083">
            <text:p>0.9365910413</text:p>
          </table:table-cell>
          <table:table-cell table:number-columns-repeated="1011"/>
        </table:table-row>
        <table:table-row table:style-name="ro2">
          <table:table-cell office:value-type="string">
            <text:p>sjeng</text:p>
          </table:table-cell>
          <table:table-cell office:value-type="float" office:value="24734">
            <text:p>24734</text:p>
          </table:table-cell>
          <table:table-cell office:value-type="float" office:value="632">
            <text:p>632</text:p>
          </table:table-cell>
          <table:table-cell table:style-name="ce2" table:formula="of:=([.B21]+[.C21])/1000" office:value-type="float" office:value="25.366">
            <text:p>25.37</text:p>
          </table:table-cell>
          <table:table-cell office:value-type="float" office:value="17342">
            <text:p>17342</text:p>
          </table:table-cell>
          <table:table-cell table:style-name="ce2" table:formula="of:=[.E21]/1000" office:value-type="float" office:value="17.342">
            <text:p>17.34</text:p>
          </table:table-cell>
          <table:table-cell office:value-type="float" office:value="2.201">
            <text:p>2.201</text:p>
          </table:table-cell>
          <table:table-cell office:value-type="float" office:value="1.676">
            <text:p>1.676</text:p>
          </table:table-cell>
          <table:table-cell office:value-type="float" office:value="1.805">
            <text:p>1.805</text:p>
          </table:table-cell>
          <table:table-cell office:value-type="float" office:value="1.793">
            <text:p>1.793</text:p>
          </table:table-cell>
          <table:table-cell table:formula="of:=[.H21]/[.$G21]" office:value-type="float" office:value="0.761472058155384">
            <text:p>0.7614720582</text:p>
          </table:table-cell>
          <table:table-cell table:formula="of:=[.I21]/[.$G21]" office:value-type="float" office:value="0.820081781008632">
            <text:p>0.820081781</text:p>
          </table:table-cell>
          <table:table-cell table:formula="of:=[.J21]/[.$G21]" office:value-type="float" office:value="0.81462971376647">
            <text:p>0.8146297138</text:p>
          </table:table-cell>
          <table:table-cell table:number-columns-repeated="1011"/>
        </table:table-row>
        <table:table-row table:style-name="ro2">
          <table:table-cell office:value-type="string">
            <text:p>soplex</text:p>
          </table:table-cell>
          <table:table-cell office:value-type="float" office:value="22390">
            <text:p>22390</text:p>
          </table:table-cell>
          <table:table-cell office:value-type="float" office:value="16990">
            <text:p>16990</text:p>
          </table:table-cell>
          <table:table-cell table:style-name="ce2" table:formula="of:=([.B22]+[.C22])/1000" office:value-type="float" office:value="39.38">
            <text:p>39.38</text:p>
          </table:table-cell>
          <table:table-cell office:value-type="float" office:value="6965">
            <text:p>6965</text:p>
          </table:table-cell>
          <table:table-cell table:style-name="ce2" table:formula="of:=[.E22]/1000" office:value-type="float" office:value="6.965">
            <text:p>6.97</text:p>
          </table:table-cell>
          <table:table-cell office:value-type="float" office:value="1.829">
            <text:p>1.829</text:p>
          </table:table-cell>
          <table:table-cell office:value-type="float" office:value="1.252">
            <text:p>1.252</text:p>
          </table:table-cell>
          <table:table-cell office:value-type="float" office:value="1.398">
            <text:p>1.398</text:p>
          </table:table-cell>
          <table:table-cell office:value-type="float" office:value="1.585">
            <text:p>1.585</text:p>
          </table:table-cell>
          <table:table-cell table:formula="of:=[.H22]/[.$G22]" office:value-type="float" office:value="0.684527063969382">
            <text:p>0.684527064</text:p>
          </table:table-cell>
          <table:table-cell table:formula="of:=[.I22]/[.$G22]" office:value-type="float" office:value="0.764352104975396">
            <text:p>0.764352105</text:p>
          </table:table-cell>
          <table:table-cell table:formula="of:=[.J22]/[.$G22]" office:value-type="float" office:value="0.866593767085839">
            <text:p>0.8665937671</text:p>
          </table:table-cell>
          <table:table-cell table:number-columns-repeated="1011"/>
        </table:table-row>
        <table:table-row table:style-name="ro1">
          <table:table-cell office:value-type="string">
            <text:p>sphinx3</text:p>
          </table:table-cell>
          <table:table-cell office:value-type="float" office:value="1650">
            <text:p>1650</text:p>
          </table:table-cell>
          <table:table-cell office:value-type="float" office:value="30451">
            <text:p>30451</text:p>
          </table:table-cell>
          <table:table-cell table:style-name="ce2" table:formula="of:=([.B23]+[.C23])/1000" office:value-type="float" office:value="32.101">
            <text:p>32.10</text:p>
          </table:table-cell>
          <table:table-cell office:value-type="float" office:value="1792">
            <text:p>1792</text:p>
          </table:table-cell>
          <table:table-cell table:style-name="ce2" table:formula="of:=[.E23]/1000" office:value-type="float" office:value="1.792">
            <text:p>1.79</text:p>
          </table:table-cell>
          <table:table-cell office:value-type="float" office:value="2.122">
            <text:p>2.122</text:p>
          </table:table-cell>
          <table:table-cell office:value-type="float" office:value="1.695">
            <text:p>1.695</text:p>
          </table:table-cell>
          <table:table-cell office:value-type="float" office:value="1.848">
            <text:p>1.848</text:p>
          </table:table-cell>
          <table:table-cell office:value-type="float" office:value="2.002">
            <text:p>2.002</text:p>
          </table:table-cell>
          <table:table-cell table:formula="of:=[.H23]/[.$G23]" office:value-type="float" office:value="0.798774740810556">
            <text:p>0.7987747408</text:p>
          </table:table-cell>
          <table:table-cell table:formula="of:=[.I23]/[.$G23]" office:value-type="float" office:value="0.870876531573987">
            <text:p>0.8708765316</text:p>
          </table:table-cell>
          <table:table-cell table:formula="of:=[.J23]/[.$G23]" office:value-type="float" office:value="0.943449575871819">
            <text:p>0.9434495759</text:p>
          </table:table-cell>
          <table:table-cell table:number-columns-repeated="1011"/>
        </table:table-row>
        <table:table-row table:style-name="ro2">
          <table:table-cell office:value-type="string">
            <text:p>tonto</text:p>
          </table:table-cell>
          <table:table-cell office:value-type="float" office:value="8034">
            <text:p>8034</text:p>
          </table:table-cell>
          <table:table-cell office:value-type="float" office:value="43559">
            <text:p>43559</text:p>
          </table:table-cell>
          <table:table-cell table:style-name="ce2" table:formula="of:=([.B24]+[.C24])/1000" office:value-type="float" office:value="51.593">
            <text:p>51.59</text:p>
          </table:table-cell>
          <table:table-cell office:value-type="float" office:value="3038">
            <text:p>3038</text:p>
          </table:table-cell>
          <table:table-cell table:style-name="ce2" table:formula="of:=[.E24]/1000" office:value-type="float" office:value="3.038">
            <text:p>3.04</text:p>
          </table:table-cell>
          <table:table-cell office:value-type="float" office:value="1.542">
            <text:p>1.542</text:p>
          </table:table-cell>
          <table:table-cell office:value-type="float" office:value="1.052">
            <text:p>1.052</text:p>
          </table:table-cell>
          <table:table-cell office:value-type="float" office:value="1.211">
            <text:p>1.211</text:p>
          </table:table-cell>
          <table:table-cell office:value-type="float" office:value="1.418">
            <text:p>1.418</text:p>
          </table:table-cell>
          <table:table-cell table:formula="of:=[.H24]/[.$G24]" office:value-type="float" office:value="0.682230869001297">
            <text:p>0.682230869</text:p>
          </table:table-cell>
          <table:table-cell table:formula="of:=[.I24]/[.$G24]" office:value-type="float" office:value="0.785343709468223">
            <text:p>0.7853437095</text:p>
          </table:table-cell>
          <table:table-cell table:formula="of:=[.J24]/[.$G24]" office:value-type="float" office:value="0.91958495460441">
            <text:p>0.9195849546</text:p>
          </table:table-cell>
          <table:table-cell table:number-columns-repeated="1011"/>
        </table:table-row>
        <table:table-row table:style-name="ro2">
          <table:table-cell office:value-type="string">
            <text:p>wrf</text:p>
          </table:table-cell>
          <table:table-cell office:value-type="float" office:value="150903">
            <text:p>150903</text:p>
          </table:table-cell>
          <table:table-cell office:value-type="float" office:value="3307">
            <text:p>3307</text:p>
          </table:table-cell>
          <table:table-cell table:style-name="ce2" table:formula="of:=([.B25]+[.C25])/1000" office:value-type="float" office:value="154.21">
            <text:p>154.21</text:p>
          </table:table-cell>
          <table:table-cell office:value-type="float" office:value="2992">
            <text:p>2992</text:p>
          </table:table-cell>
          <table:table-cell table:style-name="ce2" table:formula="of:=[.E25]/1000" office:value-type="float" office:value="2.992">
            <text:p>2.99</text:p>
          </table:table-cell>
          <table:table-cell office:value-type="float" office:value="0.3016">
            <text:p>0.3016</text:p>
          </table:table-cell>
          <table:table-cell office:value-type="float" office:value="0.256">
            <text:p>0.256</text:p>
          </table:table-cell>
          <table:table-cell office:value-type="float" office:value="0.2693">
            <text:p>0.2693</text:p>
          </table:table-cell>
          <table:table-cell office:value-type="float" office:value="0.2939">
            <text:p>0.2939</text:p>
          </table:table-cell>
          <table:table-cell table:formula="of:=[.H25]/[.$G25]" office:value-type="float" office:value="0.848806366047745">
            <text:p>0.848806366</text:p>
          </table:table-cell>
          <table:table-cell table:formula="of:=[.I25]/[.$G25]" office:value-type="float" office:value="0.89290450928382">
            <text:p>0.8929045093</text:p>
          </table:table-cell>
          <table:table-cell table:formula="of:=[.J25]/[.$G25]" office:value-type="float" office:value="0.97446949602122">
            <text:p>0.974469496</text:p>
          </table:table-cell>
          <table:table-cell table:number-columns-repeated="1011"/>
        </table:table-row>
        <table:table-row table:style-name="ro2">
          <table:table-cell office:value-type="string">
            <text:p>xalancbmk</text:p>
          </table:table-cell>
          <table:table-cell office:value-type="float" office:value="4240">
            <text:p>4240</text:p>
          </table:table-cell>
          <table:table-cell office:value-type="float" office:value="37610">
            <text:p>37610</text:p>
          </table:table-cell>
          <table:table-cell table:style-name="ce2" table:formula="of:=([.B26]+[.C26])/1000" office:value-type="float" office:value="41.85">
            <text:p>41.85</text:p>
          </table:table-cell>
          <table:table-cell office:value-type="float" office:value="5550">
            <text:p>5550</text:p>
          </table:table-cell>
          <table:table-cell table:style-name="ce2" table:formula="of:=[.E26]/1000" office:value-type="float" office:value="5.55">
            <text:p>5.55</text:p>
          </table:table-cell>
          <table:table-cell office:value-type="float" office:value="1.27">
            <text:p>1.27</text:p>
          </table:table-cell>
          <table:table-cell office:value-type="float" office:value="0.891">
            <text:p>0.891</text:p>
          </table:table-cell>
          <table:table-cell office:value-type="float" office:value="0.9836">
            <text:p>0.9836</text:p>
          </table:table-cell>
          <table:table-cell office:value-type="float" office:value="1.098">
            <text:p>1.098</text:p>
          </table:table-cell>
          <table:table-cell table:formula="of:=[.H26]/[.$G26]" office:value-type="float" office:value="0.701574803149606">
            <text:p>0.7015748031</text:p>
          </table:table-cell>
          <table:table-cell table:formula="of:=[.I26]/[.$G26]" office:value-type="float" office:value="0.774488188976378">
            <text:p>0.774488189</text:p>
          </table:table-cell>
          <table:table-cell table:formula="of:=[.J26]/[.$G26]" office:value-type="float" office:value="0.864566929133858">
            <text:p>0.8645669291</text:p>
          </table:table-cell>
          <table:table-cell table:number-columns-repeated="1011"/>
        </table:table-row>
        <table:table-row table:style-name="ro2">
          <table:table-cell office:value-type="string">
            <text:p>zeusmp</text:p>
          </table:table-cell>
          <table:table-cell office:value-type="float" office:value="52742">
            <text:p>52742</text:p>
          </table:table-cell>
          <table:table-cell office:value-type="float" office:value="13274">
            <text:p>13274</text:p>
          </table:table-cell>
          <table:table-cell table:style-name="ce2" table:formula="of:=([.B27]+[.C27])/1000" office:value-type="float" office:value="66.016">
            <text:p>66.02</text:p>
          </table:table-cell>
          <table:table-cell office:value-type="float" office:value="45134">
            <text:p>45134</text:p>
          </table:table-cell>
          <table:table-cell table:style-name="ce2" table:formula="of:=[.E27]/1000" office:value-type="float" office:value="45.134">
            <text:p>45.13</text:p>
          </table:table-cell>
          <table:table-cell office:value-type="float" office:value="0.7093">
            <text:p>0.7093</text:p>
          </table:table-cell>
          <table:table-cell office:value-type="float" office:value="0.586">
            <text:p>0.586</text:p>
          </table:table-cell>
          <table:table-cell office:value-type="float" office:value="0.6234">
            <text:p>0.6234</text:p>
          </table:table-cell>
          <table:table-cell office:value-type="float" office:value="0.6452">
            <text:p>0.6452</text:p>
          </table:table-cell>
          <table:table-cell table:formula="of:=[.H27]/[.$G27]" office:value-type="float" office:value="0.826166643169322">
            <text:p>0.8261666432</text:p>
          </table:table-cell>
          <table:table-cell table:formula="of:=[.I27]/[.$G27]" office:value-type="float" office:value="0.878894684900606">
            <text:p>0.8788946849</text:p>
          </table:table-cell>
          <table:table-cell table:formula="of:=[.J27]/[.$G27]" office:value-type="float" office:value="0.909629211899055">
            <text:p>0.9096292119</text:p>
          </table:table-cell>
          <table:table-cell table:number-columns-repeated="1011"/>
        </table:table-row>
        <table:table-row table:style-name="ro1">
          <table:table-cell office:value-type="string">
            <text:p>avg</text:p>
          </table:table-cell>
          <table:table-cell table:style-name="ce2" table:formula="of:=AVERAGE([.B2:.B27])" office:value-type="float" office:value="23773.0384615385">
            <text:p>23773.04</text:p>
          </table:table-cell>
          <table:table-cell table:style-name="ce2" table:formula="of:=AVERAGE([.C2:.C27])" office:value-type="float" office:value="22426.9615384615">
            <text:p>22426.96</text:p>
          </table:table-cell>
          <table:table-cell table:style-name="ce2" table:formula="of:=AVERAGE([.D2:.D27])" office:value-type="float" office:value="46.2">
            <text:p>46.20</text:p>
          </table:table-cell>
          <table:table-cell table:style-name="ce2" table:formula="of:=AVERAGE([.E2:.E27])" office:value-type="float" office:value="13122.3461538462">
            <text:p>13122.35</text:p>
          </table:table-cell>
          <table:table-cell table:style-name="ce2" table:formula="of:=AVERAGE([.F2:.F27])" office:value-type="float" office:value="13.1223461538462">
            <text:p>13.12</text:p>
          </table:table-cell>
          <table:table-cell table:style-name="ce2" table:formula="of:=AVERAGE([.G2:.G27])" office:value-type="float" office:value="1.55884615384615">
            <text:p>1.56</text:p>
          </table:table-cell>
          <table:table-cell table:style-name="ce2" table:formula="of:=AVERAGE([.H2:.H27])" office:value-type="float" office:value="1.18275">
            <text:p>1.18</text:p>
          </table:table-cell>
          <table:table-cell table:style-name="ce2" table:formula="of:=AVERAGE([.I2:.I27])" office:value-type="float" office:value="1.29759230769231">
            <text:p>1.30</text:p>
          </table:table-cell>
          <table:table-cell table:style-name="ce2" table:formula="of:=AVERAGE([.J2:.J27])" office:value-type="float" office:value="1.40346153846154">
            <text:p>1.40</text:p>
          </table:table-cell>
          <table:table-cell table:style-name="ce2" table:formula="of:=AVERAGE([.K2:.K27])" office:value-type="float" office:value="0.75167628429394">
            <text:p>0.75</text:p>
          </table:table-cell>
          <table:table-cell table:style-name="ce2" table:formula="of:=AVERAGE([.L2:.L27])" office:value-type="float" office:value="0.822982364618879">
            <text:p>0.82</text:p>
          </table:table-cell>
          <table:table-cell table:style-name="ce2" table:formula="of:=AVERAGE([.M2:.M27])" office:value-type="float" office:value="0.897111965238771">
            <text:p>0.90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benchmark</text:p>
          </table:table-cell>
          <table:table-cell office:value-type="string">
            <text:p>IPC</text:p>
          </table:table-cell>
          <table:table-cell office:value-type="string">
            <text:p>Misses_L1I</text:p>
          </table:table-cell>
          <table:table-cell office:value-type="string">
            <text:p>Misses_L2</text:p>
          </table:table-cell>
          <table:table-cell office:value-type="string">
            <text:p>IPC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astar</text:p>
          </table:table-cell>
          <table:table-cell office:value-type="float" office:value="1.262">
            <text:p>1.262</text:p>
          </table:table-cell>
          <table:table-cell office:value-type="float" office:value="2030">
            <text:p>2030</text:p>
          </table:table-cell>
          <table:table-cell office:value-type="float" office:value="50900">
            <text:p>50900</text:p>
          </table:table-cell>
          <table:table-cell office:value-type="float" office:value="1.307">
            <text:p>1.307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cactusADM</text:p>
          </table:table-cell>
          <table:table-cell office:value-type="float" office:value="1.498">
            <text:p>1.498</text:p>
          </table:table-cell>
          <table:table-cell office:value-type="float" office:value="28177">
            <text:p>28177</text:p>
          </table:table-cell>
          <table:table-cell office:value-type="float" office:value="2009">
            <text:p>2009</text:p>
          </table:table-cell>
          <table:table-cell office:value-type="float" office:value="1.571">
            <text:p>1.571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dealII</text:p>
          </table:table-cell>
          <table:table-cell office:value-type="float" office:value="1.517">
            <text:p>1.517</text:p>
          </table:table-cell>
          <table:table-cell office:value-type="float" office:value="16407">
            <text:p>16407</text:p>
          </table:table-cell>
          <table:table-cell office:value-type="float" office:value="3656">
            <text:p>3656</text:p>
          </table:table-cell>
          <table:table-cell office:value-type="float" office:value="1.664">
            <text:p>1.664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gamess</text:p>
          </table:table-cell>
          <table:table-cell office:value-type="float" office:value="1.699">
            <text:p>1.699</text:p>
          </table:table-cell>
          <table:table-cell office:value-type="float" office:value="32847">
            <text:p>32847</text:p>
          </table:table-cell>
          <table:table-cell office:value-type="float" office:value="2029">
            <text:p>2029</text:p>
          </table:table-cell>
          <table:table-cell office:value-type="float" office:value="1.821">
            <text:p>1.821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gcc</text:p>
          </table:table-cell>
          <table:table-cell office:value-type="float" office:value="2.103">
            <text:p>2.103</text:p>
          </table:table-cell>
          <table:table-cell office:value-type="float" office:value="2602">
            <text:p>2602</text:p>
          </table:table-cell>
          <table:table-cell office:value-type="float" office:value="3045">
            <text:p>3045</text:p>
          </table:table-cell>
          <table:table-cell office:value-type="float" office:value="2.274">
            <text:p>2.274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GemsFDTD</text:p>
          </table:table-cell>
          <table:table-cell office:value-type="float" office:value="1.488">
            <text:p>1.488</text:p>
          </table:table-cell>
          <table:table-cell office:value-type="float" office:value="45677">
            <text:p>45677</text:p>
          </table:table-cell>
          <table:table-cell office:value-type="float" office:value="2794">
            <text:p>2794</text:p>
          </table:table-cell>
          <table:table-cell office:value-type="float" office:value="1.568">
            <text:p>1.568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gobmk</text:p>
          </table:table-cell>
          <table:table-cell office:value-type="float" office:value="2.738">
            <text:p>2.738</text:p>
          </table:table-cell>
          <table:table-cell office:value-type="float" office:value="661">
            <text:p>661</text:p>
          </table:table-cell>
          <table:table-cell office:value-type="float" office:value="24390">
            <text:p>24390</text:p>
          </table:table-cell>
          <table:table-cell office:value-type="float" office:value="3.001">
            <text:p>3.001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gromacs</text:p>
          </table:table-cell>
          <table:table-cell office:value-type="float" office:value="2.034">
            <text:p>2.034</text:p>
          </table:table-cell>
          <table:table-cell office:value-type="float" office:value="10701">
            <text:p>10701</text:p>
          </table:table-cell>
          <table:table-cell office:value-type="float" office:value="6574">
            <text:p>6574</text:p>
          </table:table-cell>
          <table:table-cell office:value-type="float" office:value="2.304">
            <text:p>2.304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h264ref</text:p>
          </table:table-cell>
          <table:table-cell office:value-type="float" office:value="1.543">
            <text:p>1.543</text:p>
          </table:table-cell>
          <table:table-cell office:value-type="float" office:value="8186">
            <text:p>8186</text:p>
          </table:table-cell>
          <table:table-cell office:value-type="float" office:value="8854">
            <text:p>8854</text:p>
          </table:table-cell>
          <table:table-cell office:value-type="float" office:value="1.767">
            <text:p>1.767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hmmer</text:p>
          </table:table-cell>
          <table:table-cell office:value-type="float" office:value="2.066">
            <text:p>2.066</text:p>
          </table:table-cell>
          <table:table-cell office:value-type="float" office:value="5019">
            <text:p>5019</text:p>
          </table:table-cell>
          <table:table-cell office:value-type="float" office:value="1804">
            <text:p>1804</text:p>
          </table:table-cell>
          <table:table-cell office:value-type="float" office:value="2.212">
            <text:p>2.21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lbm</text:p>
          </table:table-cell>
          <table:table-cell office:value-type="float" office:value="1.055">
            <text:p>1.055</text:p>
          </table:table-cell>
          <table:table-cell office:value-type="float" office:value="1114">
            <text:p>1114</text:p>
          </table:table-cell>
          <table:table-cell office:value-type="float" office:value="91648">
            <text:p>91648</text:p>
          </table:table-cell>
          <table:table-cell office:value-type="float" office:value="1.111">
            <text:p>1.111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leslie3d</text:p>
          </table:table-cell>
          <table:table-cell office:value-type="float" office:value="1.465">
            <text:p>1.465</text:p>
          </table:table-cell>
          <table:table-cell office:value-type="float" office:value="10956">
            <text:p>10956</text:p>
          </table:table-cell>
          <table:table-cell office:value-type="float" office:value="25464">
            <text:p>25464</text:p>
          </table:table-cell>
          <table:table-cell office:value-type="float" office:value="1.677">
            <text:p>1.677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libquantum</text:p>
          </table:table-cell>
          <table:table-cell office:value-type="float" office:value="0.551">
            <text:p>0.551</text:p>
          </table:table-cell>
          <table:table-cell office:value-type="float" office:value="711">
            <text:p>711</text:p>
          </table:table-cell>
          <table:table-cell office:value-type="float" office:value="7517">
            <text:p>7517</text:p>
          </table:table-cell>
          <table:table-cell office:value-type="float" office:value="0.8062">
            <text:p>0.806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mcf</text:p>
          </table:table-cell>
          <table:table-cell office:value-type="float" office:value="1.314">
            <text:p>1.314</text:p>
          </table:table-cell>
          <table:table-cell office:value-type="float" office:value="31513">
            <text:p>31513</text:p>
          </table:table-cell>
          <table:table-cell office:value-type="float" office:value="2222">
            <text:p>2222</text:p>
          </table:table-cell>
          <table:table-cell office:value-type="float" office:value="1.468">
            <text:p>1.468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milc</text:p>
          </table:table-cell>
          <table:table-cell office:value-type="float" office:value="0.5758">
            <text:p>0.5758</text:p>
          </table:table-cell>
          <table:table-cell office:value-type="float" office:value="2890">
            <text:p>2890</text:p>
          </table:table-cell>
          <table:table-cell office:value-type="float" office:value="11474">
            <text:p>11474</text:p>
          </table:table-cell>
          <table:table-cell office:value-type="float" office:value="0.7714">
            <text:p>0.7714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namd</text:p>
          </table:table-cell>
          <table:table-cell office:value-type="float" office:value="0.9529">
            <text:p>0.9529</text:p>
          </table:table-cell>
          <table:table-cell office:value-type="float" office:value="94744">
            <text:p>94744</text:p>
          </table:table-cell>
          <table:table-cell office:value-type="float" office:value="1379">
            <text:p>1379</text:p>
          </table:table-cell>
          <table:table-cell office:value-type="float" office:value="0.9867">
            <text:p>0.9867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omnetpp</text:p>
          </table:table-cell>
          <table:table-cell office:value-type="float" office:value="1.495">
            <text:p>1.495</text:p>
          </table:table-cell>
          <table:table-cell office:value-type="float" office:value="7922">
            <text:p>7922</text:p>
          </table:table-cell>
          <table:table-cell office:value-type="float" office:value="3722">
            <text:p>3722</text:p>
          </table:table-cell>
          <table:table-cell office:value-type="float" office:value="1.752">
            <text:p>1.75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perlbench</text:p>
          </table:table-cell>
          <table:table-cell office:value-type="float" office:value="0.6882">
            <text:p>0.6882</text:p>
          </table:table-cell>
          <table:table-cell office:value-type="float" office:value="109818">
            <text:p>109818</text:p>
          </table:table-cell>
          <table:table-cell office:value-type="float" office:value="6629">
            <text:p>6629</text:p>
          </table:table-cell>
          <table:table-cell office:value-type="float" office:value="0.7748">
            <text:p>0.7748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povray</text:p>
          </table:table-cell>
          <table:table-cell office:value-type="float" office:value="1.61">
            <text:p>1.61</text:p>
          </table:table-cell>
          <table:table-cell office:value-type="float" office:value="25303">
            <text:p>25303</text:p>
          </table:table-cell>
          <table:table-cell office:value-type="float" office:value="2258">
            <text:p>2258</text:p>
          </table:table-cell>
          <table:table-cell office:value-type="float" office:value="1.719">
            <text:p>1.719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jeng</text:p>
          </table:table-cell>
          <table:table-cell office:value-type="float" office:value="1.793">
            <text:p>1.793</text:p>
          </table:table-cell>
          <table:table-cell office:value-type="float" office:value="632">
            <text:p>632</text:p>
          </table:table-cell>
          <table:table-cell office:value-type="float" office:value="17342">
            <text:p>17342</text:p>
          </table:table-cell>
          <table:table-cell office:value-type="float" office:value="2.201">
            <text:p>2.201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oplex</text:p>
          </table:table-cell>
          <table:table-cell office:value-type="float" office:value="1.585">
            <text:p>1.585</text:p>
          </table:table-cell>
          <table:table-cell office:value-type="float" office:value="16990">
            <text:p>16990</text:p>
          </table:table-cell>
          <table:table-cell office:value-type="float" office:value="6965">
            <text:p>6965</text:p>
          </table:table-cell>
          <table:table-cell office:value-type="float" office:value="1.829">
            <text:p>1.829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phinx3</text:p>
          </table:table-cell>
          <table:table-cell office:value-type="float" office:value="2.002">
            <text:p>2.002</text:p>
          </table:table-cell>
          <table:table-cell office:value-type="float" office:value="30451">
            <text:p>30451</text:p>
          </table:table-cell>
          <table:table-cell office:value-type="float" office:value="1792">
            <text:p>1792</text:p>
          </table:table-cell>
          <table:table-cell office:value-type="float" office:value="2.122">
            <text:p>2.12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tonto</text:p>
          </table:table-cell>
          <table:table-cell office:value-type="float" office:value="1.418">
            <text:p>1.418</text:p>
          </table:table-cell>
          <table:table-cell office:value-type="float" office:value="43559">
            <text:p>43559</text:p>
          </table:table-cell>
          <table:table-cell office:value-type="float" office:value="3038">
            <text:p>3038</text:p>
          </table:table-cell>
          <table:table-cell office:value-type="float" office:value="1.542">
            <text:p>1.54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wrf</text:p>
          </table:table-cell>
          <table:table-cell office:value-type="float" office:value="0.2939">
            <text:p>0.2939</text:p>
          </table:table-cell>
          <table:table-cell office:value-type="float" office:value="3307">
            <text:p>3307</text:p>
          </table:table-cell>
          <table:table-cell office:value-type="float" office:value="2992">
            <text:p>2992</text:p>
          </table:table-cell>
          <table:table-cell office:value-type="float" office:value="0.3016">
            <text:p>0.3016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xalancbmk</text:p>
          </table:table-cell>
          <table:table-cell office:value-type="float" office:value="1.098">
            <text:p>1.098</text:p>
          </table:table-cell>
          <table:table-cell office:value-type="float" office:value="37610">
            <text:p>37610</text:p>
          </table:table-cell>
          <table:table-cell office:value-type="float" office:value="5550">
            <text:p>5550</text:p>
          </table:table-cell>
          <table:table-cell office:value-type="float" office:value="1.27">
            <text:p>1.27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zeusmp</text:p>
          </table:table-cell>
          <table:table-cell office:value-type="float" office:value="0.6452">
            <text:p>0.6452</text:p>
          </table:table-cell>
          <table:table-cell office:value-type="float" office:value="13274">
            <text:p>13274</text:p>
          </table:table-cell>
          <table:table-cell office:value-type="float" office:value="45134">
            <text:p>45134</text:p>
          </table:table-cell>
          <table:table-cell office:value-type="float" office:value="0.7093">
            <text:p>0.7093</text:p>
          </table:table-cell>
          <table:table-cell table:number-columns-repeated="100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Hoja1.$A$1" table:expression="(#REF!+#REF!)/1000"/>
        <table:named-expression table:name="__shared_1_0_1" table:base-cell-address="$Hoja1.$A$1" table:expression="#REF!/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sko Jones</meta:initial-creator>
    <meta:creation-date>2014-12-07T00:16:51</meta:creation-date>
    <dc:date>2014-12-11T16:08:24</dc:date>
    <meta:generator>LibreOffice/3.5$Linux_x86 LibreOffice_project/350m1$Build-2</meta:generator>
    <meta:editing-duration>P0D</meta:editing-duration>
    <meta:editing-cycles>2</meta:editing-cycles>
    <meta:document-statistic meta:table-count="6" meta:cell-count="2075" meta:object-count="1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8pt" style:font-size-asian="8pt" style:font-size-complex="8pt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9" style:family="chart" style:data-style-name="N500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693cm" svg:height="6.773cm" xlink:href=".." xlink:type="simple" chart:class="chart:bar" chart:style-name="ch1">
        <chart:title svg:x="6.649cm" svg:y="0.27cm" chart:style-name="ch2">
          <text:p>IPC</text:p>
        </chart:title>
        <chart:legend chart:legend-position="end" svg:x="13.29cm" svg:y="2.82cm" style:legend-expansion="high" chart:style-name="ch3"/>
        <chart:plot-area chart:style-name="ch4" table:cell-range-address="Hoja1.B1:Hoja1.AA2 Hoja1.A1:Hoja1.A2 Hoja1.A9:Hoja1.AA9" chart:data-source-has-labels="both" svg:x="0.743cm" svg:y="1.81cm" svg:width="11.961cm" svg:height="4.408cm">
          <chartooo:coordinate-region svg:x="1.227cm" svg:y="2.018cm" svg:width="11.477cm" svg:height="2.317cm"/>
          <chart:axis chart:dimension="x" chart:name="primary-x" chart:style-name="ch5" chartooo:axis-type="auto">
            <chartooo:date-scale/>
            <chart:categories table:cell-range-address="Hoja1.B1:Hoja1.AA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:Hoja1.AA2" chart:label-cell-address="Hoja1.A2:Hoja1.A2" chart:class="chart:bar">
            <chart:data-point chart:repeated="26"/>
          </chart:series>
          <chart:series chart:style-name="ch9" chart:values-cell-range-address="Hoja1.B9:Hoja1.AA9" chart:label-cell-address="Hoja1.A9:Hoja1.A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Hoja1.B1:Hoja1.AA1</svg:desc>
                </draw:g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</table:table-row>
          </table:table-header-rows>
          <table:table-rows>
            <table:table-row>
              <table:table-cell office:value-type="string">
                <text:p>IPC</text:p>
                <draw:g>
                  <svg:desc>Hoja1.A2:Hoja1.A2</svg:desc>
                </draw:g>
              </table:table-cell>
              <table:table-cell office:value-type="float" office:value="1.449">
                <text:p>1.449</text:p>
                <draw:g>
                  <svg:desc>Hoja1.B2:Hoja1.AA2</svg:desc>
                </draw:g>
              </table:table-cell>
              <table:table-cell office:value-type="float" office:value="2.11">
                <text:p>2.11</text:p>
              </table:table-cell>
              <table:table-cell office:value-type="float" office:value="2.092">
                <text:p>2.092</text:p>
              </table:table-cell>
              <table:table-cell office:value-type="float" office:value="2.633">
                <text:p>2.633</text:p>
              </table:table-cell>
              <table:table-cell office:value-type="float" office:value="2.334">
                <text:p>2.334</text:p>
              </table:table-cell>
              <table:table-cell office:value-type="float" office:value="2.315">
                <text:p>2.315</text:p>
              </table:table-cell>
              <table:table-cell office:value-type="float" office:value="3.451">
                <text:p>3.451</text:p>
              </table:table-cell>
              <table:table-cell office:value-type="float" office:value="2.653">
                <text:p>2.653</text:p>
              </table:table-cell>
              <table:table-cell office:value-type="float" office:value="2.324">
                <text:p>2.324</text:p>
              </table:table-cell>
              <table:table-cell office:value-type="float" office:value="2.391">
                <text:p>2.391</text:p>
              </table:table-cell>
              <table:table-cell office:value-type="float" office:value="1.212">
                <text:p>1.212</text:p>
              </table:table-cell>
              <table:table-cell office:value-type="float" office:value="2.252">
                <text:p>2.252</text:p>
              </table:table-cell>
              <table:table-cell office:value-type="float" office:value="0.8371">
                <text:p>0.8371</text:p>
              </table:table-cell>
              <table:table-cell office:value-type="float" office:value="2.447">
                <text:p>2.447</text:p>
              </table:table-cell>
              <table:table-cell office:value-type="float" office:value="0.9232">
                <text:p>0.9232</text:p>
              </table:table-cell>
              <table:table-cell office:value-type="float" office:value="2.365">
                <text:p>2.365</text:p>
              </table:table-cell>
              <table:table-cell office:value-type="float" office:value="1.997">
                <text:p>1.997</text:p>
              </table:table-cell>
              <table:table-cell office:value-type="float" office:value="1.196">
                <text:p>1.196</text:p>
              </table:table-cell>
              <table:table-cell office:value-type="float" office:value="2.471">
                <text:p>2.471</text:p>
              </table:table-cell>
              <table:table-cell office:value-type="float" office:value="2.384">
                <text:p>2.384</text:p>
              </table:table-cell>
              <table:table-cell office:value-type="float" office:value="2.24">
                <text:p>2.24</text:p>
              </table:table-cell>
              <table:table-cell office:value-type="float" office:value="3.035">
                <text:p>3.035</text:p>
              </table:table-cell>
              <table:table-cell office:value-type="float" office:value="2.181">
                <text:p>2.181</text:p>
              </table:table-cell>
              <table:table-cell office:value-type="float" office:value="1.565">
                <text:p>1.565</text:p>
              </table:table-cell>
              <table:table-cell office:value-type="float" office:value="1.753">
                <text:p>1.753</text:p>
              </table:table-cell>
              <table:table-cell office:value-type="float" office:value="0.8684">
                <text:p>0.8684</text:p>
              </table:table-cell>
            </table:table-row>
            <table:table-row>
              <table:table-cell office:value-type="string">
                <text:p>lbm</text:p>
                <draw:g>
                  <svg:desc>Hoja1.A9:Hoja1.A9</svg:desc>
                </draw:g>
              </table:table-cell>
              <table:table-cell office:value-type="float" office:value="1.361">
                <text:p>1.361</text:p>
                <draw:g>
                  <svg:desc>Hoja1.B9:Hoja1.AA9</svg:desc>
                </draw:g>
              </table:table-cell>
              <table:table-cell office:value-type="float" office:value="1.911">
                <text:p>1.911</text:p>
              </table:table-cell>
              <table:table-cell office:value-type="float" office:value="1.863">
                <text:p>1.863</text:p>
              </table:table-cell>
              <table:table-cell office:value-type="float" office:value="2.426">
                <text:p>2.426</text:p>
              </table:table-cell>
              <table:table-cell office:value-type="float" office:value="2.272">
                <text:p>2.272</text:p>
              </table:table-cell>
              <table:table-cell office:value-type="float" office:value="2.104">
                <text:p>2.104</text:p>
              </table:table-cell>
              <table:table-cell office:value-type="float" office:value="3.007">
                <text:p>3.007</text:p>
              </table:table-cell>
              <table:table-cell office:value-type="float" office:value="2.414">
                <text:p>2.414</text:p>
              </table:table-cell>
              <table:table-cell office:value-type="float" office:value="1.935">
                <text:p>1.935</text:p>
              </table:table-cell>
              <table:table-cell office:value-type="float" office:value="2.23">
                <text:p>2.23</text:p>
              </table:table-cell>
              <table:table-cell office:value-type="float" office:value="1.106">
                <text:p>1.106</text:p>
              </table:table-cell>
              <table:table-cell office:value-type="float" office:value="1.757">
                <text:p>1.757</text:p>
              </table:table-cell>
              <table:table-cell office:value-type="float" office:value="0.5831">
                <text:p>0.5831</text:p>
              </table:table-cell>
              <table:table-cell office:value-type="float" office:value="2.073">
                <text:p>2.073</text:p>
              </table:table-cell>
              <table:table-cell office:value-type="float" office:value="0.63">
                <text:p>0.63</text:p>
              </table:table-cell>
              <table:table-cell office:value-type="float" office:value="2.152">
                <text:p>2.152</text:p>
              </table:table-cell>
              <table:table-cell office:value-type="float" office:value="1.726">
                <text:p>1.726</text:p>
              </table:table-cell>
              <table:table-cell office:value-type="float" office:value="0.9599">
                <text:p>0.9599</text:p>
              </table:table-cell>
              <table:table-cell office:value-type="float" office:value="2.147">
                <text:p>2.147</text:p>
              </table:table-cell>
              <table:table-cell office:value-type="float" office:value="1.936">
                <text:p>1.936</text:p>
              </table:table-cell>
              <table:table-cell office:value-type="float" office:value="2.005">
                <text:p>2.005</text:p>
              </table:table-cell>
              <table:table-cell office:value-type="float" office:value="3.007">
                <text:p>3.007</text:p>
              </table:table-cell>
              <table:table-cell office:value-type="float" office:value="1.924">
                <text:p>1.924</text:p>
              </table:table-cell>
              <table:table-cell office:value-type="float" office:value="1.353">
                <text:p>1.353</text:p>
              </table:table-cell>
              <table:table-cell office:value-type="float" office:value="1.461">
                <text:p>1.461</text:p>
              </table:table-cell>
              <table:table-cell office:value-type="float" office:value="0.6963">
                <text:p>0.6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cm" svg:y="3.676cm" style:legend-expansion="high" chart:style-name="ch2"/>
        <chart:plot-area chart:style-name="ch3" table:cell-range-address="'2 cores'.A2:'2 cores'.A28 '2 cores'.K1:'2 cores'.M28" chart:data-source-has-labels="both" svg:x="0.77cm" svg:y="0.855cm" svg:width="12.591cm" svg:height="7.545cm">
          <chartooo:coordinate-region svg:x="1.539cm" svg:y="1.063cm" svg:width="11.822cm" svg:height="2.937cm"/>
          <chart:axis chart:dimension="x" chart:name="primary-x" chart:style-name="ch4" chartooo:axis-type="auto">
            <chartooo:date-scale/>
            <chart:categories table:cell-range-address="'2 cores'.A2:'2 cores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 cores'.K2:'2 cores'.K28" chart:label-cell-address="'2 cores'.K1:'2 cores'.K1" chart:class="chart:bar">
            <chart:data-point chart:repeated="27"/>
          </chart:series>
          <chart:series chart:style-name="ch8" chart:values-cell-range-address="'2 cores'.L2:'2 cores'.L28" chart:label-cell-address="'2 cores'.L1:'2 cores'.L1" chart:class="chart:bar">
            <chart:data-point chart:repeated="27"/>
          </chart:series>
          <chart:series chart:style-name="ch9" chart:values-cell-range-address="'2 cores'.M2:'2 cores'.M28" chart:label-cell-address="'2 cores'.M1:'2 cores'.M1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m</text:p>
                <draw:g>
                  <svg:desc>'2 cores'.K1:'2 cores'.K1</svg:desc>
                </draw:g>
              </table:table-cell>
              <table:table-cell office:value-type="string">
                <text:p>leslie3d</text:p>
                <draw:g>
                  <svg:desc>'2 cores'.L1:'2 cores'.L1</svg:desc>
                </draw:g>
              </table:table-cell>
              <table:table-cell office:value-type="string">
                <text:p>gcc</text:p>
                <draw:g>
                  <svg:desc>'2 cores'.M1:'2 cores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'2 cores'.A2:'2 cores'.A28</svg:desc>
                </draw:g>
              </table:table-cell>
              <table:table-cell office:value-type="float" office:value="1.00628436763551">
                <text:p>1.00628436763551</text:p>
                <draw:g>
                  <svg:desc>'2 cores'.K2:'2 cores'.K28</svg:desc>
                </draw:g>
              </table:table-cell>
              <table:table-cell office:value-type="float" office:value="1.01256873527101">
                <text:p>1.01256873527101</text:p>
                <draw:g>
                  <svg:desc>'2 cores'.L2:'2 cores'.L28</svg:desc>
                </draw:g>
              </table:table-cell>
              <table:table-cell office:value-type="float" office:value="1.00785545954438">
                <text:p>1.00785545954438</text:p>
                <draw:g>
                  <svg:desc>'2 cores'.M2:'2 cores'.M28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854636591478697">
                <text:p>0.854636591478697</text:p>
              </table:table-cell>
              <table:table-cell office:value-type="float" office:value="0.919172932330827">
                <text:p>0.919172932330827</text:p>
              </table:table-cell>
              <table:table-cell office:value-type="float" office:value="0.969924812030075">
                <text:p>0.969924812030075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768082663605052">
                <text:p>0.768082663605052</text:p>
              </table:table-cell>
              <table:table-cell office:value-type="float" office:value="0.822617680826636">
                <text:p>0.822617680826636</text:p>
              </table:table-cell>
              <table:table-cell office:value-type="float" office:value="0.916188289322618">
                <text:p>0.916188289322618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0.854279523293608">
                <text:p>0.854279523293608</text:p>
              </table:table-cell>
              <table:table-cell office:value-type="float" office:value="0.913326110509209">
                <text:p>0.913326110509209</text:p>
              </table:table-cell>
              <table:table-cell office:value-type="float" office:value="0.960996749729144">
                <text:p>0.960996749729144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912180052956752">
                <text:p>0.912180052956752</text:p>
              </table:table-cell>
              <table:table-cell office:value-type="float" office:value="0.962047661076787">
                <text:p>0.962047661076787</text:p>
              </table:table-cell>
              <table:table-cell office:value-type="float" office:value="0.946601941747573">
                <text:p>0.946601941747573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804677623261694">
                <text:p>0.804677623261694</text:p>
              </table:table-cell>
              <table:table-cell office:value-type="float" office:value="0.883691529709229">
                <text:p>0.883691529709229</text:p>
              </table:table-cell>
              <table:table-cell office:value-type="float" office:value="0.965233881163085">
                <text:p>0.965233881163085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941446208112875">
                <text:p>0.941446208112875</text:p>
              </table:table-cell>
              <table:table-cell office:value-type="float" office:value="0.949559082892416">
                <text:p>0.949559082892416</text:p>
              </table:table-cell>
              <table:table-cell office:value-type="float" office:value="0.958377425044092">
                <text:p>0.958377425044092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0.855721393034826">
                <text:p>0.855721393034826</text:p>
              </table:table-cell>
              <table:table-cell office:value-type="float" office:value="0.920398009950249">
                <text:p>0.920398009950249</text:p>
              </table:table-cell>
              <table:table-cell office:value-type="float" office:value="0.944821347806422">
                <text:p>0.944821347806422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0.848219497956801">
                <text:p>0.848219497956801</text:p>
              </table:table-cell>
              <table:table-cell office:value-type="float" office:value="0.912434325744308">
                <text:p>0.912434325744308</text:p>
              </table:table-cell>
              <table:table-cell office:value-type="float" office:value="0.952714535901926">
                <text:p>0.952714535901926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961966604823748">
                <text:p>0.961966604823748</text:p>
              </table:table-cell>
              <table:table-cell office:value-type="float" office:value="0.965677179962894">
                <text:p>0.965677179962894</text:p>
              </table:table-cell>
              <table:table-cell office:value-type="float" office:value="0.98051948051948">
                <text:p>0.98051948051948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913564668769716">
                <text:p>0.913564668769716</text:p>
              </table:table-cell>
              <table:table-cell office:value-type="float" office:value="0.947003154574132">
                <text:p>0.947003154574132</text:p>
              </table:table-cell>
              <table:table-cell office:value-type="float" office:value="0.950788643533123">
                <text:p>0.950788643533123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828823350562481">
                <text:p>0.828823350562481</text:p>
              </table:table-cell>
              <table:table-cell office:value-type="float" office:value="0.873821830343569">
                <text:p>0.873821830343569</text:p>
              </table:table-cell>
              <table:table-cell office:value-type="float" office:value="0.861964122833688">
                <text:p>0.861964122833688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756722151088348">
                <text:p>0.756722151088348</text:p>
              </table:table-cell>
              <table:table-cell office:value-type="float" office:value="0.82202304737516">
                <text:p>0.82202304737516</text:p>
              </table:table-cell>
              <table:table-cell office:value-type="float" office:value="0.912932138284251">
                <text:p>0.91293213828425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860197610971833">
                <text:p>0.860197610971833</text:p>
              </table:table-cell>
              <table:table-cell office:value-type="float" office:value="0.893673499483852">
                <text:p>0.893673499483852</text:p>
              </table:table-cell>
              <table:table-cell office:value-type="float" office:value="0.897507742220911">
                <text:p>0.897507742220911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0.87679256715815">
                <text:p>0.87679256715815</text:p>
              </table:table-cell>
              <table:table-cell office:value-type="float" office:value="0.90719046657241">
                <text:p>0.90719046657241</text:p>
              </table:table-cell>
              <table:table-cell office:value-type="float" office:value="0.9782872147041">
                <text:p>0.978287214704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772304324028462">
                <text:p>0.772304324028462</text:p>
              </table:table-cell>
              <table:table-cell office:value-type="float" office:value="0.843459222769567">
                <text:p>0.843459222769567</text:p>
              </table:table-cell>
              <table:table-cell office:value-type="float" office:value="0.898741105637657">
                <text:p>0.898741105637657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0.65061879504964">
                <text:p>0.65061879504964</text:p>
              </table:table-cell>
              <table:table-cell office:value-type="float" office:value="0.708146334829321">
                <text:p>0.708146334829321</text:p>
              </table:table-cell>
              <table:table-cell office:value-type="float" office:value="0.937304501563987">
                <text:p>0.937304501563987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0.800457404230989">
                <text:p>0.800457404230989</text:p>
              </table:table-cell>
              <table:table-cell office:value-type="float" office:value="0.859348198970841">
                <text:p>0.859348198970841</text:p>
              </table:table-cell>
              <table:table-cell office:value-type="float" office:value="0.960548885077187">
                <text:p>0.960548885077187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852498786996604">
                <text:p>0.852498786996604</text:p>
              </table:table-cell>
              <table:table-cell office:value-type="float" office:value="0.901018922852984">
                <text:p>0.901018922852984</text:p>
              </table:table-cell>
              <table:table-cell office:value-type="float" office:value="0.886948083454634">
                <text:p>0.886948083454634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861025324274243">
                <text:p>0.861025324274243</text:p>
              </table:table-cell>
              <table:table-cell office:value-type="float" office:value="0.903644224830142">
                <text:p>0.903644224830142</text:p>
              </table:table-cell>
              <table:table-cell office:value-type="float" office:value="0.972822730080296">
                <text:p>0.972822730080296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878216911764706">
                <text:p>0.878216911764706</text:p>
              </table:table-cell>
              <table:table-cell office:value-type="float" office:value="0.922334558823529">
                <text:p>0.922334558823529</text:p>
              </table:table-cell>
              <table:table-cell office:value-type="float" office:value="0.968290441176471">
                <text:p>0.968290441176471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0.792597319719209">
                <text:p>0.792597319719209</text:p>
              </table:table-cell>
              <table:table-cell office:value-type="float" office:value="0.85449904275686">
                <text:p>0.85449904275686</text:p>
              </table:table-cell>
              <table:table-cell office:value-type="float" office:value="0.936821952776005">
                <text:p>0.936821952776005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913129318854887">
                <text:p>0.913129318854887</text:p>
              </table:table-cell>
              <table:table-cell office:value-type="float" office:value="0.939782823297137">
                <text:p>0.939782823297137</text:p>
              </table:table-cell>
              <table:table-cell office:value-type="float" office:value="0.979927607765712">
                <text:p>0.97992760776571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807084019769357">
                <text:p>0.807084019769357</text:p>
              </table:table-cell>
              <table:table-cell office:value-type="float" office:value="0.865733113673806">
                <text:p>0.865733113673806</text:p>
              </table:table-cell>
              <table:table-cell office:value-type="float" office:value="0.92504118616145">
                <text:p>0.9250411861614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927909669947886">
                <text:p>0.927909669947886</text:p>
              </table:table-cell>
              <table:table-cell office:value-type="float" office:value="0.955558772437753">
                <text:p>0.955558772437753</text:p>
              </table:table-cell>
              <table:table-cell office:value-type="float" office:value="0.965257672264042">
                <text:p>0.9652576722640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81920910574408">
                <text:p>0.81920910574408</text:p>
              </table:table-cell>
              <table:table-cell office:value-type="float" office:value="0.863797325456332">
                <text:p>0.863797325456332</text:p>
              </table:table-cell>
              <table:table-cell office:value-type="float" office:value="0.945723034720126">
                <text:p>0.9457230347201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5002">
      <style:chart-properties chart:display-label="true" chart:logarithmic="false" chart:maximum="100" chart:origin="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7cm" svg:height="8.998cm" xlink:href=".." xlink:type="simple" chart:class="chart:bar" chart:style-name="ch1">
        <chart:legend chart:legend-position="end" svg:x="20.263cm" svg:y="3.933cm" style:legend-expansion="high" chart:style-name="ch2"/>
        <chart:plot-area chart:style-name="ch3" table:cell-range-address="'4 cores'.A2:'4 cores'.A28 '4 cores'.D1:'4 cores'.D28 '4 cores'.F1:'4 cores'.F28" chart:data-source-has-labels="both" svg:x="0.288cm" svg:y="0.546cm" svg:width="19.493cm" svg:height="8.825cm">
          <chartooo:coordinate-region svg:x="1.679cm" svg:y="0.753cm" svg:width="18.102cm" svg:height="4.217cm"/>
          <chart:axis chart:dimension="x" chart:name="primary-x" chart:style-name="ch4" chartooo:axis-type="auto">
            <chartooo:date-scale/>
            <chart:categories table:cell-range-address="'4 cores'.A2:'4 cores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 cores'.D2:'4 cores'.D28" chart:label-cell-address="'4 cores'.D1:'4 cores'.D1" chart:class="chart:bar">
            <chart:data-point chart:repeated="27"/>
          </chart:series>
          <chart:series chart:style-name="ch8" chart:values-cell-range-address="'4 cores'.F2:'4 cores'.F28" chart:label-cell-address="'4 cores'.F1:'4 cores'.F1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KI_L1</text:p>
                <draw:g>
                  <svg:desc>'4 cores'.D1:'4 cores'.D1</svg:desc>
                </draw:g>
              </table:table-cell>
              <table:table-cell office:value-type="string">
                <text:p>MPKI_L2</text:p>
                <draw:g>
                  <svg:desc>'4 cores'.F1:'4 cor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'4 cores'.A2:'4 cores'.A28</svg:desc>
                </draw:g>
              </table:table-cell>
              <table:table-cell office:value-type="float" office:value="60.349">
                <text:p>60.349</text:p>
                <draw:g>
                  <svg:desc>'4 cores'.D2:'4 cores'.D28</svg:desc>
                </draw:g>
              </table:table-cell>
              <table:table-cell office:value-type="float" office:value="50.9">
                <text:p>50.9</text:p>
                <draw:g>
                  <svg:desc>'4 cores'.F2:'4 cores'.F28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33.143">
                <text:p>33.143</text:p>
              </table:table-cell>
              <table:table-cell office:value-type="float" office:value="2.009">
                <text:p>2.009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21.835">
                <text:p>21.835</text:p>
              </table:table-cell>
              <table:table-cell office:value-type="float" office:value="3.656">
                <text:p>3.656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36.997">
                <text:p>36.997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6.928">
                <text:p>6.928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53.539">
                <text:p>53.539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32.647">
                <text:p>32.647</text:p>
              </table:table-cell>
              <table:table-cell office:value-type="float" office:value="24.39">
                <text:p>24.39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21.577">
                <text:p>21.577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28.962">
                <text:p>28.962</text:p>
              </table:table-cell>
              <table:table-cell office:value-type="float" office:value="8.854">
                <text:p>8.854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6.495">
                <text:p>6.495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99.738">
                <text:p>99.738</text:p>
              </table:table-cell>
              <table:table-cell office:value-type="float" office:value="91.648">
                <text:p>91.648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43.093">
                <text:p>43.093</text:p>
              </table:table-cell>
              <table:table-cell office:value-type="float" office:value="25.464">
                <text:p>25.464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14.617">
                <text:p>14.617</text:p>
              </table:table-cell>
              <table:table-cell office:value-type="float" office:value="7.517">
                <text:p>7.517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34.911">
                <text:p>34.911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20.765">
                <text:p>20.76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96.352">
                <text:p>96.352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1.188">
                <text:p>11.188</text:p>
              </table:table-cell>
              <table:table-cell office:value-type="float" office:value="3.722">
                <text:p>3.722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36.777">
                <text:p>136.777</text:p>
              </table:table-cell>
              <table:table-cell office:value-type="float" office:value="6.629">
                <text:p>6.629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30.771">
                <text:p>30.771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25.366">
                <text:p>25.366</text:p>
              </table:table-cell>
              <table:table-cell office:value-type="float" office:value="17.342">
                <text:p>17.34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39.38">
                <text:p>39.38</text:p>
              </table:table-cell>
              <table:table-cell office:value-type="float" office:value="6.965">
                <text:p>6.965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32.101">
                <text:p>32.101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51.593">
                <text:p>51.593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154.21">
                <text:p>154.21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41.85">
                <text:p>41.8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66.016">
                <text:p>66.016</text:p>
              </table:table-cell>
              <table:table-cell office:value-type="float" office:value="45.134">
                <text:p>45.1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6.2">
                <text:p>46.2</text:p>
              </table:table-cell>
              <table:table-cell office:value-type="float" office:value="13.1223461538462">
                <text:p>13.12234615384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cm" svg:y="3.676cm" style:legend-expansion="high" chart:style-name="ch2"/>
        <chart:plot-area chart:style-name="ch3" table:cell-range-address="'4 cores'.A2:'4 cores'.A28 '4 cores'.K1:'4 cores'.M28" chart:data-source-has-labels="both" svg:x="0.77cm" svg:y="0.855cm" svg:width="12.591cm" svg:height="7.545cm">
          <chartooo:coordinate-region svg:x="1.539cm" svg:y="1.063cm" svg:width="11.822cm" svg:height="2.937cm"/>
          <chart:axis chart:dimension="x" chart:name="primary-x" chart:style-name="ch4" chartooo:axis-type="auto">
            <chartooo:date-scale/>
            <chart:categories table:cell-range-address="'4 cores'.A2:'4 cores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 cores'.K2:'4 cores'.K28" chart:label-cell-address="'4 cores'.K1:'4 cores'.K1" chart:class="chart:bar">
            <chart:data-point chart:repeated="27"/>
          </chart:series>
          <chart:series chart:style-name="ch8" chart:values-cell-range-address="'4 cores'.L2:'4 cores'.L28" chart:label-cell-address="'4 cores'.L1:'4 cores'.L1" chart:class="chart:bar">
            <chart:data-point chart:repeated="27"/>
          </chart:series>
          <chart:series chart:style-name="ch9" chart:values-cell-range-address="'4 cores'.M2:'4 cores'.M28" chart:label-cell-address="'4 cores'.M1:'4 cores'.M1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m</text:p>
                <draw:g>
                  <svg:desc>'4 cores'.K1:'4 cores'.K1</svg:desc>
                </draw:g>
              </table:table-cell>
              <table:table-cell office:value-type="string">
                <text:p>leslie3d</text:p>
                <draw:g>
                  <svg:desc>'4 cores'.L1:'4 cores'.L1</svg:desc>
                </draw:g>
              </table:table-cell>
              <table:table-cell office:value-type="string">
                <text:p>gcc</text:p>
                <draw:g>
                  <svg:desc>'4 cores'.M1:'4 cores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'4 cores'.A2:'4 cores'.A28</svg:desc>
                </draw:g>
              </table:table-cell>
              <table:table-cell office:value-type="float" office:value="0.943381790359602">
                <text:p>0.943381790359602</text:p>
                <draw:g>
                  <svg:desc>'4 cores'.K2:'4 cores'.K28</svg:desc>
                </draw:g>
              </table:table-cell>
              <table:table-cell office:value-type="float" office:value="0.967100229533282">
                <text:p>0.967100229533282</text:p>
                <draw:g>
                  <svg:desc>'4 cores'.L2:'4 cores'.L28</svg:desc>
                </draw:g>
              </table:table-cell>
              <table:table-cell office:value-type="float" office:value="0.965570007651109">
                <text:p>0.965570007651109</text:p>
                <draw:g>
                  <svg:desc>'4 cores'.M2:'4 cores'.M28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764481222151496">
                <text:p>0.764481222151496</text:p>
              </table:table-cell>
              <table:table-cell office:value-type="float" office:value="0.86950986632718">
                <text:p>0.86950986632718</text:p>
              </table:table-cell>
              <table:table-cell office:value-type="float" office:value="0.953532781667728">
                <text:p>0.953532781667728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682091346153846">
                <text:p>0.682091346153846</text:p>
              </table:table-cell>
              <table:table-cell office:value-type="float" office:value="0.778245192307692">
                <text:p>0.778245192307692</text:p>
              </table:table-cell>
              <table:table-cell office:value-type="float" office:value="0.911658653846154">
                <text:p>0.911658653846154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0.768259198242724">
                <text:p>0.768259198242724</text:p>
              </table:table-cell>
              <table:table-cell office:value-type="float" office:value="0.85886875343218">
                <text:p>0.85886875343218</text:p>
              </table:table-cell>
              <table:table-cell office:value-type="float" office:value="0.933003844041735">
                <text:p>0.933003844041735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879067722075638">
                <text:p>0.879067722075638</text:p>
              </table:table-cell>
              <table:table-cell office:value-type="float" office:value="0.932717678100264">
                <text:p>0.932717678100264</text:p>
              </table:table-cell>
              <table:table-cell office:value-type="float" office:value="0.924802110817942">
                <text:p>0.924802110817942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704081632653061">
                <text:p>0.704081632653061</text:p>
              </table:table-cell>
              <table:table-cell office:value-type="float" office:value="0.818877551020408">
                <text:p>0.818877551020408</text:p>
              </table:table-cell>
              <table:table-cell office:value-type="float" office:value="0.948979591836735">
                <text:p>0.948979591836735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873375541486171">
                <text:p>0.873375541486171</text:p>
              </table:table-cell>
              <table:table-cell office:value-type="float" office:value="0.922359213595468">
                <text:p>0.922359213595468</text:p>
              </table:table-cell>
              <table:table-cell office:value-type="float" office:value="0.912362545818061">
                <text:p>0.912362545818061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0.750868055555556">
                <text:p>0.750868055555556</text:p>
              </table:table-cell>
              <table:table-cell office:value-type="float" office:value="0.834635416666667">
                <text:p>0.834635416666667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0.719864176570458">
                <text:p>0.719864176570458</text:p>
              </table:table-cell>
              <table:table-cell office:value-type="float" office:value="0.803621958121109">
                <text:p>0.803621958121109</text:p>
              </table:table-cell>
              <table:table-cell office:value-type="float" office:value="0.873231465761177">
                <text:p>0.873231465761177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0.754068716094032">
                <text:p>0.754068716094032</text:p>
              </table:table-cell>
              <table:table-cell office:value-type="float" office:value="0.842676311030741">
                <text:p>0.842676311030741</text:p>
              </table:table-cell>
              <table:table-cell office:value-type="float" office:value="0.933996383363472">
                <text:p>0.933996383363472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887488748874887">
                <text:p>0.887488748874887</text:p>
              </table:table-cell>
              <table:table-cell office:value-type="float" office:value="0.916291629162916">
                <text:p>0.916291629162916</text:p>
              </table:table-cell>
              <table:table-cell office:value-type="float" office:value="0.949594959495949">
                <text:p>0.949594959495949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802027429934407">
                <text:p>0.802027429934407</text:p>
              </table:table-cell>
              <table:table-cell office:value-type="float" office:value="0.862254025044723">
                <text:p>0.862254025044723</text:p>
              </table:table-cell>
              <table:table-cell office:value-type="float" office:value="0.873583780560525">
                <text:p>0.873583780560525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652815678491689">
                <text:p>0.652815678491689</text:p>
              </table:table-cell>
              <table:table-cell office:value-type="float" office:value="0.694988836516993">
                <text:p>0.694988836516993</text:p>
              </table:table-cell>
              <table:table-cell office:value-type="float" office:value="0.683453237410072">
                <text:p>0.683453237410072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681880108991826">
                <text:p>0.681880108991826</text:p>
              </table:table-cell>
              <table:table-cell office:value-type="float" office:value="0.775204359673024">
                <text:p>0.775204359673024</text:p>
              </table:table-cell>
              <table:table-cell office:value-type="float" office:value="0.895095367847411">
                <text:p>0.89509536784741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698081410422608">
                <text:p>0.698081410422608</text:p>
              </table:table-cell>
              <table:table-cell office:value-type="float" office:value="0.740082966035779">
                <text:p>0.740082966035779</text:p>
              </table:table-cell>
              <table:table-cell office:value-type="float" office:value="0.746435053150117">
                <text:p>0.746435053150117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0.749062531671227">
                <text:p>0.749062531671227</text:p>
              </table:table-cell>
              <table:table-cell office:value-type="float" office:value="0.83399209486166">
                <text:p>0.83399209486166</text:p>
              </table:table-cell>
              <table:table-cell office:value-type="float" office:value="0.965744400527009">
                <text:p>0.965744400527009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718036529680365">
                <text:p>0.718036529680365</text:p>
              </table:table-cell>
              <table:table-cell office:value-type="float" office:value="0.769406392694064">
                <text:p>0.769406392694064</text:p>
              </table:table-cell>
              <table:table-cell office:value-type="float" office:value="0.853310502283105">
                <text:p>0.853310502283105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0.523489932885906">
                <text:p>0.523489932885906</text:p>
              </table:table-cell>
              <table:table-cell office:value-type="float" office:value="0.596282911719153">
                <text:p>0.596282911719153</text:p>
              </table:table-cell>
              <table:table-cell office:value-type="float" office:value="0.888229220443986">
                <text:p>0.888229220443986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0.68760907504363">
                <text:p>0.68760907504363</text:p>
              </table:table-cell>
              <table:table-cell office:value-type="float" office:value="0.7934845840605">
                <text:p>0.7934845840605</text:p>
              </table:table-cell>
              <table:table-cell office:value-type="float" office:value="0.936591041303083">
                <text:p>0.936591041303083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761472058155384">
                <text:p>0.761472058155384</text:p>
              </table:table-cell>
              <table:table-cell office:value-type="float" office:value="0.820081781008632">
                <text:p>0.820081781008632</text:p>
              </table:table-cell>
              <table:table-cell office:value-type="float" office:value="0.81462971376647">
                <text:p>0.81462971376647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684527063969382">
                <text:p>0.684527063969382</text:p>
              </table:table-cell>
              <table:table-cell office:value-type="float" office:value="0.764352104975396">
                <text:p>0.764352104975396</text:p>
              </table:table-cell>
              <table:table-cell office:value-type="float" office:value="0.866593767085839">
                <text:p>0.866593767085839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798774740810556">
                <text:p>0.798774740810556</text:p>
              </table:table-cell>
              <table:table-cell office:value-type="float" office:value="0.870876531573987">
                <text:p>0.870876531573987</text:p>
              </table:table-cell>
              <table:table-cell office:value-type="float" office:value="0.943449575871819">
                <text:p>0.943449575871819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0.682230869001297">
                <text:p>0.682230869001297</text:p>
              </table:table-cell>
              <table:table-cell office:value-type="float" office:value="0.785343709468223">
                <text:p>0.785343709468223</text:p>
              </table:table-cell>
              <table:table-cell office:value-type="float" office:value="0.91958495460441">
                <text:p>0.91958495460441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848806366047745">
                <text:p>0.848806366047745</text:p>
              </table:table-cell>
              <table:table-cell office:value-type="float" office:value="0.89290450928382">
                <text:p>0.89290450928382</text:p>
              </table:table-cell>
              <table:table-cell office:value-type="float" office:value="0.97446949602122">
                <text:p>0.9744694960212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701574803149606">
                <text:p>0.701574803149606</text:p>
              </table:table-cell>
              <table:table-cell office:value-type="float" office:value="0.774488188976378">
                <text:p>0.774488188976378</text:p>
              </table:table-cell>
              <table:table-cell office:value-type="float" office:value="0.864566929133858">
                <text:p>0.864566929133858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826166643169322">
                <text:p>0.826166643169322</text:p>
              </table:table-cell>
              <table:table-cell office:value-type="float" office:value="0.878894684900606">
                <text:p>0.878894684900606</text:p>
              </table:table-cell>
              <table:table-cell office:value-type="float" office:value="0.909629211899055">
                <text:p>0.9096292118990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75167628429394">
                <text:p>0.75167628429394</text:p>
              </table:table-cell>
              <table:table-cell office:value-type="float" office:value="0.822982364618879">
                <text:p>0.822982364618879</text:p>
              </table:table-cell>
              <table:table-cell office:value-type="float" office:value="0.897111965238771">
                <text:p>0.8971119652387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8pt" style:font-size-asian="8pt" style:font-size-complex="8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87cm" svg:height="6.773cm" xlink:href=".." xlink:type="simple" chart:class="chart:bar" chart:style-name="ch1">
        <chart:legend chart:legend-position="end" svg:x="13.881cm" svg:y="2.82cm" style:legend-expansion="high" chart:style-name="ch2"/>
        <chart:plot-area chart:style-name="ch3" table:cell-range-address="Hoja1.B1:Hoja1.AA1 Hoja1.A6:Hoja1.AA7" chart:data-source-has-labels="both" svg:x="0.771cm" svg:y="0.675cm" svg:width="12.468cm" svg:height="5.543cm">
          <chartooo:coordinate-region svg:x="1.722cm" svg:y="0.883cm" svg:width="11.517cm" svg:height="3.452cm"/>
          <chart:axis chart:dimension="x" chart:name="primary-x" chart:style-name="ch4" chartooo:axis-type="auto">
            <chartooo:date-scale/>
            <chart:categories table:cell-range-address="Hoja1.B1:Hoja1.A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6:Hoja1.AA6" chart:label-cell-address="Hoja1.A6:Hoja1.A6" chart:class="chart:bar">
            <chart:data-point chart:repeated="26"/>
          </chart:series>
          <chart:series chart:style-name="ch8" chart:values-cell-range-address="Hoja1.B7:Hoja1.AA7" chart:label-cell-address="Hoja1.A7:Hoja1.A7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Hoja1.B1:Hoja1.AA1</svg:desc>
                </draw:g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</table:table-row>
          </table:table-header-rows>
          <table:table-rows>
            <table:table-row>
              <table:table-cell office:value-type="string">
                <text:p>MPKI_L1</text:p>
                <draw:g>
                  <svg:desc>Hoja1.A6:Hoja1.A6</svg:desc>
                </draw:g>
              </table:table-cell>
              <table:table-cell office:value-type="float" office:value="58.687">
                <text:p>58.687</text:p>
                <draw:g>
                  <svg:desc>Hoja1.B6:Hoja1.AA6</svg:desc>
                </draw:g>
              </table:table-cell>
              <table:table-cell office:value-type="float" office:value="5.626">
                <text:p>5.626</text:p>
              </table:table-cell>
              <table:table-cell office:value-type="float" office:value="6.492">
                <text:p>6.492</text:p>
              </table:table-cell>
              <table:table-cell office:value-type="float" office:value="3.348">
                <text:p>3.348</text:p>
              </table:table-cell>
              <table:table-cell office:value-type="float" office:value="4.989">
                <text:p>4.989</text:p>
              </table:table-cell>
              <table:table-cell office:value-type="float" office:value="9.579">
                <text:p>9.579</text:p>
              </table:table-cell>
              <table:table-cell office:value-type="float" office:value="31.661">
                <text:p>31.661</text:p>
              </table:table-cell>
              <table:table-cell office:value-type="float" office:value="12.167">
                <text:p>12.167</text:p>
              </table:table-cell>
              <table:table-cell office:value-type="float" office:value="15.984">
                <text:p>15.984</text:p>
              </table:table-cell>
              <table:table-cell office:value-type="float" office:value="2.487">
                <text:p>2.487</text:p>
              </table:table-cell>
              <table:table-cell office:value-type="float" office:value="98.643">
                <text:p>98.643</text:p>
              </table:table-cell>
              <table:table-cell office:value-type="float" office:value="32.403">
                <text:p>32.403</text:p>
              </table:table-cell>
              <table:table-cell office:value-type="float" office:value="13.753">
                <text:p>13.753</text:p>
              </table:table-cell>
              <table:table-cell office:value-type="float" office:value="3.263">
                <text:p>3.263</text:p>
              </table:table-cell>
              <table:table-cell office:value-type="float" office:value="18.034">
                <text:p>18.034</text:p>
              </table:table-cell>
              <table:table-cell office:value-type="float" office:value="1.718">
                <text:p>1.718</text:p>
              </table:table-cell>
              <table:table-cell office:value-type="float" office:value="6.267">
                <text:p>6.267</text:p>
              </table:table-cell>
              <table:table-cell office:value-type="float" office:value="46.801">
                <text:p>46.801</text:p>
              </table:table-cell>
              <table:table-cell office:value-type="float" office:value="4.199">
                <text:p>4.199</text:p>
              </table:table-cell>
              <table:table-cell office:value-type="float" office:value="24.566">
                <text:p>24.566</text:p>
              </table:table-cell>
              <table:table-cell office:value-type="float" office:value="20.484">
                <text:p>20.484</text:p>
              </table:table-cell>
              <table:table-cell office:value-type="float" office:value="3.117">
                <text:p>3.117</text:p>
              </table:table-cell>
              <table:table-cell office:value-type="float" office:value="10.272">
                <text:p>10.272</text:p>
              </table:table-cell>
              <table:table-cell office:value-type="float" office:value="7.097">
                <text:p>7.097</text:p>
              </table:table-cell>
              <table:table-cell office:value-type="float" office:value="9.399">
                <text:p>9.399</text:p>
              </table:table-cell>
              <table:table-cell office:value-type="float" office:value="52.573">
                <text:p>52.573</text:p>
              </table:table-cell>
            </table:table-row>
            <table:table-row>
              <table:table-cell office:value-type="string">
                <text:p>MPKI_L2</text:p>
                <draw:g>
                  <svg:desc>Hoja1.A7:Hoja1.A7</svg:desc>
                </draw:g>
              </table:table-cell>
              <table:table-cell office:value-type="float" office:value="42.34">
                <text:p>42.34</text:p>
                <draw:g>
                  <svg:desc>Hoja1.B7:Hoja1.AA7</svg:desc>
                </draw:g>
              </table:table-cell>
              <table:table-cell office:value-type="float" office:value="2.043">
                <text:p>2.043</text:p>
              </table:table-cell>
              <table:table-cell office:value-type="float" office:value="3.64">
                <text:p>3.64</text:p>
              </table:table-cell>
              <table:table-cell office:value-type="float" office:value="2.039">
                <text:p>2.039</text:p>
              </table:table-cell>
              <table:table-cell office:value-type="float" office:value="3.072">
                <text:p>3.072</text:p>
              </table:table-cell>
              <table:table-cell office:value-type="float" office:value="2.82">
                <text:p>2.82</text:p>
              </table:table-cell>
              <table:table-cell office:value-type="float" office:value="16.697">
                <text:p>16.697</text:p>
              </table:table-cell>
              <table:table-cell office:value-type="float" office:value="6.472">
                <text:p>6.472</text:p>
              </table:table-cell>
              <table:table-cell office:value-type="float" office:value="8.192">
                <text:p>8.192</text:p>
              </table:table-cell>
              <table:table-cell office:value-type="float" office:value="1.811">
                <text:p>1.811</text:p>
              </table:table-cell>
              <table:table-cell office:value-type="float" office:value="83.452">
                <text:p>83.452</text:p>
              </table:table-cell>
              <table:table-cell office:value-type="float" office:value="17.615">
                <text:p>17.615</text:p>
              </table:table-cell>
              <table:table-cell office:value-type="float" office:value="7.435">
                <text:p>7.435</text:p>
              </table:table-cell>
              <table:table-cell office:value-type="float" office:value="2.229">
                <text:p>2.229</text:p>
              </table:table-cell>
              <table:table-cell office:value-type="float" office:value="9.629">
                <text:p>9.629</text:p>
              </table:table-cell>
              <table:table-cell office:value-type="float" office:value="1.393">
                <text:p>1.393</text:p>
              </table:table-cell>
              <table:table-cell office:value-type="float" office:value="3.724">
                <text:p>3.724</text:p>
              </table:table-cell>
              <table:table-cell office:value-type="float" office:value="6.4">
                <text:p>6.4</text:p>
              </table:table-cell>
              <table:table-cell office:value-type="float" office:value="2.279">
                <text:p>2.279</text:p>
              </table:table-cell>
              <table:table-cell office:value-type="float" office:value="12.8">
                <text:p>12.8</text:p>
              </table:table-cell>
              <table:table-cell office:value-type="float" office:value="6.761">
                <text:p>6.761</text:p>
              </table:table-cell>
              <table:table-cell office:value-type="float" office:value="1.812">
                <text:p>1.812</text:p>
              </table:table-cell>
              <table:table-cell office:value-type="float" office:value="3.074">
                <text:p>3.074</text:p>
              </table:table-cell>
              <table:table-cell office:value-type="float" office:value="3.002">
                <text:p>3.002</text:p>
              </table:table-cell>
              <table:table-cell office:value-type="float" office:value="5.414">
                <text:p>5.414</text:p>
              </table:table-cell>
              <table:table-cell office:value-type="float" office:value="36.934">
                <text:p>36.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8pt" style:font-size-asian="8pt" style:font-size-complex="8pt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9" style:family="chart" style:data-style-name="N500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500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8.575cm" svg:height="17.268cm" xlink:href=".." xlink:type="simple" chart:class="chart:bar" chart:style-name="ch1">
        <chart:title svg:x="13.592cm" svg:y="0.615cm" chart:style-name="ch2">
          <text:p>IPC</text:p>
        </chart:title>
        <chart:legend svg:x="10.545cm" svg:y="3.089cm" style:legend-expansion="custom" chartooo:width="2.359cm" chartooo:height="2.164cm" style:legend-expansion-aspect-ratio="1.09011090573013" chart:style-name="ch3"/>
        <chart:plot-area chart:style-name="ch4" table:cell-range-address="Hoja1_2.B1:Hoja1_2.AA2 Hoja1_2.A1:Hoja1_2.A2 Hoja1_2.A9:Hoja1_2.AA11" chart:data-source-has-labels="both" svg:x="1.021cm" svg:y="2.649cm" svg:width="23.842cm" svg:height="13.853cm">
          <chartooo:coordinate-region svg:x="1.842cm" svg:y="2.857cm" svg:width="23.021cm" svg:height="11.762cm"/>
          <chart:axis chart:dimension="x" chart:name="primary-x" chart:style-name="ch5" chartooo:axis-type="auto">
            <chartooo:date-scale/>
            <chart:categories table:cell-range-address="Hoja1_2.B1:Hoja1_2.AA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_2.B2:Hoja1_2.AA2" chart:label-cell-address="Hoja1_2.A2:Hoja1_2.A2" chart:class="chart:bar">
            <chart:data-point chart:repeated="26"/>
          </chart:series>
          <chart:series chart:style-name="ch9" chart:values-cell-range-address="Hoja1_2.B9:Hoja1_2.AA9" chart:label-cell-address="Hoja1_2.A9:Hoja1_2.A9" chart:class="chart:bar">
            <chart:data-point chart:repeated="26"/>
          </chart:series>
          <chart:series chart:style-name="ch10" chart:values-cell-range-address="Hoja1_2.B10:Hoja1_2.AA10" chart:label-cell-address="Hoja1_2.A10:Hoja1_2.A10" chart:class="chart:bar">
            <chart:data-point chart:repeated="26"/>
          </chart:series>
          <chart:series chart:style-name="ch11" chart:values-cell-range-address="Hoja1_2.B11:Hoja1_2.AA11" chart:label-cell-address="Hoja1_2.A11:Hoja1_2.A1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Hoja1_2.B1:Hoja1_2.AA1</svg:desc>
                </draw:g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</table:table-row>
          </table:table-header-rows>
          <table:table-rows>
            <table:table-row>
              <table:table-cell office:value-type="string">
                <text:p>IPC</text:p>
                <draw:g>
                  <svg:desc>Hoja1_2.A2:Hoja1_2.A2</svg:desc>
                </draw:g>
              </table:table-cell>
              <table:table-cell office:value-type="float" office:value="1.273">
                <text:p>1.273</text:p>
                <draw:g>
                  <svg:desc>Hoja1_2.B2:Hoja1_2.AA2</svg:desc>
                </draw:g>
              </table:table-cell>
              <table:table-cell office:value-type="float" office:value="1.596">
                <text:p>1.596</text:p>
              </table:table-cell>
              <table:table-cell office:value-type="float" office:value="1.742">
                <text:p>1.742</text:p>
              </table:table-cell>
              <table:table-cell office:value-type="float" office:value="1.846">
                <text:p>1.846</text:p>
              </table:table-cell>
              <table:table-cell office:value-type="float" office:value="2.266">
                <text:p>2.266</text:p>
              </table:table-cell>
              <table:table-cell office:value-type="float" office:value="1.582">
                <text:p>1.582</text:p>
              </table:table-cell>
              <table:table-cell office:value-type="float" office:value="2.835">
                <text:p>2.835</text:p>
              </table:table-cell>
              <table:table-cell office:value-type="float" office:value="2.211">
                <text:p>2.211</text:p>
              </table:table-cell>
              <table:table-cell office:value-type="float" office:value="1.713">
                <text:p>1.713</text:p>
              </table:table-cell>
              <table:table-cell office:value-type="float" office:value="2.289">
                <text:p>2.289</text:p>
              </table:table-cell>
              <table:table-cell office:value-type="float" office:value="1.078">
                <text:p>1.078</text:p>
              </table:table-cell>
              <table:table-cell office:value-type="float" office:value="1.585">
                <text:p>1.585</text:p>
              </table:table-cell>
              <table:table-cell office:value-type="float" office:value="0.6578">
                <text:p>0.6578</text:p>
              </table:table-cell>
              <table:table-cell office:value-type="float" office:value="1.562">
                <text:p>1.562</text:p>
              </table:table-cell>
              <table:table-cell office:value-type="float" office:value="0.6781">
                <text:p>0.6781</text:p>
              </table:table-cell>
              <table:table-cell office:value-type="float" office:value="0.9902">
                <text:p>0.9902</text:p>
              </table:table-cell>
              <table:table-cell office:value-type="float" office:value="1.827">
                <text:p>1.827</text:p>
              </table:table-cell>
              <table:table-cell office:value-type="float" office:value="0.7353">
                <text:p>0.7353</text:p>
              </table:table-cell>
              <table:table-cell office:value-type="float" office:value="1.749">
                <text:p>1.749</text:p>
              </table:table-cell>
              <table:table-cell office:value-type="float" office:value="2.061">
                <text:p>2.061</text:p>
              </table:table-cell>
              <table:table-cell office:value-type="float" office:value="1.619">
                <text:p>1.619</text:p>
              </table:table-cell>
              <table:table-cell office:value-type="float" office:value="2.176">
                <text:p>2.176</text:p>
              </table:table-cell>
              <table:table-cell office:value-type="float" office:value="1.566">
                <text:p>1.566</text:p>
              </table:table-cell>
              <table:table-cell office:value-type="float" office:value="0.3039">
                <text:p>0.3039</text:p>
              </table:table-cell>
              <table:table-cell office:value-type="float" office:value="1.214">
                <text:p>1.214</text:p>
              </table:table-cell>
              <table:table-cell office:value-type="float" office:value="0.6908">
                <text:p>0.6908</text:p>
              </table:table-cell>
            </table:table-row>
            <table:table-row>
              <table:table-cell office:value-type="string">
                <text:p>lbm</text:p>
                <draw:g>
                  <svg:desc>Hoja1_2.A9:Hoja1_2.A9</svg:desc>
                </draw:g>
              </table:table-cell>
              <table:table-cell office:value-type="float" office:value="1.282">
                <text:p>1.282</text:p>
                <draw:g>
                  <svg:desc>Hoja1_2.B9:Hoja1_2.AA9</svg:desc>
                </draw:g>
              </table:table-cell>
              <table:table-cell office:value-type="float" office:value="1.371">
                <text:p>1.371</text:p>
              </table:table-cell>
              <table:table-cell office:value-type="float" office:value="1.336">
                <text:p>1.336</text:p>
              </table:table-cell>
              <table:table-cell office:value-type="float" office:value="1.573">
                <text:p>1.573</text:p>
              </table:table-cell>
              <table:table-cell office:value-type="float" office:value="2.068">
                <text:p>2.068</text:p>
              </table:table-cell>
              <table:table-cell office:value-type="float" office:value="1.298">
                <text:p>1.298</text:p>
              </table:table-cell>
              <table:table-cell office:value-type="float" office:value="2.676">
                <text:p>2.676</text:p>
              </table:table-cell>
              <table:table-cell office:value-type="float" office:value="1.898">
                <text:p>1.898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1.037">
                <text:p>1.037</text:p>
              </table:table-cell>
              <table:table-cell office:value-type="float" office:value="1.442">
                <text:p>1.442</text:p>
              </table:table-cell>
              <table:table-cell office:value-type="float" office:value="0.5473">
                <text:p>0.5473</text:p>
              </table:table-cell>
              <table:table-cell office:value-type="float" office:value="1.182">
                <text:p>1.182</text:p>
              </table:table-cell>
              <table:table-cell office:value-type="float" office:value="0.5795">
                <text:p>0.5795</text:p>
              </table:table-cell>
              <table:table-cell office:value-type="float" office:value="0.8607">
                <text:p>0.8607</text:p>
              </table:table-cell>
              <table:table-cell office:value-type="float" office:value="1.433">
                <text:p>1.433</text:p>
              </table:table-cell>
              <table:table-cell office:value-type="float" office:value="0.4695">
                <text:p>0.4695</text:p>
              </table:table-cell>
              <table:table-cell office:value-type="float" office:value="1.38">
                <text:p>1.38</text:p>
              </table:table-cell>
              <table:table-cell office:value-type="float" office:value="1.75">
                <text:p>1.75</text:p>
              </table:table-cell>
              <table:table-cell office:value-type="float" office:value="1.39">
                <text:p>1.39</text:p>
              </table:table-cell>
              <table:table-cell office:value-type="float" office:value="1.915">
                <text:p>1.915</text:p>
              </table:table-cell>
              <table:table-cell office:value-type="float" office:value="1.235">
                <text:p>1.235</text:p>
              </table:table-cell>
              <table:table-cell office:value-type="float" office:value="0.2775">
                <text:p>0.2775</text:p>
              </table:table-cell>
              <table:table-cell office:value-type="float" office:value="0.9862">
                <text:p>0.9862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wrf</text:p>
                <draw:g>
                  <svg:desc>Hoja1_2.A10:Hoja1_2.A10</svg:desc>
                </draw:g>
              </table:table-cell>
              <table:table-cell office:value-type="float" office:value="1.286">
                <text:p>1.286</text:p>
                <draw:g>
                  <svg:desc>Hoja1_2.B10:Hoja1_2.AA10</svg:desc>
                </draw:g>
              </table:table-cell>
              <table:table-cell office:value-type="float" office:value="1.557">
                <text:p>1.557</text:p>
              </table:table-cell>
              <table:table-cell office:value-type="float" office:value="1.638">
                <text:p>1.638</text:p>
              </table:table-cell>
              <table:table-cell office:value-type="float" office:value="1.778">
                <text:p>1.778</text:p>
              </table:table-cell>
              <table:table-cell office:value-type="float" office:value="2.162">
                <text:p>2.162</text:p>
              </table:table-cell>
              <table:table-cell office:value-type="float" office:value="1.528">
                <text:p>1.528</text:p>
              </table:table-cell>
              <table:table-cell office:value-type="float" office:value="2.679">
                <text:p>2.679</text:p>
              </table:table-cell>
              <table:table-cell office:value-type="float" office:value="2.11">
                <text:p>2.11</text:p>
              </table:table-cell>
              <table:table-cell office:value-type="float" office:value="1.649">
                <text:p>1.649</text:p>
              </table:table-cell>
              <table:table-cell office:value-type="float" office:value="2.216">
                <text:p>2.216</text:p>
              </table:table-cell>
              <table:table-cell office:value-type="float" office:value="1.045">
                <text:p>1.045</text:p>
              </table:table-cell>
              <table:table-cell office:value-type="float" office:value="1.52">
                <text:p>1.52</text:p>
              </table:table-cell>
              <table:table-cell office:value-type="float" office:value="0.5811">
                <text:p>0.5811</text:p>
              </table:table-cell>
              <table:table-cell office:value-type="float" office:value="1.477">
                <text:p>1.477</text:p>
              </table:table-cell>
              <table:table-cell office:value-type="float" office:value="0.6216">
                <text:p>0.6216</text:p>
              </table:table-cell>
              <table:table-cell office:value-type="float" office:value="0.9724">
                <text:p>0.9724</text:p>
              </table:table-cell>
              <table:table-cell office:value-type="float" office:value="1.67">
                <text:p>1.67</text:p>
              </table:table-cell>
              <table:table-cell office:value-type="float" office:value="0.6895">
                <text:p>0.6895</text:p>
              </table:table-cell>
              <table:table-cell office:value-type="float" office:value="1.691">
                <text:p>1.691</text:p>
              </table:table-cell>
              <table:table-cell office:value-type="float" office:value="1.859">
                <text:p>1.859</text:p>
              </table:table-cell>
              <table:table-cell office:value-type="float" office:value="1.569">
                <text:p>1.569</text:p>
              </table:table-cell>
              <table:table-cell office:value-type="float" office:value="2.146">
                <text:p>2.146</text:p>
              </table:table-cell>
              <table:table-cell office:value-type="float" office:value="1.483">
                <text:p>1.483</text:p>
              </table:table-cell>
              <table:table-cell office:value-type="float" office:value="0.3001">
                <text:p>0.3001</text:p>
              </table:table-cell>
              <table:table-cell office:value-type="float" office:value="1.141">
                <text:p>1.141</text:p>
              </table:table-cell>
              <table:table-cell office:value-type="float" office:value="0.6702">
                <text:p>0.6702</text:p>
              </table:table-cell>
            </table:table-row>
            <table:table-row>
              <table:table-cell office:value-type="string">
                <text:p>perlbench</text:p>
                <draw:g>
                  <svg:desc>Hoja1_2.A11:Hoja1_2.A11</svg:desc>
                </draw:g>
              </table:table-cell>
              <table:table-cell office:value-type="float" office:value="1.291">
                <text:p>1.291</text:p>
                <draw:g>
                  <svg:desc>Hoja1_2.B11:Hoja1_2.AA11</svg:desc>
                </draw:g>
              </table:table-cell>
              <table:table-cell office:value-type="float" office:value="1.53">
                <text:p>1.53</text:p>
              </table:table-cell>
              <table:table-cell office:value-type="float" office:value="1.583">
                <text:p>1.583</text:p>
              </table:table-cell>
              <table:table-cell office:value-type="float" office:value="1.782">
                <text:p>1.782</text:p>
              </table:table-cell>
              <table:table-cell office:value-type="float" office:value="2.163">
                <text:p>2.163</text:p>
              </table:table-cell>
              <table:table-cell office:value-type="float" office:value="1.49">
                <text:p>1.49</text:p>
              </table:table-cell>
              <table:table-cell office:value-type="float" office:value="2.704">
                <text:p>2.704</text:p>
              </table:table-cell>
              <table:table-cell office:value-type="float" office:value="2.11">
                <text:p>2.11</text:p>
              </table:table-cell>
              <table:table-cell office:value-type="float" office:value="1.637">
                <text:p>1.637</text:p>
              </table:table-cell>
              <table:table-cell office:value-type="float" office:value="2.171">
                <text:p>2.171</text:p>
              </table:table-cell>
              <table:table-cell office:value-type="float" office:value="1.041">
                <text:p>1.041</text:p>
              </table:table-cell>
              <table:table-cell office:value-type="float" office:value="1.509">
                <text:p>1.509</text:p>
              </table:table-cell>
              <table:table-cell office:value-type="float" office:value="0.5733">
                <text:p>0.5733</text:p>
              </table:table-cell>
              <table:table-cell office:value-type="float" office:value="1.409">
                <text:p>1.409</text:p>
              </table:table-cell>
              <table:table-cell office:value-type="float" office:value="0.6138">
                <text:p>0.6138</text:p>
              </table:table-cell>
              <table:table-cell office:value-type="float" office:value="0.9528">
                <text:p>0.9528</text:p>
              </table:table-cell>
              <table:table-cell office:value-type="float" office:value="1.646">
                <text:p>1.646</text:p>
              </table:table-cell>
              <table:table-cell office:value-type="float" office:value="0.5989">
                <text:p>0.5989</text:p>
              </table:table-cell>
              <table:table-cell office:value-type="float" office:value="1.658">
                <text:p>1.658</text:p>
              </table:table-cell>
              <table:table-cell office:value-type="float" office:value="1.846">
                <text:p>1.846</text:p>
              </table:table-cell>
              <table:table-cell office:value-type="float" office:value="1.556">
                <text:p>1.556</text:p>
              </table:table-cell>
              <table:table-cell office:value-type="float" office:value="2.101">
                <text:p>2.101</text:p>
              </table:table-cell>
              <table:table-cell office:value-type="float" office:value="1.459">
                <text:p>1.459</text:p>
              </table:table-cell>
              <table:table-cell office:value-type="float" office:value="0.2956">
                <text:p>0.2956</text:p>
              </table:table-cell>
              <table:table-cell office:value-type="float" office:value="1.109">
                <text:p>1.109</text:p>
              </table:table-cell>
              <table:table-cell office:value-type="float" office:value="0.6652">
                <text:p>0.66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8pt" style:font-size-asian="8pt" style:font-size-complex="8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87cm" svg:height="6.773cm" xlink:href=".." xlink:type="simple" chart:class="chart:bar" chart:style-name="ch1">
        <chart:legend chart:legend-position="end" svg:x="13.881cm" svg:y="2.82cm" style:legend-expansion="high" chart:style-name="ch2"/>
        <chart:plot-area chart:style-name="ch3" table:cell-range-address="Hoja1_2.B1:Hoja1_2.AA1 Hoja1_2.A6:Hoja1_2.AA7" chart:data-source-has-labels="both" svg:x="0.771cm" svg:y="0.675cm" svg:width="12.468cm" svg:height="5.543cm">
          <chartooo:coordinate-region svg:x="1.722cm" svg:y="0.884cm" svg:width="11.517cm" svg:height="3.451cm"/>
          <chart:axis chart:dimension="x" chart:name="primary-x" chart:style-name="ch4" chartooo:axis-type="auto">
            <chartooo:date-scale/>
            <chart:categories table:cell-range-address="Hoja1_2.B1:Hoja1_2.A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_2.B6:Hoja1_2.AA6" chart:label-cell-address="Hoja1_2.A6:Hoja1_2.A6" chart:class="chart:bar">
            <chart:data-point chart:repeated="26"/>
          </chart:series>
          <chart:series chart:style-name="ch8" chart:values-cell-range-address="Hoja1_2.B7:Hoja1_2.AA7" chart:label-cell-address="Hoja1_2.A7:Hoja1_2.A7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Hoja1_2.B1:Hoja1_2.AA1</svg:desc>
                </draw:g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</table:table-row>
          </table:table-header-rows>
          <table:table-rows>
            <table:table-row>
              <table:table-cell office:value-type="string">
                <text:p>MPKI_L1</text:p>
                <draw:g>
                  <svg:desc>Hoja1_2.A6:Hoja1_2.A6</svg:desc>
                </draw:g>
              </table:table-cell>
              <table:table-cell office:value-type="float" office:value="60.394">
                <text:p>60.394</text:p>
                <draw:g>
                  <svg:desc>Hoja1_2.B6:Hoja1_2.AA6</svg:desc>
                </draw:g>
              </table:table-cell>
              <table:table-cell office:value-type="float" office:value="33.417">
                <text:p>33.417</text:p>
              </table:table-cell>
              <table:table-cell office:value-type="float" office:value="22.034">
                <text:p>22.034</text:p>
              </table:table-cell>
              <table:table-cell office:value-type="float" office:value="37.196">
                <text:p>37.196</text:p>
              </table:table-cell>
              <table:table-cell office:value-type="float" office:value="7.019">
                <text:p>7.019</text:p>
              </table:table-cell>
              <table:table-cell office:value-type="float" office:value="53.727">
                <text:p>53.727</text:p>
              </table:table-cell>
              <table:table-cell office:value-type="float" office:value="32.622">
                <text:p>32.622</text:p>
              </table:table-cell>
              <table:table-cell office:value-type="float" office:value="21.64">
                <text:p>21.64</text:p>
              </table:table-cell>
              <table:table-cell office:value-type="float" office:value="29.009">
                <text:p>29.009</text:p>
              </table:table-cell>
              <table:table-cell office:value-type="float" office:value="6.245">
                <text:p>6.245</text:p>
              </table:table-cell>
              <table:table-cell office:value-type="float" office:value="99.777">
                <text:p>99.777</text:p>
              </table:table-cell>
              <table:table-cell office:value-type="float" office:value="43.18">
                <text:p>43.18</text:p>
              </table:table-cell>
              <table:table-cell office:value-type="float" office:value="14.632">
                <text:p>14.632</text:p>
              </table:table-cell>
              <table:table-cell office:value-type="float" office:value="34.906">
                <text:p>34.906</text:p>
              </table:table-cell>
              <table:table-cell office:value-type="float" office:value="20.819">
                <text:p>20.819</text:p>
              </table:table-cell>
              <table:table-cell office:value-type="float" office:value="96.087">
                <text:p>96.087</text:p>
              </table:table-cell>
              <table:table-cell office:value-type="float" office:value="11.266">
                <text:p>11.266</text:p>
              </table:table-cell>
              <table:table-cell office:value-type="float" office:value="138.163">
                <text:p>138.163</text:p>
              </table:table-cell>
              <table:table-cell office:value-type="float" office:value="30.972">
                <text:p>30.972</text:p>
              </table:table-cell>
              <table:table-cell office:value-type="float" office:value="25.384">
                <text:p>25.384</text:p>
              </table:table-cell>
              <table:table-cell office:value-type="float" office:value="39.546">
                <text:p>39.546</text:p>
              </table:table-cell>
              <table:table-cell office:value-type="float" office:value="32.175">
                <text:p>32.175</text:p>
              </table:table-cell>
              <table:table-cell office:value-type="float" office:value="51.809">
                <text:p>51.809</text:p>
              </table:table-cell>
              <table:table-cell office:value-type="float" office:value="155.107">
                <text:p>155.107</text:p>
              </table:table-cell>
              <table:table-cell office:value-type="float" office:value="41.971">
                <text:p>41.971</text:p>
              </table:table-cell>
              <table:table-cell office:value-type="float" office:value="66.194">
                <text:p>66.194</text:p>
              </table:table-cell>
            </table:table-row>
            <table:table-row>
              <table:table-cell office:value-type="string">
                <text:p>MPKI_L2</text:p>
                <draw:g>
                  <svg:desc>Hoja1_2.A7:Hoja1_2.A7</svg:desc>
                </draw:g>
              </table:table-cell>
              <table:table-cell office:value-type="float" office:value="55.982">
                <text:p>55.982</text:p>
                <draw:g>
                  <svg:desc>Hoja1_2.B7:Hoja1_2.AA7</svg:desc>
                </draw:g>
              </table:table-cell>
              <table:table-cell office:value-type="float" office:value="2.033">
                <text:p>2.033</text:p>
              </table:table-cell>
              <table:table-cell office:value-type="float" office:value="3.924">
                <text:p>3.924</text:p>
              </table:table-cell>
              <table:table-cell office:value-type="float" office:value="2.044">
                <text:p>2.044</text:p>
              </table:table-cell>
              <table:table-cell office:value-type="float" office:value="3.163">
                <text:p>3.163</text:p>
              </table:table-cell>
              <table:table-cell office:value-type="float" office:value="2.9">
                <text:p>2.9</text:p>
              </table:table-cell>
              <table:table-cell office:value-type="float" office:value="28.514">
                <text:p>28.514</text:p>
              </table:table-cell>
              <table:table-cell office:value-type="float" office:value="8.936">
                <text:p>8.936</text:p>
              </table:table-cell>
              <table:table-cell office:value-type="float" office:value="12.598">
                <text:p>12.598</text:p>
              </table:table-cell>
              <table:table-cell office:value-type="float" office:value="1.814">
                <text:p>1.814</text:p>
              </table:table-cell>
              <table:table-cell office:value-type="float" office:value="95.868">
                <text:p>95.868</text:p>
              </table:table-cell>
              <table:table-cell office:value-type="float" office:value="29.608">
                <text:p>29.608</text:p>
              </table:table-cell>
              <table:table-cell office:value-type="float" office:value="10.75">
                <text:p>10.75</text:p>
              </table:table-cell>
              <table:table-cell office:value-type="float" office:value="2.221">
                <text:p>2.221</text:p>
              </table:table-cell>
              <table:table-cell office:value-type="float" office:value="15.22">
                <text:p>15.22</text:p>
              </table:table-cell>
              <table:table-cell office:value-type="float" office:value="1.386">
                <text:p>1.386</text:p>
              </table:table-cell>
              <table:table-cell office:value-type="float" office:value="4.052">
                <text:p>4.052</text:p>
              </table:table-cell>
              <table:table-cell office:value-type="float" office:value="10.957">
                <text:p>10.957</text:p>
              </table:table-cell>
              <table:table-cell office:value-type="float" office:value="2.297">
                <text:p>2.297</text:p>
              </table:table-cell>
              <table:table-cell office:value-type="float" office:value="21.506">
                <text:p>21.506</text:p>
              </table:table-cell>
              <table:table-cell office:value-type="float" office:value="14.124">
                <text:p>14.124</text:p>
              </table:table-cell>
              <table:table-cell office:value-type="float" office:value="1.811">
                <text:p>1.811</text:p>
              </table:table-cell>
              <table:table-cell office:value-type="float" office:value="3.134">
                <text:p>3.134</text:p>
              </table:table-cell>
              <table:table-cell office:value-type="float" office:value="3.038">
                <text:p>3.038</text:p>
              </table:table-cell>
              <table:table-cell office:value-type="float" office:value="7.078">
                <text:p>7.078</text:p>
              </table:table-cell>
              <table:table-cell office:value-type="float" office:value="49.354">
                <text:p>49.3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10.333cm" xlink:href=".." xlink:type="simple" chart:class="chart:bar" chart:style-name="ch1">
        <chart:legend svg:x="2.252cm" svg:y="1.548cm" style:legend-expansion="custom" chartooo:width="5.116cm" chartooo:height="1.299cm" style:legend-expansion-aspect-ratio="3.93841416474211" chart:style-name="ch2"/>
        <chart:plot-area chart:style-name="ch3" table:cell-range-address="Hoja2.B3:Hoja2.B29 Hoja2.E2:Hoja2.E29 Hoja2.G2:Hoja2.G29" chart:data-source-has-labels="both" svg:x="0.767cm" svg:y="0.098cm" svg:width="15.012cm" svg:height="9.93cm">
          <chartooo:coordinate-region svg:x="1.64cm" svg:y="0.307cm" svg:width="14.139cm" svg:height="7.527cm"/>
          <chart:axis chart:dimension="x" chart:name="primary-x" chart:style-name="ch4" chartooo:axis-type="auto">
            <chartooo:date-scale/>
            <chart:categories table:cell-range-address="Hoja2.B3:Hoja2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E3:Hoja2.E29" chart:label-cell-address="Hoja2.E2:Hoja2.E2" chart:class="chart:bar">
            <chart:data-point chart:repeated="27"/>
          </chart:series>
          <chart:series chart:style-name="ch8" chart:values-cell-range-address="Hoja2.G3:Hoja2.G29" chart:label-cell-address="Hoja2.G2:Hoja2.G2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KI_L1</text:p>
                <draw:g>
                  <svg:desc>Hoja2.E2:Hoja2.E2</svg:desc>
                </draw:g>
              </table:table-cell>
              <table:table-cell office:value-type="string">
                <text:p>MPKI_L2</text:p>
                <draw:g>
                  <svg:desc>Hoja2.G2:Hoja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Hoja2.B3:Hoja2.B29</svg:desc>
                </draw:g>
              </table:table-cell>
              <table:table-cell office:value-type="float" office:value="60.349">
                <text:p>60.349</text:p>
                <draw:g>
                  <svg:desc>Hoja2.E3:Hoja2.E29</svg:desc>
                </draw:g>
              </table:table-cell>
              <table:table-cell office:value-type="float" office:value="50.9">
                <text:p>50.9</text:p>
                <draw:g>
                  <svg:desc>Hoja2.G3:Hoja2.G29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33.143">
                <text:p>33.143</text:p>
              </table:table-cell>
              <table:table-cell office:value-type="float" office:value="2.009">
                <text:p>2.009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21.835">
                <text:p>21.835</text:p>
              </table:table-cell>
              <table:table-cell office:value-type="float" office:value="3.656">
                <text:p>3.656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36.997">
                <text:p>36.997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6.928">
                <text:p>6.928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53.539">
                <text:p>53.539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32.647">
                <text:p>32.647</text:p>
              </table:table-cell>
              <table:table-cell office:value-type="float" office:value="24.404">
                <text:p>24.404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21.577">
                <text:p>21.577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28.962">
                <text:p>28.962</text:p>
              </table:table-cell>
              <table:table-cell office:value-type="float" office:value="8.854">
                <text:p>8.854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6.495">
                <text:p>6.495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99.744">
                <text:p>99.744</text:p>
              </table:table-cell>
              <table:table-cell office:value-type="float" office:value="91.668">
                <text:p>91.668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43.097">
                <text:p>43.097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14.619">
                <text:p>14.619</text:p>
              </table:table-cell>
              <table:table-cell office:value-type="float" office:value="7.518">
                <text:p>7.518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34.911">
                <text:p>34.911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20.765">
                <text:p>20.76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96.358">
                <text:p>96.35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1.188">
                <text:p>11.188</text:p>
              </table:table-cell>
              <table:table-cell office:value-type="float" office:value="3.722">
                <text:p>3.722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36.777">
                <text:p>136.777</text:p>
              </table:table-cell>
              <table:table-cell office:value-type="float" office:value="6.629">
                <text:p>6.629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30.771">
                <text:p>30.771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25.372">
                <text:p>25.372</text:p>
              </table:table-cell>
              <table:table-cell office:value-type="float" office:value="17.354">
                <text:p>17.354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39.383">
                <text:p>39.383</text:p>
              </table:table-cell>
              <table:table-cell office:value-type="float" office:value="6.965">
                <text:p>6.965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32.101">
                <text:p>32.101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51.595">
                <text:p>51.595</text:p>
              </table:table-cell>
              <table:table-cell office:value-type="float" office:value="3.039">
                <text:p>3.039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154.21">
                <text:p>154.21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41.85">
                <text:p>41.8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66.018">
                <text:p>66.018</text:p>
              </table:table-cell>
              <table:table-cell office:value-type="float" office:value="45.136">
                <text:p>45.1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6.2011923076923">
                <text:p>46.2011923076923</text:p>
              </table:table-cell>
              <table:table-cell office:value-type="float" office:value="13.1248846153846">
                <text:p>13.12488461538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aximum="3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500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legend chart:legend-position="end" svg:x="13.995cm" svg:y="3.157cm" style:legend-expansion="high" chart:style-name="ch2"/>
        <chart:plot-area chart:style-name="ch3" table:cell-range-address="Hoja2.B3:Hoja2.B29 Hoja2.H2:Hoja2.L29" chart:data-source-has-labels="both" svg:x="0.769cm" svg:y="0.851cm" svg:width="12.589cm" svg:height="7.544cm">
          <chartooo:coordinate-region svg:x="1.538cm" svg:y="1.059cm" svg:width="11.82cm" svg:height="5.142cm"/>
          <chart:axis chart:dimension="x" chart:name="primary-x" chart:style-name="ch4" chartooo:axis-type="auto">
            <chartooo:date-scale/>
            <chart:categories table:cell-range-address="Hoja2.B3:Hoja2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H3:Hoja2.H29" chart:label-cell-address="Hoja2.H2:Hoja2.H2" chart:class="chart:bar">
            <chart:data-point chart:repeated="27"/>
          </chart:series>
          <chart:series chart:style-name="ch8" chart:values-cell-range-address="Hoja2.I3:Hoja2.I29" chart:label-cell-address="Hoja2.I2:Hoja2.I2" chart:class="chart:bar">
            <chart:data-point chart:repeated="27"/>
          </chart:series>
          <chart:series chart:style-name="ch9" chart:values-cell-range-address="Hoja2.J3:Hoja2.J29" chart:label-cell-address="Hoja2.J2:Hoja2.J2" chart:class="chart:bar">
            <chart:data-point chart:repeated="27"/>
          </chart:series>
          <chart:series chart:style-name="ch10" chart:values-cell-range-address="Hoja2.K3:Hoja2.K29" chart:label-cell-address="Hoja2.K2:Hoja2.K2" chart:class="chart:bar">
            <chart:data-point chart:repeated="27"/>
          </chart:series>
          <chart:series chart:style-name="ch11" chart:values-cell-range-address="Hoja2.L3:Hoja2.L29" chart:label-cell-address="Hoja2.L2:Hoja2.L2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Hoja2.H2:Hoja2.H2</svg:desc>
                </draw:g>
              </table:table-cell>
              <table:table-cell office:value-type="string">
                <text:p>lbm</text:p>
                <draw:g>
                  <svg:desc>Hoja2.I2:Hoja2.I2</svg:desc>
                </draw:g>
              </table:table-cell>
              <table:table-cell office:value-type="string">
                <text:p>astar</text:p>
                <draw:g>
                  <svg:desc>Hoja2.J2:Hoja2.J2</svg:desc>
                </draw:g>
              </table:table-cell>
              <table:table-cell office:value-type="string">
                <text:p>leslie3d</text:p>
                <draw:g>
                  <svg:desc>Hoja2.K2:Hoja2.K2</svg:desc>
                </draw:g>
              </table:table-cell>
              <table:table-cell office:value-type="string">
                <text:p>gobmk</text:p>
                <draw:g>
                  <svg:desc>Hoja2.L2:Hoja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Hoja2.B3:Hoja2.B29</svg:desc>
                </draw:g>
              </table:table-cell>
              <table:table-cell office:value-type="float" office:value="1.307">
                <text:p>1.307</text:p>
                <draw:g>
                  <svg:desc>Hoja2.H3:Hoja2.H29</svg:desc>
                </draw:g>
              </table:table-cell>
              <table:table-cell office:value-type="float" office:value="1.233">
                <text:p>1.233</text:p>
                <draw:g>
                  <svg:desc>Hoja2.I3:Hoja2.I29</svg:desc>
                </draw:g>
              </table:table-cell>
              <table:table-cell office:value-type="float" office:value="1.247">
                <text:p>1.247</text:p>
                <draw:g>
                  <svg:desc>Hoja2.J3:Hoja2.J29</svg:desc>
                </draw:g>
              </table:table-cell>
              <table:table-cell office:value-type="float" office:value="1.264">
                <text:p>1.264</text:p>
                <draw:g>
                  <svg:desc>Hoja2.K3:Hoja2.K29</svg:desc>
                </draw:g>
              </table:table-cell>
              <table:table-cell office:value-type="float" office:value="1.206">
                <text:p>1.206</text:p>
                <draw:g>
                  <svg:desc>Hoja2.L3:Hoja2.L29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1.571">
                <text:p>1.571</text:p>
              </table:table-cell>
              <table:table-cell office:value-type="float" office:value="1.201">
                <text:p>1.201</text:p>
              </table:table-cell>
              <table:table-cell office:value-type="float" office:value="1.217">
                <text:p>1.217</text:p>
              </table:table-cell>
              <table:table-cell office:value-type="float" office:value="1.366">
                <text:p>1.366</text:p>
              </table:table-cell>
              <table:table-cell office:value-type="float" office:value="0.8828">
                <text:p>0.8828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1.664">
                <text:p>1.664</text:p>
              </table:table-cell>
              <table:table-cell office:value-type="float" office:value="1.135">
                <text:p>1.135</text:p>
              </table:table-cell>
              <table:table-cell office:value-type="float" office:value="1.273">
                <text:p>1.273</text:p>
              </table:table-cell>
              <table:table-cell office:value-type="float" office:value="1.295">
                <text:p>1.295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821">
                <text:p>1.821</text:p>
              </table:table-cell>
              <table:table-cell office:value-type="float" office:value="1.399">
                <text:p>1.399</text:p>
              </table:table-cell>
              <table:table-cell office:value-type="float" office:value="1.448">
                <text:p>1.448</text:p>
              </table:table-cell>
              <table:table-cell office:value-type="float" office:value="1.564">
                <text:p>1.564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2.274">
                <text:p>2.274</text:p>
              </table:table-cell>
              <table:table-cell office:value-type="float" office:value="1.999">
                <text:p>1.999</text:p>
              </table:table-cell>
              <table:table-cell office:value-type="float" office:value="1.949">
                <text:p>1.949</text:p>
              </table:table-cell>
              <table:table-cell office:value-type="float" office:value="2.121">
                <text:p>2.121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1.568">
                <text:p>1.568</text:p>
              </table:table-cell>
              <table:table-cell office:value-type="float" office:value="1.104">
                <text:p>1.104</text:p>
              </table:table-cell>
              <table:table-cell office:value-type="float" office:value="1.182">
                <text:p>1.182</text:p>
              </table:table-cell>
              <table:table-cell office:value-type="float" office:value="1.284">
                <text:p>1.284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3.001">
                <text:p>3.001</text:p>
              </table:table-cell>
              <table:table-cell office:value-type="float" office:value="2.621">
                <text:p>2.621</text:p>
              </table:table-cell>
              <table:table-cell office:value-type="float" office:value="2.63">
                <text:p>2.63</text:p>
              </table:table-cell>
              <table:table-cell office:value-type="float" office:value="2.768">
                <text:p>2.76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2.304">
                <text:p>2.304</text:p>
              </table:table-cell>
              <table:table-cell office:value-type="float" office:value="1.73">
                <text:p>1.73</text:p>
              </table:table-cell>
              <table:table-cell office:value-type="float" office:value="1.761">
                <text:p>1.761</text:p>
              </table:table-cell>
              <table:table-cell office:value-type="float" office:value="1.923">
                <text:p>1.923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767">
                <text:p>1.767</text:p>
              </table:table-cell>
              <table:table-cell office:value-type="float" office:value="1.272">
                <text:p>1.272</text:p>
              </table:table-cell>
              <table:table-cell office:value-type="float" office:value="1.236">
                <text:p>1.236</text:p>
              </table:table-cell>
              <table:table-cell office:value-type="float" office:value="1.42">
                <text:p>1.42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212">
                <text:p>2.212</text:p>
              </table:table-cell>
              <table:table-cell office:value-type="float" office:value="1.668">
                <text:p>1.668</text:p>
              </table:table-cell>
              <table:table-cell office:value-type="float" office:value="1.722">
                <text:p>1.722</text:p>
              </table:table-cell>
              <table:table-cell office:value-type="float" office:value="1.864">
                <text:p>1.864</text:p>
              </table:table-cell>
              <table:table-cell office:value-type="float" office:value="1.519">
                <text:p>1.519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1.111">
                <text:p>1.111</text:p>
              </table:table-cell>
              <table:table-cell office:value-type="float" office:value="0.986">
                <text:p>0.986</text:p>
              </table:table-cell>
              <table:table-cell office:value-type="float" office:value="1.012">
                <text:p>1.012</text:p>
              </table:table-cell>
              <table:table-cell office:value-type="float" office:value="1.018">
                <text:p>1.018</text:p>
              </table:table-cell>
              <table:table-cell office:value-type="float" office:value="0.9329">
                <text:p>0.9329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1.677">
                <text:p>1.677</text:p>
              </table:table-cell>
              <table:table-cell office:value-type="float" office:value="1.345">
                <text:p>1.345</text:p>
              </table:table-cell>
              <table:table-cell office:value-type="float" office:value="1.303">
                <text:p>1.303</text:p>
              </table:table-cell>
              <table:table-cell office:value-type="float" office:value="1.446">
                <text:p>1.446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8062">
                <text:p>0.8062</text:p>
              </table:table-cell>
              <table:table-cell office:value-type="float" office:value="0.5263">
                <text:p>0.5263</text:p>
              </table:table-cell>
              <table:table-cell office:value-type="float" office:value="0.5326">
                <text:p>0.5326</text:p>
              </table:table-cell>
              <table:table-cell office:value-type="float" office:value="0.5603">
                <text:p>0.5603</text:p>
              </table:table-cell>
              <table:table-cell office:value-type="float" office:value="0.5084">
                <text:p>0.5084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.468">
                <text:p>1.468</text:p>
              </table:table-cell>
              <table:table-cell office:value-type="float" office:value="1.001">
                <text:p>1.001</text:p>
              </table:table-cell>
              <table:table-cell office:value-type="float" office:value="1.1">
                <text:p>1.1</text:p>
              </table:table-cell>
              <table:table-cell office:value-type="float" office:value="1.138">
                <text:p>1.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7714">
                <text:p>0.7714</text:p>
              </table:table-cell>
              <table:table-cell office:value-type="float" office:value="0.5385">
                <text:p>0.5385</text:p>
              </table:table-cell>
              <table:table-cell office:value-type="float" office:value="0.5587">
                <text:p>0.5587</text:p>
              </table:table-cell>
              <table:table-cell office:value-type="float" office:value="0.5709">
                <text:p>0.5709</text:p>
              </table:table-cell>
              <table:table-cell office:value-type="float" office:value="0.5218">
                <text:p>0.5218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0.9867">
                <text:p>0.9867</text:p>
              </table:table-cell>
              <table:table-cell office:value-type="float" office:value="0.7391">
                <text:p>0.7391</text:p>
              </table:table-cell>
              <table:table-cell office:value-type="float" office:value="0.8432">
                <text:p>0.8432</text:p>
              </table:table-cell>
              <table:table-cell office:value-type="float" office:value="0.8229">
                <text:p>0.8229</text:p>
              </table:table-cell>
              <table:table-cell office:value-type="float" office:value="0.5632">
                <text:p>0.5632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.752">
                <text:p>1.752</text:p>
              </table:table-cell>
              <table:table-cell office:value-type="float" office:value="1.258">
                <text:p>1.258</text:p>
              </table:table-cell>
              <table:table-cell office:value-type="float" office:value="1.312">
                <text:p>1.312</text:p>
              </table:table-cell>
              <table:table-cell office:value-type="float" office:value="1.348">
                <text:p>1.3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0.7748">
                <text:p>0.7748</text:p>
              </table:table-cell>
              <table:table-cell office:value-type="float" office:value="0.4056">
                <text:p>0.4056</text:p>
              </table:table-cell>
              <table:table-cell office:value-type="float" office:value="0.5972">
                <text:p>0.5972</text:p>
              </table:table-cell>
              <table:table-cell office:value-type="float" office:value="0.462">
                <text:p>0.462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719">
                <text:p>1.719</text:p>
              </table:table-cell>
              <table:table-cell office:value-type="float" office:value="1.182">
                <text:p>1.182</text:p>
              </table:table-cell>
              <table:table-cell office:value-type="float" office:value="1.276">
                <text:p>1.276</text:p>
              </table:table-cell>
              <table:table-cell office:value-type="float" office:value="1.364">
                <text:p>1.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2.201">
                <text:p>2.201</text:p>
              </table:table-cell>
              <table:table-cell office:value-type="float" office:value="1.676">
                <text:p>1.676</text:p>
              </table:table-cell>
              <table:table-cell office:value-type="float" office:value="1.636">
                <text:p>1.636</text:p>
              </table:table-cell>
              <table:table-cell office:value-type="float" office:value="1.805">
                <text:p>1.805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1.829">
                <text:p>1.829</text:p>
              </table:table-cell>
              <table:table-cell office:value-type="float" office:value="1.252">
                <text:p>1.252</text:p>
              </table:table-cell>
              <table:table-cell office:value-type="float" office:value="1.328">
                <text:p>1.328</text:p>
              </table:table-cell>
              <table:table-cell office:value-type="float" office:value="1.398">
                <text:p>1.39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2.122">
                <text:p>2.122</text:p>
              </table:table-cell>
              <table:table-cell office:value-type="float" office:value="1.695">
                <text:p>1.695</text:p>
              </table:table-cell>
              <table:table-cell office:value-type="float" office:value="1.65">
                <text:p>1.65</text:p>
              </table:table-cell>
              <table:table-cell office:value-type="float" office:value="1.848">
                <text:p>1.848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542">
                <text:p>1.542</text:p>
              </table:table-cell>
              <table:table-cell office:value-type="float" office:value="1.052">
                <text:p>1.052</text:p>
              </table:table-cell>
              <table:table-cell office:value-type="float" office:value="1.177">
                <text:p>1.177</text:p>
              </table:table-cell>
              <table:table-cell office:value-type="float" office:value="1.211">
                <text:p>1.211</text:p>
              </table:table-cell>
              <table:table-cell office:value-type="float" office:value="0.8777">
                <text:p>0.8777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3016">
                <text:p>0.3016</text:p>
              </table:table-cell>
              <table:table-cell office:value-type="float" office:value="0.256">
                <text:p>0.256</text:p>
              </table:table-cell>
              <table:table-cell office:value-type="float" office:value="0.2801">
                <text:p>0.2801</text:p>
              </table:table-cell>
              <table:table-cell office:value-type="float" office:value="0.2693">
                <text:p>0.2693</text:p>
              </table:table-cell>
              <table:table-cell office:value-type="float" office:value="0.2255">
                <text:p>0.2255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1.27">
                <text:p>1.27</text:p>
              </table:table-cell>
              <table:table-cell office:value-type="float" office:value="0.8894">
                <text:p>0.8894</text:p>
              </table:table-cell>
              <table:table-cell office:value-type="float" office:value="0.9744">
                <text:p>0.9744</text:p>
              </table:table-cell>
              <table:table-cell office:value-type="float" office:value="0.9844">
                <text:p>0.9844</text:p>
              </table:table-cell>
              <table:table-cell office:value-type="float" office:value="0.7752">
                <text:p>0.7752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7093">
                <text:p>0.7093</text:p>
              </table:table-cell>
              <table:table-cell office:value-type="float" office:value="0.586">
                <text:p>0.586</text:p>
              </table:table-cell>
              <table:table-cell office:value-type="float" office:value="0.6049">
                <text:p>0.6049</text:p>
              </table:table-cell>
              <table:table-cell office:value-type="float" office:value="0.6234">
                <text:p>0.6234</text:p>
              </table:table-cell>
              <table:table-cell office:value-type="float" office:value="0.5286">
                <text:p>0.52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.55884615384615">
                <text:p>1.55884615384615</text:p>
              </table:table-cell>
              <table:table-cell office:value-type="float" office:value="1.18268846153846">
                <text:p>1.18268846153846</text:p>
              </table:table-cell>
              <table:table-cell office:value-type="float" office:value="1.22500384615385">
                <text:p>1.22500384615385</text:p>
              </table:table-cell>
              <table:table-cell office:value-type="float" office:value="1.29762307692308">
                <text:p>1.29762307692308</text:p>
              </table:table-cell>
              <table:table-cell office:value-type="float" office:value="1.081328">
                <text:p>1.0813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10.333cm" xlink:href=".." xlink:type="simple" chart:class="chart:bar" chart:style-name="ch1">
        <chart:legend svg:x="2.251cm" svg:y="1.548cm" style:legend-expansion="custom" chartooo:width="5.116cm" chartooo:height="1.299cm" style:legend-expansion-aspect-ratio="3.93841416474211" chart:style-name="ch2"/>
        <chart:plot-area chart:style-name="ch3" table:cell-range-address="Hoja2_2.B3:Hoja2_2.B29 Hoja2_2.E2:Hoja2_2.E29 Hoja2_2.G2:Hoja2_2.G29" chart:data-source-has-labels="both" svg:x="0.767cm" svg:y="0.098cm" svg:width="15.012cm" svg:height="9.929cm">
          <chartooo:coordinate-region svg:x="1.64cm" svg:y="0.307cm" svg:width="14.139cm" svg:height="7.526cm"/>
          <chart:axis chart:dimension="x" chart:name="primary-x" chart:style-name="ch4" chartooo:axis-type="auto">
            <chartooo:date-scale/>
            <chart:categories table:cell-range-address="Hoja2_2.B3:Hoja2_2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_2.E3:Hoja2_2.E29" chart:label-cell-address="Hoja2_2.E2:Hoja2_2.E2" chart:class="chart:bar">
            <chart:data-point chart:repeated="27"/>
          </chart:series>
          <chart:series chart:style-name="ch8" chart:values-cell-range-address="Hoja2_2.G3:Hoja2_2.G29" chart:label-cell-address="Hoja2_2.G2:Hoja2_2.G2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KI_L1</text:p>
                <draw:g>
                  <svg:desc>Hoja2_2.E2:Hoja2_2.E2</svg:desc>
                </draw:g>
              </table:table-cell>
              <table:table-cell office:value-type="string">
                <text:p>MPKI_L2</text:p>
                <draw:g>
                  <svg:desc>Hoja2_2.G2:Hoja2_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Hoja2_2.B3:Hoja2_2.B29</svg:desc>
                </draw:g>
              </table:table-cell>
              <table:table-cell office:value-type="float" office:value="60.349">
                <text:p>60.349</text:p>
                <draw:g>
                  <svg:desc>Hoja2_2.E3:Hoja2_2.E29</svg:desc>
                </draw:g>
              </table:table-cell>
              <table:table-cell office:value-type="float" office:value="50.9">
                <text:p>50.9</text:p>
                <draw:g>
                  <svg:desc>Hoja2_2.G3:Hoja2_2.G29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33.143">
                <text:p>33.143</text:p>
              </table:table-cell>
              <table:table-cell office:value-type="float" office:value="2.009">
                <text:p>2.009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21.835">
                <text:p>21.835</text:p>
              </table:table-cell>
              <table:table-cell office:value-type="float" office:value="3.656">
                <text:p>3.656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36.997">
                <text:p>36.997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6.928">
                <text:p>6.928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53.539">
                <text:p>53.539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32.647">
                <text:p>32.647</text:p>
              </table:table-cell>
              <table:table-cell office:value-type="float" office:value="24.404">
                <text:p>24.404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21.577">
                <text:p>21.577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28.962">
                <text:p>28.962</text:p>
              </table:table-cell>
              <table:table-cell office:value-type="float" office:value="8.854">
                <text:p>8.854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6.495">
                <text:p>6.495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99.744">
                <text:p>99.744</text:p>
              </table:table-cell>
              <table:table-cell office:value-type="float" office:value="91.668">
                <text:p>91.668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43.097">
                <text:p>43.097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14.619">
                <text:p>14.619</text:p>
              </table:table-cell>
              <table:table-cell office:value-type="float" office:value="7.518">
                <text:p>7.518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34.911">
                <text:p>34.911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20.765">
                <text:p>20.76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96.358">
                <text:p>96.35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1.188">
                <text:p>11.188</text:p>
              </table:table-cell>
              <table:table-cell office:value-type="float" office:value="3.722">
                <text:p>3.722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36.777">
                <text:p>136.777</text:p>
              </table:table-cell>
              <table:table-cell office:value-type="float" office:value="6.629">
                <text:p>6.629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30.771">
                <text:p>30.771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25.372">
                <text:p>25.372</text:p>
              </table:table-cell>
              <table:table-cell office:value-type="float" office:value="17.354">
                <text:p>17.354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39.383">
                <text:p>39.383</text:p>
              </table:table-cell>
              <table:table-cell office:value-type="float" office:value="6.965">
                <text:p>6.965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32.101">
                <text:p>32.101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51.595">
                <text:p>51.595</text:p>
              </table:table-cell>
              <table:table-cell office:value-type="float" office:value="3.039">
                <text:p>3.039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154.21">
                <text:p>154.21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41.85">
                <text:p>41.8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66.018">
                <text:p>66.018</text:p>
              </table:table-cell>
              <table:table-cell office:value-type="float" office:value="45.136">
                <text:p>45.1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6.2011923076923">
                <text:p>46.2011923076923</text:p>
              </table:table-cell>
              <table:table-cell office:value-type="float" office:value="13.1248846153846">
                <text:p>13.12488461538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5002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5002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5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5002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legend chart:legend-position="end" svg:x="13.995cm" svg:y="3.157cm" style:legend-expansion="high" chart:style-name="ch2"/>
        <chart:plot-area chart:style-name="ch3" table:cell-range-address="Hoja2_2.B3:Hoja2_2.B29 Hoja2_2.H2:Hoja2_2.L29" chart:data-source-has-labels="both" svg:x="0.769cm" svg:y="0.851cm" svg:width="12.589cm" svg:height="7.544cm">
          <chartooo:coordinate-region svg:x="1.875cm" svg:y="1.059cm" svg:width="11.483cm" svg:height="6.087cm"/>
          <chart:axis chart:dimension="x" chart:name="primary-x" chart:style-name="ch4" chartooo:axis-type="auto">
            <chartooo:date-scale/>
            <chart:categories table:cell-range-address="Hoja2_2.B3:Hoja2_2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_2.H3:Hoja2_2.H29" chart:label-cell-address="Hoja2_2.H2:Hoja2_2.H2" chart:class="chart:bar">
            <chart:data-point chart:repeated="27"/>
          </chart:series>
          <chart:series chart:style-name="ch8" chart:values-cell-range-address="Hoja2_2.I3:Hoja2_2.I29" chart:label-cell-address="Hoja2_2.I2:Hoja2_2.I2" chart:class="chart:bar">
            <chart:data-point chart:repeated="27"/>
          </chart:series>
          <chart:series chart:style-name="ch9" chart:values-cell-range-address="Hoja2_2.J3:Hoja2_2.J29" chart:label-cell-address="Hoja2_2.J2:Hoja2_2.J2" chart:class="chart:bar">
            <chart:data-point chart:repeated="27"/>
          </chart:series>
          <chart:series chart:style-name="ch10" chart:values-cell-range-address="Hoja2_2.K3:Hoja2_2.K29" chart:label-cell-address="Hoja2_2.K2:Hoja2_2.K2" chart:class="chart:bar">
            <chart:data-point chart:repeated="27"/>
          </chart:series>
          <chart:series chart:style-name="ch11" chart:values-cell-range-address="Hoja2_2.L3:Hoja2_2.L29" chart:label-cell-address="Hoja2_2.L2:Hoja2_2.L2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Hoja2_2.H2:Hoja2_2.H2</svg:desc>
                </draw:g>
              </table:table-cell>
              <table:table-cell office:value-type="string">
                <text:p>lbm</text:p>
                <draw:g>
                  <svg:desc>Hoja2_2.I2:Hoja2_2.I2</svg:desc>
                </draw:g>
              </table:table-cell>
              <table:table-cell office:value-type="string">
                <text:p>astar</text:p>
                <draw:g>
                  <svg:desc>Hoja2_2.J2:Hoja2_2.J2</svg:desc>
                </draw:g>
              </table:table-cell>
              <table:table-cell office:value-type="string">
                <text:p>leslie3d</text:p>
                <draw:g>
                  <svg:desc>Hoja2_2.K2:Hoja2_2.K2</svg:desc>
                </draw:g>
              </table:table-cell>
              <table:table-cell office:value-type="string">
                <text:p>gobmk</text:p>
                <draw:g>
                  <svg:desc>Hoja2_2.L2:Hoja2_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Hoja2_2.B3:Hoja2_2.B29</svg:desc>
                </draw:g>
              </table:table-cell>
              <table:table-cell office:value-type="float" office:value="NaN">
                <text:p>NaN</text:p>
                <draw:g>
                  <svg:desc>Hoja2_2.H3:Hoja2_2.H29</svg:desc>
                </draw:g>
              </table:table-cell>
              <table:table-cell office:value-type="float" office:value="NaN">
                <text:p>NaN</text:p>
                <draw:g>
                  <svg:desc>Hoja2_2.I3:Hoja2_2.I29</svg:desc>
                </draw:g>
              </table:table-cell>
              <table:table-cell office:value-type="float" office:value="NaN">
                <text:p>NaN</text:p>
                <draw:g>
                  <svg:desc>Hoja2_2.J3:Hoja2_2.J29</svg:desc>
                </draw:g>
              </table:table-cell>
              <table:table-cell office:value-type="float" office:value="NaN">
                <text:p>NaN</text:p>
                <draw:g>
                  <svg:desc>Hoja2_2.K3:Hoja2_2.K29</svg:desc>
                </draw:g>
              </table:table-cell>
              <table:table-cell office:value-type="float" office:value="NaN">
                <text:p>NaN</text:p>
                <draw:g>
                  <svg:desc>Hoja2_2.L3:Hoja2_2.L29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5002">
      <style:chart-properties chart:display-label="true" chart:logarithmic="false" chart:maximum="100" chart:origin="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7cm" svg:height="8.998cm" xlink:href=".." xlink:type="simple" chart:class="chart:bar" chart:style-name="ch1">
        <chart:legend chart:legend-position="end" svg:x="20.263cm" svg:y="3.933cm" style:legend-expansion="high" chart:style-name="ch2"/>
        <chart:plot-area chart:style-name="ch3" table:cell-range-address="'2 cores'.A2:'2 cores'.A28 '2 cores'.D1:'2 cores'.D28 '2 cores'.F1:'2 cores'.F28" chart:data-source-has-labels="both" svg:x="0.288cm" svg:y="0.548cm" svg:width="19.493cm" svg:height="8.825cm">
          <chartooo:coordinate-region svg:x="1.679cm" svg:y="0.755cm" svg:width="18.102cm" svg:height="4.217cm"/>
          <chart:axis chart:dimension="x" chart:name="primary-x" chart:style-name="ch4" chartooo:axis-type="auto">
            <chartooo:date-scale/>
            <chart:categories table:cell-range-address="'2 cores'.A2:'2 cores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 cores'.D2:'2 cores'.D28" chart:label-cell-address="'2 cores'.D1:'2 cores'.D1" chart:class="chart:bar">
            <chart:data-point chart:repeated="27"/>
          </chart:series>
          <chart:series chart:style-name="ch8" chart:values-cell-range-address="'2 cores'.F2:'2 cores'.F28" chart:label-cell-address="'2 cores'.F1:'2 cores'.F1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KI_L1</text:p>
                <draw:g>
                  <svg:desc>'2 cores'.D1:'2 cores'.D1</svg:desc>
                </draw:g>
              </table:table-cell>
              <table:table-cell office:value-type="string">
                <text:p>MPKI_L2</text:p>
                <draw:g>
                  <svg:desc>'2 cores'.F1:'2 cor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'2 cores'.A2:'2 cores'.A28</svg:desc>
                </draw:g>
              </table:table-cell>
              <table:table-cell office:value-type="float" office:value="60.392">
                <text:p>60.392</text:p>
                <draw:g>
                  <svg:desc>'2 cores'.D2:'2 cores'.D28</svg:desc>
                </draw:g>
              </table:table-cell>
              <table:table-cell office:value-type="float" office:value="55.98">
                <text:p>55.98</text:p>
                <draw:g>
                  <svg:desc>'2 cores'.F2:'2 cores'.F28</svg:desc>
                </draw:g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33.417">
                <text:p>33.417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22.034">
                <text:p>22.034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37.196">
                <text:p>37.196</text:p>
              </table:table-cell>
              <table:table-cell office:value-type="float" office:value="2.044">
                <text:p>2.044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7.019">
                <text:p>7.019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53.727">
                <text:p>53.72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32.618">
                <text:p>32.61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21.64">
                <text:p>21.64</text:p>
              </table:table-cell>
              <table:table-cell office:value-type="float" office:value="8.936">
                <text:p>8.936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29.009">
                <text:p>29.009</text:p>
              </table:table-cell>
              <table:table-cell office:value-type="float" office:value="12.598">
                <text:p>12.598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6.245">
                <text:p>6.245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99.771">
                <text:p>99.771</text:p>
              </table:table-cell>
              <table:table-cell office:value-type="float" office:value="95.848">
                <text:p>95.848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43.18">
                <text:p>43.18</text:p>
              </table:table-cell>
              <table:table-cell office:value-type="float" office:value="29.594">
                <text:p>29.594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14.63">
                <text:p>14.63</text:p>
              </table:table-cell>
              <table:table-cell office:value-type="float" office:value="10.748">
                <text:p>10.748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34.906">
                <text:p>34.906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20.819">
                <text:p>20.819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96.081">
                <text:p>96.081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1.266">
                <text:p>11.266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38.16">
                <text:p>138.16</text:p>
              </table:table-cell>
              <table:table-cell office:value-type="float" office:value="10.957">
                <text:p>10.957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30.972">
                <text:p>30.972</text:p>
              </table:table-cell>
              <table:table-cell office:value-type="float" office:value="2.297">
                <text:p>2.297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25.382">
                <text:p>25.382</text:p>
              </table:table-cell>
              <table:table-cell office:value-type="float" office:value="21.492">
                <text:p>21.49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39.543">
                <text:p>39.543</text:p>
              </table:table-cell>
              <table:table-cell office:value-type="float" office:value="14.124">
                <text:p>14.124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32.175">
                <text:p>32.175</text:p>
              </table:table-cell>
              <table:table-cell office:value-type="float" office:value="1.811">
                <text:p>1.811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51.881">
                <text:p>51.881</text:p>
              </table:table-cell>
              <table:table-cell office:value-type="float" office:value="3.121">
                <text:p>3.121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155.107">
                <text:p>155.107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41.98">
                <text:p>41.98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66.192">
                <text:p>66.192</text:p>
              </table:table-cell>
              <table:table-cell office:value-type="float" office:value="49.346">
                <text:p>49.3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6.3593076923077">
                <text:p>46.3593076923077</text:p>
              </table:table-cell>
              <table:table-cell office:value-type="float" office:value="15.1625769230769">
                <text:p>15.16257692307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